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B6" style:family="table-cell" style:data-style-name="N84">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 style:family="table">
      <style:table-properties style:width="15.984cm"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5.927cm"/>
    </style:style>
    <style:style style:name="Table10.B" style:family="table-column">
      <style:table-column-properties style:column-width="1.154cm"/>
    </style:style>
    <style:style style:name="Table10.C" style:family="table-column">
      <style:table-column-properties style:column-width="8.904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2" style:family="table-row">
      <style:table-row-properties fo:background-color="transparent" style:keep-together="true" fo:keep-together="auto">
        <style:background-image/>
      </style:table-row-properties>
    </style:style>
    <style:style style:name="Table10.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78cm" table:align="left" style:writing-mode="lr-tb"/>
    </style:style>
    <style:style style:name="Table8.A" style:family="table-column">
      <style:table-column-properties style:column-width="3.997cm"/>
    </style:style>
    <style:style style:name="Table8.B" style:family="table-column">
      <style:table-column-properties style:column-width="13.783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writing-mode="lr-tb"/>
    </style:style>
    <style:style style:name="Table7.A" style:family="table-column">
      <style:table-column-properties style:column-width="3.997cm"/>
    </style:style>
    <style:style style:name="Table7.B" style:family="table-column">
      <style:table-column-properties style:column-width="13.78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8.009cm" table:align="margins" style:writing-mode="lr-tb"/>
    </style:style>
    <style:style style:name="Table5.A" style:family="table-column">
      <style:table-column-properties style:column-width="2cm" style:rel-column-width="7281*"/>
    </style:style>
    <style:style style:name="Table5.B" style:family="table-column">
      <style:table-column-properties style:column-width="2cm" style:rel-column-width="7282*"/>
    </style:style>
    <style:style style:name="Table5.I" style:family="table-column">
      <style:table-column-properties style:column-width="2.002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983cm" fo:margin-left="0.026cm" fo:margin-right="0cm" table:align="margins" style:writing-mode="lr-tb"/>
    </style:style>
    <style:style style:name="Table4.A" style:family="table-column">
      <style:table-column-properties style:column-width="2.064cm" style:rel-column-width="7520*"/>
    </style:style>
    <style:style style:name="Table4.B" style:family="table-column">
      <style:table-column-properties style:column-width="15.919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93cm" fo:margin-left="0.026cm" fo:margin-right="0.053cm" table:align="margins" style:writing-mode="lr-tb"/>
    </style:style>
    <style:style style:name="Table3.A" style:family="table-column">
      <style:table-column-properties style:column-width="2.009cm" style:rel-column-width="7346*"/>
    </style:style>
    <style:style style:name="Table3.B" style:family="table-column">
      <style:table-column-properties style:column-width="15.921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9" style:family="table">
      <style:table-properties style:width="18.008cm" table:align="left" style:writing-mode="lr-tb"/>
    </style:style>
    <style:style style:name="Table9.A" style:family="table-column">
      <style:table-column-properties style:column-width="2.865cm"/>
    </style:style>
    <style:style style:name="Table9.B" style:family="table-column">
      <style:table-column-properties style:column-width="14.115cm"/>
    </style:style>
    <style:style style:name="Table9.C" style:family="table-column">
      <style:table-column-properties style:column-width="1.028cm"/>
    </style:style>
    <style:style style:name="Table9.1" style:family="table-row">
      <style:table-row-properties style:keep-together="true" fo:keep-together="auto"/>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12" style:family="table">
      <style:table-properties style:width="18.008cm" table:align="left" style:writing-mode="lr-tb"/>
    </style:style>
    <style:style style:name="Table12.A" style:family="table-column">
      <style:table-column-properties style:column-width="2.865cm"/>
    </style:style>
    <style:style style:name="Table12.B" style:family="table-column">
      <style:table-column-properties style:column-width="14.115cm"/>
    </style:style>
    <style:style style:name="Table12.C" style:family="table-column">
      <style:table-column-properties style:column-width="1.028cm"/>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2.A2" style:family="table-cell">
      <style:table-cell-properties style:vertical-align="middle" fo:padding-left="0.095cm" fo:padding-right="0.095cm" fo:padding-top="0cm" fo:padding-bottom="0cm" fo:border="0.002cm solid #000000"/>
    </style:style>
    <style:style style:name="Table1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2.757cm"/>
    </style:style>
    <style:style style:name="Table13.B" style:family="table-column">
      <style:table-column-properties style:column-width="14.222cm"/>
    </style:style>
    <style:style style:name="Table13.C" style:family="table-column">
      <style:table-column-properties style:column-width="1.028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3.A2" style:family="table-cell">
      <style:table-cell-properties style:vertical-align="middle" fo:padding-left="0.095cm" fo:padding-right="0.095cm" fo:padding-top="0cm" fo:padding-bottom="0cm" fo:border="0.002cm solid #000000"/>
    </style:style>
    <style:style style:name="Table1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18.008cm"/>
    </style:style>
    <style:style style:name="Table16.1" style:family="table-row">
      <style:table-row-properties style:keep-together="false" fo:keep-together="always"/>
    </style:style>
    <style:style style:name="Table1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16.2" style:family="table-row">
      <style:table-row-properties style:keep-together="true" fo:keep-together="auto"/>
    </style:style>
    <style:style style:name="Table16.A2" style:family="table-cell">
      <style:table-cell-properties style:vertical-align="middle" fo:padding-left="0.095cm" fo:padding-right="0.095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1.704cm"/>
    </style:style>
    <style:style style:name="Table20.B" style:family="table-column">
      <style:table-column-properties style:column-width="15.356cm"/>
    </style:style>
    <style:style style:name="Table20.C" style:family="table-column">
      <style:table-column-properties style:column-width="0.947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0.A2" style:family="table-cell">
      <style:table-cell-properties fo:padding-left="0.099cm" fo:padding-right="0.099cm" fo:padding-top="0cm" fo:padding-bottom="0cm" fo:border="0.002cm solid #000000"/>
    </style:style>
    <style:style style:name="Table20.C2" style:family="table-cell">
      <style:table-cell-properties style:vertical-align="middle" fo:padding-left="0.099cm" fo:padding-right="0.099cm" fo:padding-top="0cm" fo:padding-bottom="0cm" fo:border="0.002cm solid #000000"/>
    </style:style>
    <style:style style:name="Table20.A3" style:family="table-cell">
      <style:table-cell-properties fo:padding-left="0.099cm" fo:padding-right="0.099cm" fo:padding-top="0cm" fo:padding-bottom="0cm" fo:border-left="0.002cm solid #000000" fo:border-right="0.002cm solid #000000" fo:border-top="none" fo:border-bottom="0.002cm solid #000000"/>
    </style:style>
    <style:style style:name="Table2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6cm"/>
    </style:style>
    <style:style style:name="Table28.B"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B2" style:family="table-cell">
      <style:table-cell-properties style:vertical-align="middle" fo:padding-left="0.099cm" fo:padding-right="0.099cm" fo:padding-top="0cm" fo:padding-bottom="0cm" fo:border="0.002cm solid #000000"/>
    </style:style>
    <style:style style:name="Table29" style:family="table">
      <style:table-properties style:width="18.008cm" table:align="left" style:writing-mode="lr-tb"/>
    </style:style>
    <style:style style:name="Table29.A" style:family="table-column">
      <style:table-column-properties style:column-width="1.704cm"/>
    </style:style>
    <style:style style:name="Table29.B" style:family="table-column">
      <style:table-column-properties style:column-width="15.356cm"/>
    </style:style>
    <style:style style:name="Table29.C" style:family="table-column">
      <style:table-column-properties style:column-width="0.947cm"/>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9.A2" style:family="table-cell">
      <style:table-cell-properties fo:padding-left="0.099cm" fo:padding-right="0.099cm" fo:padding-top="0cm" fo:padding-bottom="0cm" fo:border="0.002cm solid #000000"/>
    </style:style>
    <style:style style:name="Table29.C2" style:family="table-cell">
      <style:table-cell-properties style:vertical-align="middle" fo:padding-left="0.099cm" fo:padding-right="0.099cm" fo:padding-top="0cm" fo:padding-bottom="0cm" fo:border="0.002cm solid #000000"/>
    </style:style>
    <style:style style:name="Table29.A3" style:family="table-cell">
      <style:table-cell-properties fo:padding-left="0.099cm" fo:padding-right="0.099cm" fo:padding-top="0cm" fo:padding-bottom="0cm" fo:border-left="0.002cm solid #000000" fo:border-right="0.002cm solid #000000" fo:border-top="none" fo:border-bottom="0.002cm solid #000000"/>
    </style:style>
    <style:style style:name="Table2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P1"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2" style:family="paragraph" style:parent-style-name="Standard">
      <style:text-properties fo:color="#000000"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5" style:family="paragraph" style:parent-style-name="Table_20_Contents">
      <style:paragraph-properties fo:text-align="justify" style:justify-single-word="false" fo:orphans="2" fo:widows="2" style:writing-mode="lr-tb"/>
    </style:style>
    <style:style style:name="P6" style:family="paragraph" style:parent-style-name="Body">
      <style:paragraph-properties fo:orphans="2" fo:widows="2" style:writing-mode="lr-tb"/>
    </style:style>
    <style:style style:name="P7" style:family="paragraph" style:parent-style-name="Code_20_Snipet" style:list-style-name="L1">
      <style:text-properties style:font-name="Arial"/>
    </style:style>
    <style:style style:name="P8" style:family="paragraph" style:parent-style-name="Code_20_Snipet" style:list-style-name="L1">
      <style:paragraph-properties fo:text-align="justify" style:justify-single-word="false" fo:orphans="2" fo:widows="2" style:writing-mode="lr-tb">
        <style:tab-stops>
          <style:tab-stop style:position="10.001cm"/>
        </style:tab-stops>
      </style:paragraph-properties>
    </style:style>
    <style:style style:name="P9" style:family="paragraph" style:parent-style-name="Code_20_Snipet" style:list-style-name="L1"/>
    <style:style style:name="P10" style:family="paragraph" style:parent-style-name="Heading_20_4">
      <style:text-properties fo:language="en" fo:country="US" style:language-complex="ar" style:country-complex="SA"/>
    </style:style>
    <style:style style:name="P11" style:family="paragraph" style:parent-style-name="Body">
      <style:text-properties fo:language="en" fo:country="US" style:language-complex="ar" style:country-complex="SA"/>
    </style:style>
    <style:style style:name="P12"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14"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15" style:family="paragraph" style:parent-style-name="Standard">
      <style:paragraph-properties fo:margin-top="0.282cm" fo:margin-bottom="0cm"/>
    </style:style>
    <style:style style:name="P16"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17" style:family="paragraph" style:parent-style-name="Standard">
      <style:text-properties fo:color="#000000" style:font-name="Monaco" fo:font-size="9pt" style:font-name-asian="Monaco" style:font-size-asian="9pt" style:font-name-complex="Monaco" style:font-size-complex="9pt"/>
    </style:style>
    <style:style style:name="P18" style:family="paragraph" style:parent-style-name="Standard">
      <style:text-properties style:font-name="Monaco" fo:font-size="9pt" style:font-name-asian="Monaco" style:font-size-asian="9pt" style:font-name-complex="Monaco" style:font-size-complex="9pt"/>
    </style:style>
    <style:style style:name="P19" style:family="paragraph" style:parent-style-name="Standard">
      <style:text-properties style:font-name="Arial" fo:font-size="9pt" fo:language="en" fo:country="US" style:font-size-asian="9pt" style:font-size-complex="9pt" style:language-complex="ar" style:country-complex="SA"/>
    </style:style>
    <style:style style:name="P20" style:family="paragraph" style:parent-style-name="Standard">
      <style:text-properties style:font-name="Arial" fo:language="en" fo:country="US" style:language-complex="ar" style:country-complex="SA"/>
    </style:style>
    <style:style style:name="P21" style:family="paragraph" style:parent-style-name="Standard">
      <style:text-properties fo:language="en" fo:country="US" style:language-complex="ar" style:country-complex="SA"/>
    </style:style>
    <style:style style:name="P22" style:family="paragraph" style:parent-style-name="Standard">
      <style:text-properties fo:font-style="italic" fo:font-weight="bold" style:font-style-asian="italic" style:font-weight-asian="bold" style:font-style-complex="italic" style:font-weight-complex="bold"/>
    </style:style>
    <style:style style:name="P23" style:family="paragraph" style:parent-style-name="Standard">
      <style:text-properties style:font-name="Monaco1" fo:font-size="9pt" style:font-size-asian="9pt" style:font-size-complex="9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7" style:family="paragraph" style:parent-style-name="Standard">
      <style:paragraph-properties fo:margin-left="0cm" fo:margin-right="0cm" fo:text-align="start" style:justify-single-word="false" fo:text-indent="0cm" style:auto-text-indent="false" style:text-autospace="none"/>
    </style:style>
    <style:style style:name="P28" style:family="paragraph" style:parent-style-name="Table_20_Contents">
      <style:paragraph-properties fo:text-align="justify" style:justify-single-word="false" fo:orphans="2" fo:widows="2" style:writing-mode="lr-tb"/>
    </style:style>
    <style:style style:name="P29"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30"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31" style:family="paragraph" style:parent-style-name="Body">
      <style:paragraph-properties fo:orphans="2" fo:widows="2" style:writing-mode="lr-tb"/>
    </style:style>
    <style:style style:name="P3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3" style:family="paragraph" style:parent-style-name="Body">
      <style:paragraph-properties fo:orphans="2" fo:widows="2" style:writing-mode="lr-tb"/>
      <style:text-properties fo:language="en" fo:country="US" style:language-complex="ar" style:country-complex="SA"/>
    </style:style>
    <style:style style:name="P34"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35"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36" style:family="paragraph" style:parent-style-name="Code_20_Snipet">
      <style:text-properties fo:font-style="normal" style:font-style-asian="normal" style:font-style-complex="normal"/>
    </style:style>
    <style:style style:name="P37" style:family="paragraph" style:parent-style-name="Body">
      <style:text-properties fo:language="en" fo:country="US" style:language-complex="ar" style:country-complex="SA"/>
    </style:style>
    <style:style style:name="P38" style:family="paragraph" style:parent-style-name="Body">
      <style:text-properties fo:color="#ff0000" fo:language="en" fo:country="US" fo:font-style="italic" style:font-style-asian="italic" style:language-complex="ar" style:country-complex="SA"/>
    </style:style>
    <style:style style:name="P3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0" style:family="paragraph" style:parent-style-name="Body">
      <style:text-properties fo:color="#000000" fo:language="en" fo:country="US" fo:font-style="normal" style:font-style-asian="normal" style:language-complex="ar" style:country-complex="SA" style:font-style-complex="normal"/>
    </style:style>
    <style:style style:name="P41" style:family="paragraph" style:parent-style-name="Body">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P42" style:family="paragraph" style:parent-style-name="Body">
      <style:text-properties fo:font-style="normal" style:font-style-asian="normal" style:font-style-complex="normal"/>
    </style:style>
    <style:style style:name="P43" style:family="paragraph" style:parent-style-name="Body">
      <style:text-properties style:font-name="Monaco" fo:font-size="9pt" style:font-name-asian="Monaco" style:font-size-asian="9pt" style:font-name-complex="Monaco" style:font-size-complex="9pt"/>
    </style:style>
    <style:style style:name="P44" style:family="paragraph" style:parent-style-name="Table_20_Contents">
      <style:text-properties fo:font-size="8pt" fo:font-weight="bold" style:font-size-asian="8pt" style:font-weight-asian="bold" style:font-size-complex="8pt" style:font-weight-complex="bold"/>
    </style:style>
    <style:style style:name="P45" style:family="paragraph" style:parent-style-name="Table_20_Contents">
      <style:text-properties fo:font-size="8pt" style:font-size-asian="8pt" style:font-size-complex="8pt"/>
    </style:style>
    <style:style style:name="P46" style:family="paragraph" style:parent-style-name="Table_20_Contents">
      <style:paragraph-properties fo:text-align="start" style:justify-single-word="false"/>
      <style:text-properties fo:font-size="8pt" style:font-size-asian="8pt" style:font-size-complex="8pt"/>
    </style:style>
    <style:style style:name="P47" style:family="paragraph" style:parent-style-name="Table_20_Contents">
      <style:text-properties fo:font-size="8pt" fo:font-style="italic" style:font-size-asian="8pt" style:font-style-asian="italic" style:font-size-complex="8pt" style:font-style-complex="italic"/>
    </style:style>
    <style:style style:name="P48" style:family="paragraph" style:parent-style-name="Table_20_Contents">
      <style:text-properties fo:font-size="8pt" fo:font-style="normal" style:font-size-asian="8pt" style:font-style-asian="normal" style:font-size-complex="8pt" style:font-style-complex="normal"/>
    </style:style>
    <style:style style:name="P49"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50"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51"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52"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53" style:family="paragraph" style:parent-style-name="Table_20_Contents">
      <style:text-properties fo:font-style="italic" style:font-style-asian="italic" style:font-style-complex="italic"/>
    </style:style>
    <style:style style:name="P54" style:family="paragraph" style:parent-style-name="Table_20_Contents">
      <style:text-properties fo:font-style="italic" fo:font-weight="bold" style:font-style-asian="italic" style:font-weight-asian="bold" style:font-style-complex="italic" style:font-weight-complex="bold"/>
    </style:style>
    <style:style style:name="P55" style:family="paragraph" style:parent-style-name="Table_20_Contents">
      <style:text-properties fo:font-style="normal" style:font-style-asian="normal" style:font-style-complex="normal"/>
    </style:style>
    <style:style style:name="P56" style:family="paragraph" style:parent-style-name="Table_20_Contents">
      <style:text-properties fo:font-weight="normal" style:font-weight-asian="normal" style:font-weight-complex="normal"/>
    </style:style>
    <style:style style:name="P5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8" style:family="paragraph" style:parent-style-name="CellBody">
      <style:paragraph-properties fo:keep-with-next="always" style:snap-to-layout-grid="false"/>
      <style:text-properties fo:language="en" fo:country="US" style:language-complex="ar" style:country-complex="SA"/>
    </style:style>
    <style:style style:name="P59" style:family="paragraph" style:parent-style-name="CellBody">
      <style:paragraph-properties fo:keep-with-next="always" style:snap-to-layout-grid="false"/>
    </style:style>
    <style:style style:name="P60" style:family="paragraph" style:parent-style-name="Abstract">
      <style:text-properties fo:font-size="16pt" fo:language="en" fo:country="US" fo:font-weight="bold" style:font-size-asian="16pt" style:font-weight-asian="bold" style:language-complex="ar" style:country-complex="SA"/>
    </style:style>
    <style:style style:name="P61"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62" style:family="paragraph" style:parent-style-name="CellBody">
      <style:paragraph-properties style:snap-to-layout-grid="false"/>
      <style:text-properties fo:language="en" fo:country="US" style:language-complex="ar" style:country-complex="SA"/>
    </style:style>
    <style:style style:name="P63" style:family="paragraph" style:parent-style-name="CellBody">
      <style:paragraph-properties style:snap-to-layout-grid="false"/>
    </style:style>
    <style:style style:name="P64"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65" style:family="paragraph" style:parent-style-name="Document_20_Title">
      <style:text-properties fo:language="en" fo:country="US" style:language-complex="ar" style:country-complex="SA"/>
    </style:style>
    <style:style style:name="P6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7"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6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9" style:family="paragraph" style:parent-style-name="Code_20_Snipet" style:list-style-name="L1"/>
    <style:style style:name="P70" style:family="paragraph" style:parent-style-name="Code_20_Snipet" style:list-style-name="L1">
      <style:text-properties style:font-name="Arial"/>
    </style:style>
    <style:style style:name="P71"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72" style:family="paragraph" style:parent-style-name="Code_20_Snipet" style:list-style-name="L1">
      <style:paragraph-properties fo:text-align="justify" style:justify-single-word="false" fo:orphans="2" fo:widows="2" style:writing-mode="lr-tb">
        <style:tab-stops>
          <style:tab-stop style:position="10.001cm"/>
        </style:tab-stops>
      </style:paragraph-properties>
    </style:style>
    <style:style style:name="P73"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74" style:family="paragraph" style:parent-style-name="Definition_20_Term">
      <style:text-properties fo:language="en" fo:country="US" style:language-complex="ar" style:country-complex="SA"/>
    </style:style>
    <style:style style:name="P75" style:family="paragraph" style:parent-style-name="Heading_20_1">
      <style:text-properties fo:language="en" fo:country="US" style:language-complex="ar" style:country-complex="SA"/>
    </style:style>
    <style:style style:name="P76" style:family="paragraph" style:parent-style-name="Heading_20_1">
      <style:paragraph-properties fo:break-before="page"/>
      <style:text-properties fo:language="en" fo:country="US" style:language-complex="ar" style:country-complex="SA"/>
    </style:style>
    <style:style style:name="P7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8" style:family="paragraph" style:parent-style-name="Heading_20_4">
      <style:text-properties fo:language="en" fo:country="US" style:language-complex="ar" style:country-complex="SA"/>
    </style:style>
    <style:style style:name="P79"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80" style:family="paragraph" style:parent-style-name="Item_20_Heading" style:list-style-name="">
      <style:text-properties fo:color="#000000"/>
    </style:style>
    <style:style style:name="P81" style:family="paragraph" style:parent-style-name="Item_20_Heading" style:list-style-name="">
      <style:paragraph-properties fo:margin-top="0.43cm" fo:margin-bottom="0.409cm"/>
      <style:text-properties fo:color="#000000"/>
    </style:style>
    <style:style style:name="P82"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83" style:family="paragraph" style:parent-style-name="Body">
      <style:paragraph-properties fo:orphans="2" fo:widows="2" style:writing-mode="lr-tb"/>
    </style:style>
    <style:style style:name="P84" style:family="paragraph" style:parent-style-name="Body" style:list-style-name="L8">
      <style:paragraph-properties fo:orphans="2" fo:widows="2" style:writing-mode="lr-tb"/>
    </style:style>
    <style:style style:name="P85" style:family="paragraph" style:parent-style-name="Body" style:list-style-name="L2"/>
    <style:style style:name="P86" style:family="paragraph" style:parent-style-name="Body" style:list-style-name="L2">
      <style:text-properties fo:font-style="normal" style:font-style-asian="normal" style:font-style-complex="normal"/>
    </style:style>
    <style:style style:name="P87" style:family="paragraph" style:parent-style-name="Body" style:list-style-name="L3"/>
    <style:style style:name="P88" style:family="paragraph" style:parent-style-name="Body" style:list-style-name="L4">
      <style:text-properties fo:color="#000000" fo:language="en" fo:country="US" fo:font-style="normal" style:font-style-asian="normal" style:language-complex="ar" style:country-complex="SA" style:font-style-complex="normal"/>
    </style:style>
    <style:style style:name="P89" style:family="paragraph" style:parent-style-name="Body" style:list-style-name="L5">
      <style:text-properties fo:color="#000000" fo:language="en" fo:country="US" fo:font-style="normal" style:font-style-asian="normal" style:language-complex="ar" style:country-complex="SA" style:font-style-complex="normal"/>
    </style:style>
    <style:style style:name="P90" style:family="paragraph" style:parent-style-name="Body" style:list-style-name="L6">
      <style:text-properties fo:color="#000000" fo:language="en" fo:country="US" fo:font-style="normal" style:font-style-asian="normal" style:language-complex="ar" style:country-complex="SA" style:font-style-complex="normal"/>
    </style:style>
    <style:style style:name="P91" style:family="paragraph" style:parent-style-name="Body" style:list-style-name="L5"/>
    <style:style style:name="P92" style:family="paragraph" style:parent-style-name="Body" style:list-style-name="L6"/>
    <style:style style:name="P93" style:family="paragraph" style:parent-style-name="Body" style:list-style-name="L7"/>
    <style:style style:name="P94" style:family="paragraph" style:parent-style-name="Body" style:list-style-name="L7">
      <style:text-properties style:font-name="Monaco1"/>
    </style:style>
    <style:style style:name="P95" style:family="paragraph" style:parent-style-name="Body" style:list-style-name="L8"/>
    <style:style style:name="P96" style:family="paragraph" style:parent-style-name="Body">
      <style:text-properties fo:language="en" fo:country="US" style:language-complex="ar" style:country-complex="SA"/>
    </style:style>
    <style:style style:name="P97"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98"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99"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00"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01"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02"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03"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04"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05"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06" style:family="paragraph" style:parent-style-name="List_20_Heading" style:list-style-name="">
      <style:text-properties fo:color="#000000" fo:font-size="10pt" style:font-size-asian="10pt" style:font-size-complex="10pt"/>
    </style:style>
    <style:style style:name="P107" style:family="paragraph" style:parent-style-name="Table_20_Contents">
      <style:paragraph-properties fo:text-align="justify" style:justify-single-word="false" fo:orphans="2" fo:widows="2" style:writing-mode="lr-tb"/>
    </style:style>
    <style:style style:name="P108" style:family="paragraph" style:parent-style-name="Standard">
      <style:text-properties fo:color="#000000" style:font-name="Monaco" fo:font-size="9pt" style:font-name-asian="Monaco" style:font-size-asian="9pt" style:font-name-complex="Monaco" style:font-size-complex="9pt"/>
    </style:style>
    <style:style style:name="P109"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110" style:family="paragraph" style:parent-style-name="Standard" style:list-style-name="">
      <style:paragraph-properties fo:line-height="0.494cm"/>
      <style:text-properties style:use-window-font-color="true"/>
    </style:style>
    <style:style style:name="P111" style:family="paragraph" style:parent-style-name="Standard" style:list-style-name="">
      <style:paragraph-properties fo:line-height="0.469cm"/>
      <style:text-properties style:use-window-font-color="true"/>
    </style:style>
    <style:style style:name="P112" style:family="paragraph" style:parent-style-name="Standard" style:list-style-name="">
      <style:text-properties fo:font-size="10pt" style:font-size-asian="10pt" style:font-size-complex="10pt"/>
    </style:style>
    <style:style style:name="P113" style:family="paragraph" style:parent-style-name="Standard" style:list-style-nam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116"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17" style:family="paragraph" style:parent-style-name="Standard" style:list-style-name="">
      <style:paragraph-properties fo:margin-top="0cm" fo:margin-bottom="0.494cm"/>
      <style:text-properties fo:font-size="9pt" style:font-size-asian="9pt" style:font-size-complex="9pt"/>
    </style:style>
    <style:style style:name="P118" style:family="paragraph" style:parent-style-name="Standard" style:list-style-name="">
      <style:paragraph-properties fo:margin-top="0cm" fo:margin-bottom="0.494cm" fo:keep-together="always"/>
    </style:style>
    <style:style style:name="P119" style:family="paragraph" style:parent-style-name="Standard" style:list-style-name="">
      <style:paragraph-properties fo:margin-top="0cm" fo:margin-bottom="0.494cm" fo:keep-with-next="always"/>
    </style:style>
    <style:style style:name="P120" style:family="paragraph" style:parent-style-name="Standard" style:list-style-name="">
      <style:paragraph-properties fo:margin-top="0.095cm" fo:margin-bottom="0.095cm"/>
      <style:text-properties fo:font-size="9pt" style:font-size-asian="9pt" style:font-size-complex="9pt"/>
    </style:style>
    <style:style style:name="P121"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22" style:family="paragraph" style:parent-style-name="Standard" style:list-style-name="">
      <style:paragraph-properties fo:margin-top="0.095cm" fo:margin-bottom="0.095cm"/>
    </style:style>
    <style:style style:name="P123" style:family="paragraph" style:parent-style-name="Standard" style:list-style-name="">
      <style:paragraph-properties fo:margin-top="0.095cm" fo:margin-bottom="0.095cm"/>
      <style:text-properties fo:font-size="10pt" style:font-size-asian="10pt" style:font-size-complex="10pt"/>
    </style:style>
    <style:style style:name="P124"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25"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26" style:family="paragraph" style:parent-style-name="Standard" style:list-style-name="">
      <style:paragraph-properties fo:margin-top="0.095cm" fo:margin-bottom="0.095cm"/>
      <style:text-properties fo:color="#000000" fo:font-size="10pt" style:font-size-asian="10pt" style:font-size-complex="10pt"/>
    </style:style>
    <style:style style:name="P127" style:family="paragraph" style:parent-style-name="Standard" style:list-style-name="">
      <style:paragraph-properties fo:margin-top="0.095cm" fo:margin-bottom="0.095cm" fo:text-align="center" style:justify-single-word="false"/>
      <style:text-properties style:use-window-font-color="true"/>
    </style:style>
    <style:style style:name="P128"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29"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30" style:family="paragraph" style:parent-style-name="Standard" style:list-style-name="">
      <style:paragraph-properties fo:margin-top="0.095cm" fo:margin-bottom="0.095cm" fo:keep-with-next="always"/>
      <style:text-properties style:use-window-font-color="true"/>
    </style:style>
    <style:style style:name="P131"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32" style:family="paragraph" style:parent-style-name="Standard" style:list-style-name="">
      <style:paragraph-properties fo:margin-top="0.095cm" fo:margin-bottom="0.095cm" fo:keep-with-next="always"/>
    </style:style>
    <style:style style:name="P133"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134"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135" style:family="paragraph" style:parent-style-name="Standard" style:list-style-name="">
      <style:paragraph-properties fo:margin-top="0.494cm" fo:margin-bottom="0cm"/>
    </style:style>
    <style:style style:name="P136" style:family="paragraph" style:parent-style-name="Standard" style:list-style-name="">
      <style:paragraph-properties fo:margin-top="0.494cm" fo:margin-bottom="0cm"/>
      <style:text-properties fo:font-size="10pt" style:font-size-asian="10pt" style:font-size-complex="10pt"/>
    </style:style>
    <style:style style:name="P137"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38"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39" style:family="paragraph" style:parent-style-name="Standard" style:list-style-name="">
      <style:paragraph-properties fo:margin-top="0.494cm" fo:margin-bottom="0cm" fo:keep-together="always" fo:keep-with-next="always"/>
    </style:style>
    <style:style style:name="P140" style:family="paragraph" style:parent-style-name="Standard" style:list-style-name="">
      <style:paragraph-properties fo:margin-left="1.27cm" fo:margin-right="0cm" fo:margin-top="0cm" fo:margin-bottom="0.494cm" fo:text-indent="0cm" style:auto-text-indent="false"/>
    </style:style>
    <style:style style:name="P141"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42" style:family="paragraph" style:parent-style-name="Standard" style:list-style-name="">
      <style:paragraph-properties fo:margin-left="1.27cm" fo:margin-right="0cm" fo:margin-top="0cm" fo:margin-bottom="0.494cm" fo:text-indent="0cm" style:auto-text-indent="false"/>
      <style:text-properties style:font-name="Courier New1" fo:font-size="9pt" style:font-name-asian="Courier New1" style:font-size-asian="9pt" style:font-name-complex="Courier New1" style:font-size-complex="9pt"/>
    </style:style>
    <style:style style:name="P143" style:family="paragraph" style:parent-style-name="Standard" style:list-style-name="">
      <style:paragraph-properties fo:margin-left="1.27cm" fo:margin-right="0cm" fo:text-indent="0cm" style:auto-text-indent="false"/>
    </style:style>
    <style:style style:name="P144"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45"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46" style:family="paragraph" style:parent-style-name="Standard" style:list-style-name="">
      <style:paragraph-properties fo:margin-left="1.27cm" fo:margin-right="0cm" fo:margin-top="0cm" fo:margin-bottom="0.423cm" fo:text-indent="0cm" style:auto-text-indent="false"/>
    </style:style>
    <style:style style:name="P147"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48" style:family="paragraph" style:parent-style-name="Standard" style:list-style-name="">
      <style:paragraph-properties fo:keep-with-next="always"/>
    </style:style>
    <style:style style:name="P14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50" style:family="paragraph" style:parent-style-name="Standard" style:list-style-name="">
      <style:paragraph-properties fo:margin-top="0.441cm" fo:margin-bottom="0cm" fo:keep-together="always" fo:keep-with-next="always"/>
    </style:style>
    <style:style style:name="P151"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52" style:family="paragraph" style:parent-style-name="Standard" style:list-style-name="">
      <style:paragraph-properties fo:margin-top="0.081cm" fo:margin-bottom="0.081cm" fo:keep-with-next="always"/>
      <style:text-properties style:use-window-font-color="true"/>
    </style:style>
    <style:style style:name="P153"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54" style:family="paragraph" style:parent-style-name="Standard" style:list-style-name="">
      <style:paragraph-properties fo:margin-top="0.081cm" fo:margin-bottom="0.081cm" fo:text-align="end" style:justify-single-word="false"/>
    </style:style>
    <style:style style:name="P155" style:family="paragraph" style:parent-style-name="Standard" style:list-style-name="">
      <style:paragraph-properties fo:margin-top="0.081cm" fo:margin-bottom="0.081cm" fo:text-align="center" style:justify-single-word="false"/>
      <style:text-properties style:use-window-font-color="true"/>
    </style:style>
    <style:style style:name="P156" style:family="paragraph" style:parent-style-name="Standard" style:list-style-name="">
      <style:paragraph-properties fo:margin-top="0.081cm" fo:margin-bottom="0.081cm" fo:text-align="end" style:justify-single-word="false"/>
      <style:text-properties style:use-window-font-color="true"/>
    </style:style>
    <style:style style:name="P157" style:family="paragraph" style:parent-style-name="Standard" style:list-style-name="">
      <style:paragraph-properties fo:margin-top="0.081cm" fo:margin-bottom="0cm"/>
    </style:style>
    <style:style style:name="P158"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59" style:family="paragraph" style:parent-style-name="Standard" style:list-style-name="">
      <style:paragraph-properties fo:margin-left="0cm" fo:margin-right="0cm" fo:margin-top="0.071cm" fo:margin-bottom="0.081cm" fo:text-indent="1.058cm" style:auto-text-indent="false"/>
    </style:style>
    <style:style style:name="P160" style:family="paragraph" style:parent-style-name="Standard" style:list-style-name="">
      <style:paragraph-properties fo:margin-left="2.54cm" fo:margin-right="0cm" fo:text-indent="0cm" style:auto-text-indent="false"/>
    </style:style>
    <style:style style:name="P161"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62"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63" style:family="paragraph" style:parent-style-name="Standard" style:list-style-name="">
      <style:paragraph-properties fo:margin-top="0.441cm" fo:margin-bottom="0.494cm" fo:keep-together="always"/>
    </style:style>
    <style:style style:name="P164" style:family="paragraph" style:parent-style-name="Standard" style:list-style-name="">
      <style:paragraph-properties fo:margin-top="0cm" fo:margin-bottom="0.423cm"/>
      <style:text-properties fo:font-size="10pt" style:font-size-asian="10pt" style:font-size-complex="10pt"/>
    </style:style>
    <style:style style:name="P165" style:family="paragraph" style:parent-style-name="Standard" style:list-style-name="">
      <style:paragraph-properties fo:margin-top="0cm" fo:margin-bottom="0.423cm"/>
      <style:text-properties style:font-name="Courier New1" fo:font-size="9pt" style:font-name-asian="Courier New1" style:font-size-asian="9pt" style:font-name-complex="Courier New1" style:font-size-complex="9pt"/>
    </style:style>
    <style:style style:name="P166"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167"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68" style:family="paragraph" style:parent-style-name="Heading_20_2">
      <style:text-properties fo:language="en" fo:country="US" style:language-complex="ar" style:country-complex="SA"/>
    </style:style>
    <style:style style:name="P169" style:family="paragraph" style:parent-style-name="Heading_20_2">
      <style:text-properties fo:font-style="normal" style:font-style-asian="normal" style:font-style-complex="normal"/>
    </style:style>
    <style:style style:name="P170" style:family="paragraph" style:parent-style-name="Heading_20_3" style:master-page-name="Landscape">
      <style:paragraph-properties style:page-number="auto"/>
    </style:style>
    <style:style style:name="P171" style:family="paragraph" style:parent-style-name="Heading_20_3" style:master-page-name="Standard">
      <style:paragraph-properties style:page-number="auto"/>
    </style:style>
    <style:style style:name="P172" style:family="paragraph" style:parent-style-name="Detail_20_Heading" style:list-style-name="">
      <style:paragraph-properties fo:padding="0.06cm" fo:border="0.002cm solid #666666"/>
      <style:text-properties fo:color="#000000"/>
    </style:style>
    <style:style style:name="P173" style:family="paragraph" style:parent-style-name="Detail_20_Heading" style:list-style-name="">
      <style:paragraph-properties fo:margin-top="0.205cm" fo:margin-bottom="0.049cm" fo:padding="0.06cm" fo:border="0.002cm solid #666666"/>
      <style:text-properties fo:color="#000000"/>
    </style:style>
    <style:style style:name="P17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75"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2"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4" style:family="text">
      <style:text-properties fo:color="#000000" style:font-name="Arial" fo:language="en" fo:country="US" style:font-name-asian="Times New Roman" style:font-name-complex="Times New Roman" style:font-size-complex="10pt" style:language-complex="ar" style:country-complex="SA"/>
    </style:style>
    <style:style style:name="T5" style:family="text">
      <style:text-properties style:font-name="Courier New2"/>
    </style:style>
    <style:style style:name="T6" style:family="text">
      <style:text-properties fo:language="en" fo:country="US" style:language-complex="ar" style:country-complex="SA"/>
    </style:style>
    <style:style style:name="T7"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8"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9"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1" style:family="text">
      <style:text-properties style:use-window-font-color="true" style:font-name="Courier New2"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2"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3" style:family="text">
      <style:text-properties style:use-window-font-color="true" fo:language="en" fo:country="US" style:language-complex="ar" style:country-complex="SA"/>
    </style:style>
    <style:style style:name="T14" style:family="text">
      <style:text-properties style:font-name="Courier New2"/>
    </style:style>
    <style:style style:name="T15"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style>
    <style:style style:name="T17" style:family="text">
      <style:text-properties fo:color="#000000" style:font-name="Arial" fo:language="en" fo:country="US" style:font-name-asian="Times New Roman" style:font-name-complex="Times New Roman" style:font-size-complex="10pt" style:language-complex="ar" style:country-complex="SA"/>
    </style:style>
    <style:style style:name="T1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9"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00" style:font-name="Monaco1" fo:language="en" fo:country="US" style:font-name-asian="Times New Roman" style:font-name-complex="Times New Roman" style:font-size-complex="10pt" style:language-complex="ar" style:country-complex="SA"/>
    </style:style>
    <style:style style:name="T21" style:family="text">
      <style:text-properties fo:color="#000000" style:font-name="Monaco" fo:font-size="9pt" style:font-name-asian="Monaco" style:font-size-asian="9pt" style:font-name-complex="Monaco" style:font-size-complex="9pt"/>
    </style:style>
    <style:style style:name="T22" style:family="text">
      <style:text-properties fo:color="#000000" style:font-name="Helvetica" fo:font-size="9pt" style:font-name-asian="Monaco" style:font-size-asian="9pt" style:font-name-complex="Monaco" style:font-size-complex="9pt"/>
    </style:style>
    <style:style style:name="T23" style:family="text">
      <style:text-properties fo:color="#000000" fo:font-weight="bold" style:font-weight-asian="bold" style:font-weight-complex="bold"/>
    </style:style>
    <style:style style:name="T24" style:family="text">
      <style:text-properties fo:color="#000000" fo:font-size="10pt" fo:font-weight="bold" style:font-size-asian="10pt" style:font-weight-asian="bold" style:font-size-complex="10pt" style:font-weight-complex="bold"/>
    </style:style>
    <style:style style:name="T25" style:family="text">
      <style:text-properties fo:color="#000000" fo:font-size="10pt" style:font-size-asian="10pt" style:font-size-complex="10pt"/>
    </style:style>
    <style:style style:name="T26" style:family="text">
      <style:text-properties fo:language="en" fo:country="US" style:language-complex="ar" style:country-complex="SA"/>
    </style:style>
    <style:style style:name="T27"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28" style:family="text">
      <style:text-properties fo:font-style="normal" style:font-style-asian="normal" style:font-style-complex="normal"/>
    </style:style>
    <style:style style:name="T29" style:family="text">
      <style:text-properties fo:color="#7f0055"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font-size="14pt" fo:font-weight="normal" style:font-size-asian="14pt" style:font-weight-asian="normal"/>
    </style:style>
    <style:style style:name="T3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4" style:family="text">
      <style:text-properties fo:color="#ff0000" fo:font-style="italic" style:font-style-asian="italic"/>
    </style:style>
    <style:style style:name="T35" style:family="text">
      <style:text-properties fo:color="#ff0000" fo:font-style="italic" fo:font-weight="bold" style:font-style-asian="italic" style:font-weight-asian="bold"/>
    </style:style>
    <style:style style:name="T36" style:family="text">
      <style:text-properties style:font-name="Courier New"/>
    </style:style>
    <style:style style:name="T37" style:family="text">
      <style:text-properties fo:font-size="10pt" fo:font-weight="normal" style:font-size-asian="10pt" style:font-weight-asian="normal" style:font-size-complex="10pt" style:font-weight-complex="normal"/>
    </style:style>
    <style:style style:name="T38" style:family="text">
      <style:text-properties fo:font-size="10pt" style:font-size-asian="10pt" style:font-size-complex="10pt"/>
    </style:style>
    <style:style style:name="T39" style:family="text">
      <style:text-properties fo:font-variant="normal" fo:text-transform="none" style:use-window-font-color="true" style:font-name="Courier New2" fo:font-size="10pt" fo:letter-spacing="normal" fo:language="en" fo:country="US" fo:font-style="normal" style:font-name-asian="Times New Roman" style:font-size-asian="10pt" style:font-name-complex="Times New Roman" style:font-size-complex="10pt" style:language-complex="ar" style:country-complex="SA"/>
    </style:style>
    <style:style style:name="T40" style:family="text">
      <style:text-properties fo:font-weight="normal" style:font-weight-asian="normal" style:font-weight-complex="normal"/>
    </style:style>
    <style:style style:name="T41" style:family="text">
      <style:text-properties fo:font-weight="bold" style:font-weight-asian="bold" style:font-weight-complex="bold"/>
    </style:style>
    <style:style style:name="T4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3" style:family="text">
      <style:text-properties fo:color="#0000ff" fo:font-size="10pt" style:text-underline-style="solid" style:text-underline-width="auto" style:text-underline-color="font-color" style:font-size-asian="10pt" style:font-size-complex="10pt"/>
    </style:style>
    <style:style style:name="T4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5" style:family="text">
      <style:text-properties fo:color="#0000ff" style:text-underline-style="solid" style:text-underline-width="auto" style:text-underline-color="font-color"/>
    </style:style>
    <style:style style:name="T46" style:family="text">
      <style:text-properties fo:color="#0000ff" style:text-underline-style="solid" style:text-underline-width="auto" style:text-underline-color="font-color" fo:font-weight="normal" style:font-weight-asian="normal" style:font-weight-complex="normal"/>
    </style:style>
    <style:style style:name="T47" style:family="text">
      <style:text-properties fo:color="#0000ff" style:text-underline-style="solid" style:text-underline-width="auto" style:text-underline-color="font-color" fo:font-weight="bold" style:font-weight-asian="bold" style:font-weight-complex="bold"/>
    </style:style>
    <style:style style:name="T4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0" style:family="text">
      <style:text-properties fo:color="#808080" style:font-name="Verdana" fo:font-size="7pt" style:font-name-asian="Verdana" style:font-size-asian="7pt" style:font-name-complex="Verdana" style:font-size-complex="7pt"/>
    </style:style>
    <style:style style:name="T51" style:family="text"/>
    <style:style style:name="T52"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office:automatic-styles>
  <office:body>
    <office:text text:use-soft-page-breaks="true">
      <office:forms form:automatic-focus="false" form:apply-design-mode="false"/>
      <text:tracked-changes>
        <text:changed-region xml:id="ct140207991453824" text:id="ct140207991453824">
          <text:insertion>
            <office:change-info>
              <dc:creator>David Bosschaert</dc:creator>
              <dc:date>2016-03-07T19:25:00</dc:date>
            </office:change-info>
          </text:insertion>
        </text:changed-region>
        <text:changed-region xml:id="ct140207991454016" text:id="ct140207991454016">
          <text:insertion>
            <office:change-info>
              <dc:creator>David Bosschaert</dc:creator>
              <dc:date>2016-03-07T19:25:00</dc:date>
            </office:change-info>
          </text:insertion>
        </text:changed-region>
        <text:changed-region xml:id="ct140207991454208" text:id="ct140207991454208">
          <text:insertion>
            <office:change-info>
              <dc:creator>David Bosschaert</dc:creator>
              <dc:date>2016-03-07T19:25:00</dc:date>
            </office:change-info>
          </text:insertion>
        </text:changed-region>
        <text:changed-region xml:id="ct140207991454560" text:id="ct140207991454560">
          <text:insertion>
            <office:change-info>
              <dc:creator>David Bosschaert</dc:creator>
              <dc:date>2016-03-09T22:40:00</dc:date>
            </office:change-info>
          </text:insertion>
        </text:changed-region>
        <text:changed-region xml:id="ct140207991454752" text:id="ct140207991454752">
          <text:insertion>
            <office:change-info>
              <dc:creator>David Bosschaert</dc:creator>
              <dc:date>2016-03-09T22:40:00</dc:date>
            </office:change-info>
          </text:insertion>
        </text:changed-region>
        <text:changed-region xml:id="ct140207983171168" text:id="ct140207983171168">
          <text:insertion>
            <office:change-info>
              <dc:creator>David Bosschaert</dc:creator>
              <dc:date>2016-03-09T22:40:00</dc:date>
            </office:change-info>
          </text:insertion>
        </text:changed-region>
        <text:changed-region xml:id="ct140207975826320" text:id="ct140207975826320">
          <text:insertion>
            <office:change-info>
              <dc:creator>David Bosschaert</dc:creator>
              <dc:date>2016-04-04T21:44:00</dc:date>
            </office:change-info>
          </text:insertion>
        </text:changed-region>
        <text:changed-region xml:id="ct140207990936112" text:id="ct140207990936112">
          <text:insertion>
            <office:change-info>
              <dc:creator>David Bosschaert</dc:creator>
              <dc:date>2016-04-04T21:44:00</dc:date>
            </office:change-info>
          </text:insertion>
        </text:changed-region>
        <text:changed-region xml:id="ct140207992906448" text:id="ct140207992906448">
          <text:insertion>
            <office:change-info>
              <dc:creator>David Bosschaert</dc:creator>
              <dc:date>2016-04-04T21:44:00</dc:date>
            </office:change-info>
          </text:insertion>
        </text:changed-region>
        <text:changed-region xml:id="ct140207996278944" text:id="ct140207996278944">
          <text:insertion>
            <office:change-info>
              <dc:creator>David Bosschaert</dc:creator>
              <dc:date>2016-03-07T18:21:00</dc:date>
            </office:change-info>
          </text:insertion>
        </text:changed-region>
        <text:changed-region xml:id="ct140207996282400" text:id="ct140207996282400">
          <text:deletion>
            <office:change-info>
              <dc:creator>David Bosschaert</dc:creator>
              <dc:date>2016-03-07T18:40:00</dc:date>
            </office:change-info>
            <text:p text:style-name="P1">Codec</text:p>
          </text:deletion>
        </text:changed-region>
        <text:changed-region xml:id="ct140207996285568" text:id="ct140207996285568">
          <text:deletion>
            <office:change-info>
              <dc:creator>David Bosschaert</dc:creator>
              <dc:date>2016-03-07T18:23:00</dc:date>
            </office:change-info>
            <text:p text:style-name="P2"><text:s text:c="4"/>Codec configure(String key, Object value);</text:p>
            <text:p text:style-name="P2"><text:s text:c="4"/>Codec configure(Map&lt;String, Object&gt; configs);</text:p>
            <text:p text:style-name="P2"/>
            <text:p text:style-name="P2"/>
          </text:deletion>
        </text:changed-region>
        <text:changed-region xml:id="ct140207996288768" text:id="ct140207996288768">
          <text:deletion>
            <office:change-info>
              <dc:creator>David Bosschaert</dc:creator>
              <dc:date>2016-04-04T21:15:00</dc:date>
            </office:change-info>
            <text:p text:style-name="P3">String</text:p>
          </text:deletion>
        </text:changed-region>
        <text:changed-region xml:id="ct140207996288384" text:id="ct140207996288384">
          <text:insertion>
            <office:change-info>
              <dc:creator>David Bosschaert</dc:creator>
              <dc:date>2016-04-04T21:15:00</dc:date>
            </office:change-info>
          </text:insertion>
        </text:changed-region>
        <text:changed-region xml:id="ct140207996288144" text:id="ct140207996288144">
          <text:insertion>
            <office:change-info>
              <dc:creator>David Bosschaert</dc:creator>
              <dc:date>2016-03-07T18:23:00</dc:date>
            </office:change-info>
          </text:insertion>
        </text:changed-region>
        <text:changed-region xml:id="ct140207996288960" text:id="ct140207996288960">
          <text:deletion>
            <office:change-info>
              <dc:creator>David Bosschaert</dc:creator>
              <dc:date>2016-04-04T21:08:00</dc:date>
            </office:change-info>
            <text:p text:style-name="P3">String</text:p>
          </text:deletion>
        </text:changed-region>
        <text:changed-region xml:id="ct140207996289152" text:id="ct140207996289152">
          <text:insertion>
            <office:change-info>
              <dc:creator>David Bosschaert</dc:creator>
              <dc:date>2016-04-04T21:08:00</dc:date>
            </office:change-info>
          </text:insertion>
        </text:changed-region>
        <text:changed-region xml:id="ct140207996289488" text:id="ct140207996289488">
          <text:deletion>
            <office:change-info>
              <dc:creator>David Bosschaert</dc:creator>
              <dc:date>2016-03-07T18:24:00</dc:date>
            </office:change-info>
            <text:p text:style-name="P2">.configure("pretty", true)</text:p>
          </text:deletion>
        </text:changed-region>
        <text:changed-region xml:id="ct140207996289680" text:id="ct140207996289680">
          <text:insertion>
            <office:change-info>
              <dc:creator>David Bosschaert</dc:creator>
              <dc:date>2016-03-07T18:24:00</dc:date>
            </office:change-info>
          </text:insertion>
        </text:changed-region>
        <text:changed-region xml:id="ct140207996290448" text:id="ct140207996290448">
          <text:deletion>
            <office:change-info>
              <dc:creator>David Bosschaert</dc:creator>
              <dc:date>2016-03-07T18:39:00</dc:date>
            </office:change-info>
            <text:p text:style-name="P3"><text:s text:c="4"/>Codec getCodecByName(String name); // e.g. “Joe's Codec”</text:p>
            <text:p text:style-name="P3"/>
          </text:deletion>
        </text:changed-region>
        <text:changed-region xml:id="ct140207996290960" text:id="ct140207996290960">
          <text:insertion>
            <office:change-info>
              <dc:creator>David Bosschaert</dc:creator>
              <dc:date>2016-03-07T18:25:00</dc:date>
            </office:change-info>
          </text:insertion>
        </text:changed-region>
        <text:changed-region xml:id="ct140207996291152" text:id="ct140207996291152">
          <text:insertion>
            <office:change-info>
              <dc:creator>David Bosschaert</dc:creator>
              <dc:date>2016-03-07T18:25:00</dc:date>
            </office:change-info>
          </text:insertion>
        </text:changed-region>
        <text:changed-region xml:id="ct140207991794352" text:id="ct140207991794352">
          <text:deletion>
            <office:change-info>
              <dc:creator>David Bosschaert</dc:creator>
              <dc:date>2016-03-07T18:25:00</dc:date>
            </office:change-info>
            <text:p text:style-name="P4">s</text:p>
          </text:deletion>
        </text:changed-region>
        <text:changed-region xml:id="ct140207996292304" text:id="ct140207996292304">
          <text:insertion>
            <office:change-info>
              <dc:creator>David Bosschaert</dc:creator>
              <dc:date>2016-03-09T22:42:00</dc:date>
            </office:change-info>
          </text:insertion>
        </text:changed-region>
        <text:changed-region xml:id="ct140207996292496" text:id="ct140207996292496">
          <text:deletion>
            <office:change-info>
              <dc:creator>David Bosschaert</dc:creator>
              <dc:date>2016-03-07T18:40:00</dc:date>
            </office:change-info>
            <text:p text:style-name="Body">creating</text:p>
          </text:deletion>
        </text:changed-region>
        <text:changed-region xml:id="ct140207996292688" text:id="ct140207996292688">
          <text:insertion>
            <office:change-info>
              <dc:creator>David Bosschaert</dc:creator>
              <dc:date>2016-03-07T18:40:00</dc:date>
            </office:change-info>
          </text:insertion>
        </text:changed-region>
        <text:changed-region xml:id="ct140207991520272" text:id="ct140207991520272">
          <text:insertion>
            <office:change-info>
              <dc:creator>David Bosschaert</dc:creator>
              <dc:date>2016-03-07T18:41:00</dc:date>
            </office:change-info>
          </text:insertion>
        </text:changed-region>
        <text:changed-region xml:id="ct140207996307120" text:id="ct140207996307120">
          <text:insertion>
            <office:change-info>
              <dc:creator>David Bosschaert</dc:creator>
              <dc:date>2016-03-07T18:41:00</dc:date>
            </office:change-info>
          </text:insertion>
        </text:changed-region>
        <text:changed-region xml:id="ct140207996306400" text:id="ct140207996306400">
          <text:deletion>
            <office:change-info>
              <dc:creator>David Bosschaert</dc:creator>
              <dc:date>2016-03-07T18:41:00</dc:date>
            </office:change-info>
            <text:p text:style-name="Table_20_Contents">“”</text:p>
          </text:deletion>
        </text:changed-region>
        <text:changed-region xml:id="ct140207996308976" text:id="ct140207996308976">
          <text:insertion>
            <office:change-info>
              <dc:creator>David Bosschaert</dc:creator>
              <dc:date>2016-03-07T18:41:00</dc:date>
            </office:change-info>
          </text:insertion>
        </text:changed-region>
        <text:changed-region xml:id="ct140207996311072" text:id="ct140207996311072">
          <text:insertion>
            <office:change-info>
              <dc:creator>David Bosschaert</dc:creator>
              <dc:date>2016-03-07T18:42:00</dc:date>
            </office:change-info>
          </text:insertion>
        </text:changed-region>
        <text:changed-region xml:id="ct140207996312272" text:id="ct140207996312272">
          <text:deletion>
            <office:change-info>
              <dc:creator>David Bosschaert</dc:creator>
              <dc:date>2016-03-07T18:42:00</dc:date>
            </office:change-info>
            <text:p text:style-name="Table_20_Contents">throw</text:p>
          </text:deletion>
        </text:changed-region>
        <text:changed-region xml:id="ct140207996310544" text:id="ct140207996310544">
          <text:insertion>
            <office:change-info>
              <dc:creator>David Bosschaert</dc:creator>
              <dc:date>2016-03-07T18:42:00</dc:date>
            </office:change-info>
          </text:insertion>
        </text:changed-region>
        <text:changed-region xml:id="ct140207996312512" text:id="ct140207996312512">
          <text:deletion>
            <office:change-info>
              <dc:creator>David Bosschaert</dc:creator>
              <dc:date>2016-03-07T18:42:00</dc:date>
            </office:change-info>
            <text:p text:style-name="Table_20_Contents">throw</text:p>
          </text:deletion>
        </text:changed-region>
        <text:changed-region xml:id="ct140207996313360" text:id="ct140207996313360">
          <text:insertion>
            <office:change-info>
              <dc:creator>David Bosschaert</dc:creator>
              <dc:date>2016-03-07T18:46:00</dc:date>
            </office:change-info>
          </text:insertion>
        </text:changed-region>
        <text:changed-region xml:id="ct140207996313552" text:id="ct140207996313552">
          <text:deletion>
            <office:change-info>
              <dc:creator>David Bosschaert</dc:creator>
              <dc:date>2016-03-07T18:47:00</dc:date>
            </office:change-info>
            <text:p text:style-name="Table_20_Contents">throw</text:p>
          </text:deletion>
        </text:changed-region>
        <text:changed-region xml:id="ct140207996307888" text:id="ct140207996307888">
          <text:insertion>
            <office:change-info>
              <dc:creator>David Bosschaert</dc:creator>
              <dc:date>2016-03-07T18:48:00</dc:date>
            </office:change-info>
          </text:insertion>
        </text:changed-region>
        <text:changed-region xml:id="ct140207996338784" text:id="ct140207996338784">
          <text:insertion>
            <office:change-info>
              <dc:creator>David Bosschaert</dc:creator>
              <dc:date>2016-03-07T18:52:00</dc:date>
            </office:change-info>
          </text:insertion>
        </text:changed-region>
        <text:changed-region xml:id="ct140207996333552" text:id="ct140207996333552">
          <text:insertion>
            <office:change-info>
              <dc:creator>David Bosschaert</dc:creator>
              <dc:date>2016-03-07T18:52:00</dc:date>
            </office:change-info>
          </text:insertion>
        </text:changed-region>
        <text:changed-region xml:id="ct140207996341808" text:id="ct140207996341808">
          <text:insertion>
            <office:change-info>
              <dc:creator>David Bosschaert</dc:creator>
              <dc:date>2016-03-07T18:53:00</dc:date>
            </office:change-info>
          </text:insertion>
        </text:changed-region>
        <text:changed-region xml:id="ct140207996342000" text:id="ct140207996342000">
          <text:deletion>
            <office:change-info>
              <dc:creator>David Bosschaert</dc:creator>
              <dc:date>2016-03-07T18:53:00</dc:date>
            </office:change-info>
            <text:p text:style-name="P5"><text:span text:style-name="T1"><text:s/>T[</text:span><text:span text:style-name="T2">x</text:span><text:span text:style-name="T1">]</text:span></text:p>
          </text:deletion>
        </text:changed-region>
        <text:changed-region xml:id="ct140207996338976" text:id="ct140207996338976">
          <text:insertion>
            <office:change-info>
              <dc:creator>David Bosschaert</dc:creator>
              <dc:date>2016-03-07T18:58:00</dc:date>
            </office:change-info>
          </text:insertion>
        </text:changed-region>
        <text:changed-region xml:id="ct140207996333216" text:id="ct140207996333216">
          <text:deletion>
            <office:change-info>
              <dc:creator>David Bosschaert</dc:creator>
              <dc:date>2016-03-07T19:06:00</dc:date>
            </office:change-info>
            <text:p text:style-name="Body">If the source is a map-like structure then each value on the map is considered an element to be inserted. Map keys are discarded in this case, however adapters can deviate from this behaviour.</text:p>
            <text:p text:style-name="Body"/>
          </text:deletion>
        </text:changed-region>
        <text:changed-region xml:id="ct140207996346304" text:id="ct140207996346304">
          <text:insertion>
            <office:change-info>
              <dc:creator>David Bosschaert</dc:creator>
              <dc:date>2016-03-07T19:21:00</dc:date>
            </office:change-info>
          </text:insertion>
        </text:changed-region>
        <text:changed-region xml:id="ct140207996346496" text:id="ct140207996346496">
          <text:insertion>
            <office:change-info>
              <dc:creator>David Bosschaert</dc:creator>
              <dc:date>2016-03-07T19:22:00</dc:date>
            </office:change-info>
          </text:insertion>
        </text:changed-region>
        <text:changed-region xml:id="ct140207996345920" text:id="ct140207996345920">
          <text:insertion>
            <office:change-info>
              <dc:creator>David Bosschaert</dc:creator>
              <dc:date>2016-03-07T19:23:00</dc:date>
            </office:change-info>
          </text:insertion>
        </text:changed-region>
        <text:changed-region xml:id="ct140207996347376" text:id="ct140207996347376">
          <text:insertion>
            <office:change-info>
              <dc:creator>David Bosschaert</dc:creator>
              <dc:date>2016-03-09T22:46:00</dc:date>
            </office:change-info>
          </text:insertion>
        </text:changed-region>
        <text:changed-region xml:id="ct140207996347568" text:id="ct140207996347568">
          <text:deletion>
            <office:change-info>
              <dc:creator>David Bosschaert</dc:creator>
              <dc:date>2016-03-09T22:46:00</dc:date>
            </office:change-info>
            <text:p text:style-name="P6"><text:span text:style-name="T3">values</text:span></text:p>
          </text:deletion>
        </text:changed-region>
        <text:changed-region xml:id="ct140207996348288" text:id="ct140207996348288">
          <text:insertion>
            <office:change-info>
              <dc:creator>David Bosschaert</dc:creator>
              <dc:date>2016-03-07T19:19:00</dc:date>
            </office:change-info>
          </text:insertion>
        </text:changed-region>
        <text:changed-region xml:id="ct140207996349840" text:id="ct140207996349840">
          <text:insertion>
            <office:change-info>
              <dc:creator>David Bosschaert</dc:creator>
              <dc:date>2016-03-07T19:20:00</dc:date>
            </office:change-info>
          </text:insertion>
        </text:changed-region>
        <text:changed-region xml:id="ct140207996348032" text:id="ct140207996348032">
          <text:deletion>
            <office:change-info>
              <dc:creator>David Bosschaert</dc:creator>
              <dc:date>2016-03-09T22:49:00</dc:date>
            </office:change-info>
            <text:p text:style-name="P6"><office:annotation><dc:creator>David Bosschaert</dc:creator><dc:date>2016-02-01T20:34:04</dc:date><text:p text:style-name="P176"><text:span text:style-name="T52">Yes?</text:span></text:p></office:annotation></text:p>
          </text:deletion>
        </text:changed-region>
        <text:changed-region xml:id="ct140207996347760" text:id="ct140207996347760">
          <text:deletion>
            <office:change-info>
              <dc:creator>David Bosschaert</dc:creator>
              <dc:date>2016-03-07T19:20:00</dc:date>
            </office:change-info>
            <text:p text:style-name="Body">Not supported.</text:p>
          </text:deletion>
        </text:changed-region>
        <text:changed-region xml:id="ct140207996343840" text:id="ct140207996343840">
          <text:deletion>
            <office:change-info>
              <dc:creator>David Bosschaert</dc:creator>
              <dc:date>2016-03-09T22:46:00</dc:date>
            </office:change-info>
            <text:list xml:id="list498518082811667398" text:style-name="L1">
              <text:list-item>
                <text:p text:style-name="P7">org.osgi.framework.Bundle (returns bundle headers)</text:p>
              </text:list-item>
              <text:list-item>
                <text:p text:style-name="P8">org.osgi.service.Subsystem <text:span text:style-name="T4">(returns subsystem headers)</text:span></text:p>
              </text:list-item>
              <text:list-item>
                <text:p text:style-name="P7"/>
              </text:list-item>
            </text:list>
          </text:deletion>
        </text:changed-region>
        <text:changed-region xml:id="ct140207996344080" text:id="ct140207996344080">
          <text:deletion>
            <office:change-info>
              <dc:creator>David Bosschaert</dc:creator>
              <dc:date>2016-03-07T18:54:00</dc:date>
            </office:change-info>
            <text:list xml:id="list51698638" text:continue-numbering="true" text:style-name="L1">
              <text:list-item>
                <text:p text:style-name="P7">org.osgi.resource.Capability (returns attributes)</text:p>
              </text:list-item>
              <text:list-item>
                <text:p text:style-name="P7"><text:span text:style-name="T5">org.osgi.resource.Requirement</text:span> (returns directives)</text:p>
              </text:list-item>
            </text:list>
          </text:deletion>
        </text:changed-region>
        <text:changed-region xml:id="ct140207996344464" text:id="ct140207996344464">
          <text:deletion>
            <office:change-info>
              <dc:creator>David Bosschaert</dc:creator>
              <dc:date>2016-03-09T22:42:00</dc:date>
            </office:change-info>
            <text:list xml:id="list57631929" text:continue-numbering="true" text:style-name="L1">
              <text:list-item>
                <text:p text:style-name="P9">org.osgi.service.event.Event</text:p>
              </text:list-item>
            </text:list>
          </text:deletion>
        </text:changed-region>
        <text:changed-region xml:id="ct140207996344272" text:id="ct140207996344272">
          <text:insertion>
            <office:change-info>
              <dc:creator>David Bosschaert</dc:creator>
              <dc:date>2016-03-09T22:48:00</dc:date>
            </office:change-info>
          </text:insertion>
        </text:changed-region>
        <text:changed-region xml:id="ct140207996356592" text:id="ct140207996356592">
          <text:deletion>
            <office:change-info>
              <dc:creator>David Bosschaert</dc:creator>
              <dc:date>2016-03-07T18:55:00</dc:date>
            </office:change-info>
            <text:p text:style-name="Body">n</text:p>
          </text:deletion>
        </text:changed-region>
        <text:changed-region xml:id="ct140207996356784" text:id="ct140207996356784">
          <text:insertion>
            <office:change-info>
              <dc:creator>David Bosschaert</dc:creator>
              <dc:date>2016-03-07T18:55:00</dc:date>
            </office:change-info>
          </text:insertion>
        </text:changed-region>
        <text:changed-region xml:id="ct140207996356976" text:id="ct140207996356976">
          <text:insertion>
            <office:change-info>
              <dc:creator>David Bosschaert</dc:creator>
              <dc:date>2016-03-07T18:55:00</dc:date>
            </office:change-info>
          </text:insertion>
        </text:changed-region>
        <text:changed-region xml:id="ct140207996357168" text:id="ct140207996357168">
          <text:insertion>
            <office:change-info>
              <dc:creator>David Bosschaert</dc:creator>
              <dc:date>2016-03-07T18:56:00</dc:date>
            </office:change-info>
          </text:insertion>
        </text:changed-region>
        <text:changed-region xml:id="ct140207996357360" text:id="ct140207996357360">
          <text:insertion>
            <office:change-info>
              <dc:creator>David Bosschaert</dc:creator>
              <dc:date>2016-03-09T22:46:00</dc:date>
            </office:change-info>
          </text:insertion>
        </text:changed-region>
        <text:changed-region xml:id="ct140207996353104" text:id="ct140207996353104">
          <text:deletion>
            <office:change-info>
              <dc:creator>David Bosschaert</dc:creator>
              <dc:date>2016-03-07T18:29:00</dc:date>
            </office:change-info>
            <text:h text:style-name="P10" text:outline-level="4">Locale</text:h>
            <text:p text:style-name="P11">TODO: How to do this one? new Locale(String) does not produce the same as the original (e.g. new Locale(“fr_CA”) produces “fr_ca” which is not the same as Locale.Canada_FRENCH...</text:p>
            <text:h text:style-name="P10" text:outline-level="4"/>
          </text:deletion>
        </text:changed-region>
        <text:changed-region xml:id="ct140207996356192" text:id="ct140207996356192">
          <text:insertion>
            <office:change-info>
              <dc:creator>David Bosschaert</dc:creator>
              <dc:date>2016-03-09T22:49:00</dc:date>
            </office:change-info>
          </text:insertion>
        </text:changed-region>
        <text:changed-region xml:id="ct140207996353712" text:id="ct140207996353712">
          <text:deletion>
            <office:change-info>
              <dc:creator>David Bosschaert</dc:creator>
              <dc:date>2016-03-07T18:31:00</dc:date>
            </office:change-info>
            <text:h text:style-name="P10" text:outline-level="4">Calendar</text:h>
            <text:p text:style-name="P11">Conversion from a Calendar to a String is done via Java 8 date/time API:</text:p>
            <text:p text:style-name="P12">myCal.getTime().toInstant().atZone(myCal.getTimeZone().toZoneId()).toString()</text:p>
            <text:p text:style-name="P6"><text:span text:style-name="T6">This produces strings that look like this: </text:span><text:span text:style-name="T7">2016-01-28T13:50:52.370Z[Europe/Dublin]</text:span></text:p>
            <text:p text:style-name="P11">Conversion from a String representation of time to a Calendar is done with:</text:p>
            <text:p text:style-name="P13"><text:span text:style-name="T7"><text:s text:c="2"/></text:span><text:span text:style-name="T8">ZonedDateTime zdt = ZonedDateTime.parse(myString);</text:span></text:p>
            <text:p text:style-name="P14"><text:s text:c="2"/>Calendar c = Calendar.getInstance(TimeZone.getTimeZone(zdt.getZone()));</text:p>
            <text:p text:style-name="P13"><text:span text:style-name="T8"><text:s text:c="2"/>c.s</text:span><text:span text:style-name="T7">etTimeInMillis(zdt.toInstant().getEpochSecond() * 1000);</text:span><text:span text:style-name="T6"><office:annotation><dc:creator>David Bosschaert</dc:creator><dc:date>2016-01-28T13:54:50</dc:date><text:p text:style-name="P176"><text:span text:style-name="T52">Anyone a better idea?</text:span></text:p></office:annotation></text:span></text:p>
            <text:h text:style-name="P10" text:outline-level="4"/>
          </text:deletion>
        </text:changed-region>
        <text:changed-region xml:id="ct140207996354320" text:id="ct140207996354320">
          <text:insertion>
            <office:change-info>
              <dc:creator>David Bosschaert</dc:creator>
              <dc:date>2016-03-07T18:31:00</dc:date>
            </office:change-info>
          </text:insertion>
        </text:changed-region>
        <text:changed-region xml:id="ct140207996364624" text:id="ct140207996364624">
          <text:deletion>
            <office:change-info>
              <dc:creator>David Bosschaert</dc:creator>
              <dc:date>2016-03-07T18:31:00</dc:date>
            </office:change-info>
            <text:p text:style-name="P6"><text:span text:style-name="T6">String</text:span></text:p>
          </text:deletion>
        </text:changed-region>
        <text:changed-region xml:id="ct140207996365312" text:id="ct140207996365312">
          <text:insertion>
            <office:change-info>
              <dc:creator>David Bosschaert</dc:creator>
              <dc:date>2016-03-07T18:31:00</dc:date>
            </office:change-info>
          </text:insertion>
        </text:changed-region>
        <text:changed-region xml:id="ct140207996367504" text:id="ct140207996367504">
          <text:insertion>
            <office:change-info>
              <dc:creator>David Bosschaert</dc:creator>
              <dc:date>2016-03-07T18:32:00</dc:date>
            </office:change-info>
          </text:insertion>
        </text:changed-region>
        <text:changed-region xml:id="ct140207996367696" text:id="ct140207996367696">
          <text:deletion>
            <office:change-info>
              <dc:creator>David Bosschaert</dc:creator>
              <dc:date>2016-03-07T18:31:00</dc:date>
            </office:change-info>
            <text:p text:style-name="P6"><text:span text:style-name="T7"><text:s/>and converting the resulting long value into a String.</text:span></text:p>
          </text:deletion>
        </text:changed-region>
        <text:changed-region xml:id="ct140207996364816" text:id="ct140207996364816">
          <text:deletion>
            <office:change-info>
              <dc:creator>David Bosschaert</dc:creator>
              <dc:date>2016-03-07T18:32:00</dc:date>
            </office:change-info>
            <text:p text:style-name="P6"><text:span text:style-name="T6">String</text:span></text:p>
          </text:deletion>
        </text:changed-region>
        <text:changed-region xml:id="ct140207996368096" text:id="ct140207996368096">
          <text:insertion>
            <office:change-info>
              <dc:creator>David Bosschaert</dc:creator>
              <dc:date>2016-03-07T18:32:00</dc:date>
            </office:change-info>
          </text:insertion>
        </text:changed-region>
        <text:changed-region xml:id="ct140207996366704" text:id="ct140207996366704">
          <text:deletion>
            <office:change-info>
              <dc:creator>David Bosschaert</dc:creator>
              <dc:date>2016-03-07T18:32:00</dc:date>
            </office:change-info>
            <text:p text:style-name="P6"><text:span text:style-name="T6">converting the String to a long and then </text:span></text:p>
          </text:deletion>
        </text:changed-region>
        <text:changed-region xml:id="ct140207996365008" text:id="ct140207996365008">
          <text:insertion>
            <office:change-info>
              <dc:creator>David Bosschaert</dc:creator>
              <dc:date>2016-03-07T18:32:00</dc:date>
            </office:change-info>
          </text:insertion>
        </text:changed-region>
        <text:changed-region xml:id="ct140207991371536" text:id="ct140207991371536">
          <text:insertion>
            <office:change-info>
              <dc:creator>David Bosschaert</dc:creator>
              <dc:date>2016-03-07T18:33:00</dc:date>
            </office:change-info>
          </text:insertion>
        </text:changed-region>
        <text:changed-region xml:id="ct140207996366928" text:id="ct140207996366928">
          <text:insertion>
            <office:change-info>
              <dc:creator>David Bosschaert</dc:creator>
              <dc:date>2016-03-07T18:36:00</dc:date>
            </office:change-info>
          </text:insertion>
        </text:changed-region>
        <text:changed-region xml:id="ct140207996365840" text:id="ct140207996365840">
          <text:insertion>
            <office:change-info>
              <dc:creator>David Bosschaert</dc:creator>
              <dc:date>2016-03-07T18:37:00</dc:date>
            </office:change-info>
          </text:insertion>
        </text:changed-region>
        <text:changed-region xml:id="ct140207991371824" text:id="ct140207991371824">
          <text:insertion>
            <office:change-info>
              <dc:creator>David Bosschaert</dc:creator>
              <dc:date>2016-03-07T19:06:00</dc:date>
            </office:change-info>
          </text:insertion>
        </text:changed-region>
        <text:changed-region xml:id="ct140207996366032" text:id="ct140207996366032">
          <text:insertion>
            <office:change-info>
              <dc:creator>David Bosschaert</dc:creator>
              <dc:date>2016-03-07T19:07:00</dc:date>
            </office:change-info>
          </text:insertion>
        </text:changed-region>
        <text:changed-region xml:id="ct140207991369104" text:id="ct140207991369104">
          <text:insertion>
            <office:change-info>
              <dc:creator>David Bosschaert</dc:creator>
              <dc:date>2016-03-07T19:16:00</dc:date>
            </office:change-info>
          </text:insertion>
        </text:changed-region>
        <text:changed-region xml:id="ct140207996353952" text:id="ct140207996353952">
          <text:insertion>
            <office:change-info>
              <dc:creator>David Bosschaert</dc:creator>
              <dc:date>2016-03-07T19:17:00</dc:date>
            </office:change-info>
          </text:insertion>
        </text:changed-region>
        <text:changed-region xml:id="ct140207996350112" text:id="ct140207996350112">
          <text:insertion>
            <office:change-info>
              <dc:creator>David Bosschaert</dc:creator>
              <dc:date>2016-03-07T19:18:00</dc:date>
            </office:change-info>
          </text:insertion>
        </text:changed-region>
        <text:changed-region xml:id="ct140207996368576" text:id="ct140207996368576">
          <text:insertion>
            <office:change-info>
              <dc:creator>David Bosschaert</dc:creator>
              <dc:date>2016-03-07T18: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2" draw:name="graphics3" text:anchor-type="paragraph" svg:width="17.78cm" svg:height="7.893cm" draw:z-index="0"><draw:image xlink:href="Pictures/1000020100000427000001D8328612BC.png" xlink:type="simple" xlink:show="embed" xlink:actuate="onLoad"/></draw:frame></text:p>
      <text:p text:style-name="P65"><text:user-defined style:data-style-name="N0" text:name="RFC Title">RFC 215 - Object Conversion</text:user-defined></text:p>
      <text:p text:style-name="P65"><text:span text:style-name="T32">Draft<text:line-break/><text:line-break/></text:span><text:span text:style-name="T32"><text:page-count style:num-format="1">43</text:page-count></text:span><text:span text:style-name="T32"> Pages</text:span></text:p>
      <text:p text:style-name="P61"/>
      <text:p text:style-name="P60">Abstract</text:p>
      <text:p text:style-name="P61">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76" text:outline-level="1" text:restart-numbering="true" text:start-value="-1">Document Information</text:h>
      <text:h text:style-name="P168" text:outline-level="2">License</text:h>
      <text:p text:style-name="P39">DISTRIBUTION AND FEEDBACK LICENSE, Version 2.0</text:p>
      <text:p text:style-name="P1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9"/>
      <text:p text:style-name="P1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9"/>
      <text:p text:style-name="P1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9">NEITHER THE OSGi ALLIANCE NOR ANY THIRD PARTY WILL BE LIABLE FOR ANY DIRECT, INDIRECT, SPECIAL, INCIDENTAL OR CONSEQUENTIAL DAMAGES ARISING OUT OF OR RELATING TO ANY USE OR DISTRIBUTION OF THE DISTRIBUTION. </text:p>
      <text:p text:style-name="P19"/>
      <text:p text:style-name="P1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9"/>
      <text:p text:style-name="P1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9"/>
      <text:p text:style-name="P1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0"/>
      <text:p text:style-name="P20">I HEREBY ACKNOWLEDGE AND AGREE TO THE TERMS AND CONDITIONS DELINEATED ABOVE.</text:p>
      <text:h text:style-name="P168"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8" text:outline-level="2">Feedback</text:h>
      <text:p text:style-name="Body"><text:span text:style-name="T6">This document can be downloaded from the OSGi Alliance design repository at </text:span><text:a xlink:type="simple" xlink:href="https://github.com/osgi/design" text:style-name="Internet_20_link" text:visited-style-name="Visited_20_Internet_20_Link"><text:span text:style-name="T6">https://github.com/osgi/design</text:span></text:a><text:span text:style-name="T6"> The public can provide feedback about this document by opening a bug at https://www.osgi.org/bugzilla/.</text:span></text:p>
      <text:h text:style-name="P16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74">0 Document Information<text:tab/>2</text:p>
          <text:p text:style-name="P77">0.1 License<text:tab/>2</text:p>
          <text:p text:style-name="P77">0.2 Trademarks<text:tab/>3</text:p>
          <text:p text:style-name="P77">0.3 Feedback<text:tab/>3</text:p>
          <text:p text:style-name="P77">0.4 Table of Contents<text:tab/>3</text:p>
          <text:p text:style-name="P77">0.5 Terminology and Document Conventions<text:tab/>4</text:p>
          <text:p text:style-name="P77">0.6 Revision History<text:tab/>4</text:p>
          <text:p text:style-name="P174">1 Introduction<text:tab/>5</text:p>
          <text:p text:style-name="P174">2 Application Domain<text:tab/>5</text:p>
          <text:p text:style-name="P68">2.1.1 Commons-Convert<text:tab/>6</text:p>
          <text:p text:style-name="P68">2.1.2 Google Guava<text:tab/>6</text:p>
          <text:p text:style-name="P68">2.1.3 Dozer<text:tab/>6</text:p>
          <text:p text:style-name="P77">2.2 Conversions<text:tab/>6</text:p>
          <text:p text:style-name="P77">2.3 Reflection<text:tab/>7</text:p>
          <text:p text:style-name="P77">2.4 Terminology + Abbreviations <text:tab/>7</text:p>
          <text:p text:style-name="P174">3 Problem Description<text:tab/>8</text:p>
          <text:p text:style-name="P174">4 Requirements<text:tab/>8</text:p>
          <text:p text:style-name="P77">4.1 General<text:tab/>8</text:p>
          <text:p text:style-name="P68">4.1.1 From Configurer RFP<text:tab/>9</text:p>
          <text:p text:style-name="P77">4.2 Maps<text:tab/>9</text:p>
          <text:p text:style-name="P77">4.3 DTOs<text:tab/>9</text:p>
          <text:p text:style-name="P77"><text:soft-page-break/>4.4 JSON<text:tab/>9</text:p>
          <text:p text:style-name="P174">5 Technical Solution<text:tab/>10</text:p>
          <text:p text:style-name="P77">5.1 Converter Service <text:tab/>10</text:p>
          <text:p text:style-name="P77">5.2 Codec Service <text:tab/>11</text:p>
          <text:p text:style-name="P77">5.3 Use outside of OSGi<text:tab/>12</text:p>
          <text:p text:style-name="P68">5.3.1 Converter service via ServiceLoader<text:tab/>12</text:p>
          <text:p text:style-name="P68">5.3.2 Codec service via ServiceLoader<text:tab/>12</text:p>
          <text:p text:style-name="P77">5.4 Conversions<text:tab/>13</text:p>
          <text:p text:style-name="P68">5.4.1 Scalars and other singular types<text:tab/>14</text:p>
          <text:p text:style-name="P68">5.4.2 Arrays and Collections<text:tab/>16</text:p>
          <text:p text:style-name="P68">5.4.3 Maps and related data structures<text:tab/>17</text:p>
          <text:p text:style-name="P68">5.4.4 Adding support to existing OSGi types<text:tab/>19</text:p>
          <text:p text:style-name="P68">5.4.5 Provided Rules<text:tab/>19</text:p>
          <text:p text:style-name="P68">5.4.6 Special Cases<text:tab/>20</text:p>
          <text:p text:style-name="P77">5.5 TypeReference base class<text:tab/>21</text:p>
          <text:p text:style-name="P77">5.6 Variable substitution<text:tab/>22</text:p>
          <text:p text:style-name="P77">5.7 Portable Encodings<text:tab/>22</text:p>
          <text:p text:style-name="P68">5.7.1 Portable JSON encoding<text:tab/>22</text:p>
          <text:p text:style-name="P68">5.7.2 Portable YAML encoding<text:tab/>22</text:p>
          <text:p text:style-name="P68">5.7.3 Portable XML encoding<text:tab/>22</text:p>
          <text:p text:style-name="P174">6 Data Transfer Objects<text:tab/>23</text:p>
          <text:p text:style-name="P174">7 Javadoc<text:tab/>23</text:p>
          <text:p text:style-name="P174">8 Considered Alternatives<text:tab/>40</text:p>
          <text:p text:style-name="P174">9 Security Considerations<text:tab/>42</text:p>
          <text:p text:style-name="P174">10 Document Support<text:tab/>42</text:p>
          <text:p text:style-name="P77">10.1 References<text:tab/>42</text:p>
          <text:p text:style-name="P77">10.2 Author’s Address<text:tab/>42</text:p>
          <text:p text:style-name="P77">10.3 Acronyms and Abbreviations<text:tab/>43</text:p>
          <text:p text:style-name="P77">10.4 End of Document<text:tab/>43</text:p>
        </text:index-body>
      </text:table-of-content>
      <text:p text:style-name="P11"/>
      <text:h text:style-name="P168"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1"><text:span text:style-name="T36">Source code is shown in this typeface</text:span>.</text:p>
      <text:h text:style-name="P168"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7">Revision</text:p>
            </table:table-cell>
            <table:table-cell table:style-name="Table1.A1" office:value-type="string">
              <text:p text:style-name="P57">Date</text:p>
            </table:table-cell>
            <table:table-cell table:style-name="Table1.C1" office:value-type="string">
              <text:p text:style-name="P57">Comments</text:p>
            </table:table-cell>
          </table:table-row>
        </table:table-header-rows>
        <table:table-row table:style-name="Table1.2">
          <table:table-cell table:style-name="Table1.A1" office:value-type="string">
            <text:p text:style-name="P64">Initial</text:p>
          </table:table-cell>
          <table:table-cell table:style-name="Table1.B2" office:value-type="date" office:date-value="2015-10-01">
            <text:p text:style-name="P64">01/10/15</text:p>
          </table:table-cell>
          <table:table-cell table:style-name="Table1.C1" office:value-type="string">
            <text:p text:style-name="P64">Initial version, from RFP, with some initial API proposals.</text:p>
          </table:table-cell>
        </table:table-row>
        <text:soft-page-break/>
        <table:table-row table:style-name="Table1.2">
          <table:table-cell table:style-name="Table1.A3" office:value-type="float" office:value="0.1">
            <text:p text:style-name="P64">0.1</text:p>
          </table:table-cell>
          <table:table-cell table:style-name="Table1.B3" office:value-type="string">
            <text:p text:style-name="P64">January, 2016</text:p>
          </table:table-cell>
          <table:table-cell table:style-name="Table1.C3" office:value-type="string">
            <text:p text:style-name="P64">David Bosschaert, changes from Chicago F2F feedback.</text:p>
          </table:table-cell>
        </table:table-row>
        <table:table-row table:style-name="Table1.2">
          <table:table-cell table:style-name="Table1.A3" office:value-type="float" office:value="0.2">
            <text:p text:style-name="P64">0.2</text:p>
          </table:table-cell>
          <table:table-cell table:style-name="Table1.B3" office:value-type="string">
            <text:p text:style-name="P64">January, 2016</text:p>
          </table:table-cell>
          <table:table-cell table:style-name="Table1.C3" office:value-type="string">
            <text:p text:style-name="P64">David Bosschaert, changes from Madrid F2F.</text:p>
          </table:table-cell>
        </table:table-row>
        <table:table-row table:style-name="Table1.2">
          <table:table-cell table:style-name="Table1.A3" office:value-type="float" office:value="0.3">
            <text:p text:style-name="P64">0.3</text:p>
          </table:table-cell>
          <table:table-cell table:style-name="Table1.B3" office:value-type="string">
            <text:p text:style-name="P64">February, 2016</text:p>
          </table:table-cell>
          <table:table-cell table:style-name="Table1.C3" office:value-type="string">
            <text:p text:style-name="P64">David Bosschaert, changes from EEG concall Jan 27.</text:p>
          </table:table-cell>
        </table:table-row>
        <table:table-row table:style-name="Table1.2">
          <table:table-cell table:style-name="Table1.A3" office:value-type="float" office:value="0.4">
            <text:p text:style-name="P64">0.4</text:p>
          </table:table-cell>
          <table:table-cell table:style-name="Table1.B6" office:value-type="date" office:date-value="2016-02-01">
            <text:p text:style-name="P64">2016-02-01</text:p>
          </table:table-cell>
          <table:table-cell table:style-name="Table1.C3" office:value-type="string">
            <text:p text:style-name="P64">Updated coercion table per DS errata.</text:p>
            <text:p text:style-name="P64">BJ Hargrave</text:p>
          </table:table-cell>
        </table:table-row>
        <table:table-row table:style-name="Table1.2">
          <table:table-cell table:style-name="Table1.A3" office:value-type="float" office:value="0.5">
            <text:p text:style-name="P64"><text:change-start text:change-id="ct140207991453824"/>0.5<text:change-end text:change-id="ct140207991453824"/></text:p>
          </table:table-cell>
          <table:table-cell table:style-name="Table1.B3" office:value-type="string">
            <text:p text:style-name="P64"><text:change-start text:change-id="ct140207991454016"/>March, 2016<text:change-end text:change-id="ct140207991454016"/></text:p>
          </table:table-cell>
          <table:table-cell table:style-name="Table1.C3" office:value-type="string">
            <text:p text:style-name="P64"><text:change-start text:change-id="ct140207991454208"/>David Bosschaert, changes following EG call feedback.<text:change-end text:change-id="ct140207991454208"/></text:p>
          </table:table-cell>
        </table:table-row>
        <table:table-row table:style-name="Table1.2">
          <table:table-cell table:style-name="Table1.A3" office:value-type="float" office:value="0.6">
            <text:p text:style-name="P64"><text:change-start text:change-id="ct140207991454560"/>0.6<text:change-end text:change-id="ct140207991454560"/></text:p>
          </table:table-cell>
          <table:table-cell table:style-name="Table1.B3" office:value-type="string">
            <text:p text:style-name="P64"><text:change-start text:change-id="ct140207991454752"/>March, 2016<text:change-end text:change-id="ct140207991454752"/></text:p>
          </table:table-cell>
          <table:table-cell table:style-name="Table1.C3" office:value-type="string">
            <text:p text:style-name="P64"><text:change-start text:change-id="ct140207983171168"/>David Bosschaert, additional changes following EEG call feedback.<text:change-end text:change-id="ct140207983171168"/></text:p>
          </table:table-cell>
        </table:table-row>
        <table:table-row table:style-name="Table1.2">
          <table:table-cell table:style-name="Table1.A3" office:value-type="float" office:value="0.7">
            <text:p text:style-name="P64"><text:change-start text:change-id="ct140207975826320"/>0.7<text:change-end text:change-id="ct140207975826320"/></text:p>
          </table:table-cell>
          <table:table-cell table:style-name="Table1.B3" office:value-type="string">
            <text:p text:style-name="P64"><text:change-start text:change-id="ct140207990936112"/>April, 2016<text:change-end text:change-id="ct140207990936112"/></text:p>
          </table:table-cell>
          <table:table-cell table:style-name="Table1.C3" office:value-type="string">
            <text:p text:style-name="P64"><text:change-start text:change-id="ct140207992906448"/>David Bosschaert, added javadoc.<text:change-end text:change-id="ct140207992906448"/></text:p>
          </table:table-cell>
        </table:table-row>
      </table:table>
      <text:p text:style-name="P11"/>
      <text:h text:style-name="P75"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40"><text:span text:style-name="T37">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37">RFP investigates the issues that surrounding the use of type safe interfaces and DTOs where traditionally properties and other strings are used.</text:span> </text:p>
      <text:h text:style-name="P75" text:outline-level="1">Application Domain</text:h>
      <text:p text:style-name="P42">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42"><text:soft-page-break/>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28">In release 6, the OSGi Alliance introduced Data Transfer Objects (</text:span><text:span text:style-name="T30">DTOs</text:span><text:span text:style-name="T28">). DTOs are public objects without generics that only contain public fields based on simple types, arrays, and collections. <text:s/>In many ways DTOs </text:span><text:span text:style-name="T28">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ext:span><text:span text:style-name="T28">the more common web applications. DTOs unify the specification with the data since the data is what is already public when it is sent to another process or serialized.</text:span></text:p>
      <text:p text:style-name="P42">By limiting the allowed data types in DTOs and ensuring they have no cycles they can be easily (de)serialized using JSON, providing easy interactions with Javascript.</text:p>
      <text:p text:style-name="Body"><text:span text:style-name="T28">In enRoute, a </text:span><text:span text:style-name="T30">DTO+</text:span><text:span text:style-name="T28"> is a DTO but it additionally allows many additional types and defines the rules for creating these types in a conversion.</text:span></text:p>
      <text:p text:style-name="P42">In applications, a DTO provides the same role as a Javascript hash/object. In java, however, the fields are typed, providing type checks and content assist in the browser. However, there are similar needs to what Javascript provides when objects are used that way:</text:p>
      <text:list xml:id="list250497455229382080" text:style-name="L2">
        <text:list-item>
          <text:p text:style-name="P86">Deep copy – Create two DTOs that are equal but do not share any instances</text:p>
        </text:list-item>
        <text:list-item>
          <text:p text:style-name="P86">Deep equals – Compare two DTOs for equality</text:p>
        </text:list-item>
        <text:list-item>
          <text:p text:style-name="P86">Shallow copy – Create a new DTO but share the fields</text:p>
        </text:list-item>
        <text:list-item>
          <text:p text:style-name="P86">Diff – Calculate the difference between 2 DTOs, providing where and why the the objects are different.</text:p>
        </text:list-item>
        <text:list-item>
          <text:p text:style-name="P85"><text:span text:style-name="T28">Path based access – Provide a path based access into a DTO. E.g. a path can be </text:span><text:span text:style-name="Example"><text:span text:style-name="T28">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169" text:outline-level="2">Conversions</text:h>
      <text:p text:style-name="Body"><text:span text:style-name="T28">The Java language has the concept of a </text:span><text:span text:style-name="T30">type</text:span><text:span text:style-name="T28">. A type is defined by either a class or one of the generic types.</text:span></text:p>
      <text:p text:style-name="Body"><text:soft-page-break/><text:span text:style-name="T28">The first level of conversion of a </text:span><text:span text:style-name="T31">value</text:span><text:span text:style-name="T28"> is limited to </text:span><text:span text:style-name="T30">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30">cardinal</text:span> types:</text:p>
      <text:list xml:id="list5194667491252118965" text:style-name="L3">
        <text:list-item>
          <text:p text:style-name="P87"><text:span text:style-name="T30">Collection</text:span> – An enumeration of zero or more values.</text:p>
        </text:list-item>
        <text:list-item>
          <text:p text:style-name="P87"><text:span text:style-name="T30">Arrays</text:span> – An enumeration of zero or more values.</text:p>
        </text:list-item>
        <text:list-item>
          <text:p text:style-name="P87"><text:span text:style-name="T30">Map</text:span> – A mapping from one value to another value</text:p>
        </text:list-item>
      </text:list>
      <text:h text:style-name="P169" text:outline-level="2">Reflection</text:h>
      <text:p text:style-name="P42">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28">Java does not have a built in concept to create a </text:span><text:span text:style-name="T30">type reference </text:span><text:span text:style-name="T28">for generic types since an instance does not contain the generic information it was compiled with, this information is erased. A common pattern to provide a generic type signature is to create a </text:span><text:span text:style-name="Example"><text:span text:style-name="T28">TypeReference&lt;T&gt;</text:span></text:span><text:span text:style-name="T28"> class. To create a reference, an inner subclass is created that then encodes the T in its generic signature for the super relation:</text:span></text:p>
      <text:p text:style-name="P36">new TypeReference&lt;List&lt;Map&lt;Pair&lt;Integer,String&gt;,String&gt;&gt;() {}</text:p>
      <text:p text:style-name="Body"><text:span text:style-name="T28">The <text:s/>TypeReference class then can inspect this information and provides the desired type information with a </text:span><text:span text:style-name="Example"><text:span text:style-name="T28">Type getType()</text:span></text:span><text:span text:style-name="T28"> method.</text:span></text:p>
      <text:p text:style-name="P42">Libraries like the bnd Converter can use the reflective information to create another object of a desired type. For example:</text:p>
      <text:p text:style-name="P36">byte[] barray = Converter.cnv( byte[].class, “1”); // new byte[]{1}</text:p>
      <text:p text:style-name="P36">List&lt;Short&gt; shorts = Converter.cnv( </text:p>
      <text:p text:style-name="P36"><text:s text:c="6"/>new TypeReference&lt;List&lt;Short&gt;&gt;(){}, new String[]{“1”,”2”}); // [1, 2]</text:p>
      <text:p text:style-name="P36">FooConfig fooConfig = Converter.cnv( FooConfig.class, map );</text:p>
      <text:p text:style-name="P36">Map&lt;String,Object&gt; map = Converter.cnv( </text:p>
      <text:p text:style-name="P36"><text:s text:c="6"/>new TypeReference&lt;Map&lt;String,Object&gt;&gt;(){}, dto );</text:p>
      <text:p text:style-name="Body"><text:span text:style-name="T28">The bnd JSON Codec extend this model to </text:span><text:span text:style-name="T30">JSON</text:span><text:span text:style-name="T28">.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16">viations </text:span></text:h>
      <text:list xml:id="list156840031750612511" text:style-name="L4">
        <text:list-item>
          <text:p text:style-name="P88">DTO+ – a DTO with an identity.</text:p>
        </text:list-item>
      </text:list>
      <text:p text:style-name="P38"/>
      <text:h text:style-name="P75" text:outline-level="1"><text:soft-page-break/>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2126985019153887798" text:style-name="L5">
        <text:list-item>
          <text:p text:style-name="P91">General any-to-any type conversion </text:p>
        </text:list-item>
        <text:list-item>
          <text:p text:style-name="P91">Extension to the DTO model that allows more types to be used in its fields</text:p>
        </text:list-item>
        <text:list-item>
          <text:p text:style-name="P91">Extension to the DTO that provides DTOs with an identity and if applicable comparable.</text:p>
        </text:list-item>
        <text:list-item>
          <text:p text:style-name="P91">DTO support for copying, <text:span text:style-name="T16">equals, and diffing</text:span></text:p>
        </text:list-item>
        <text:list-item>
          <text:p text:style-name="P89">JSON encoding/decoding</text:p>
        </text:list-item>
      </text:list>
      <text:h text:style-name="P75" text:outline-level="1">Requirements</text:h>
      <text:h text:style-name="Heading_20_2" text:outline-level="2">General</text:h>
      <text:list xml:id="list5554845678531544199" text:style-name="L6">
        <text:list-item>
          <text:p text:style-name="P92">G0010 – Provide a service that can convert any object to a given type. The specification must clearly outline what conversions are possible but must at least allow the simple types, maps, collections, and arrays.</text:p>
        </text:list-item>
        <text:list-item>
          <text:p text:style-name="P92">G0020 – Provide a type reference class</text:p>
        </text:list-item>
        <text:list-item>
          <text:p text:style-name="P92">G0030 – It must be possible to specify the destination type with a class, a generic type (Type&lt;T&gt;), or a type reference. </text:p>
        </text:list-item>
        <text:list-item>
          <text:p text:style-name="P92">G0040 – It must be possible to convert Strings to popular Java types like Pattern, File, Date, Java Date/Time, UUID, et al. The specification must clearly define the rules for these classes.</text:p>
        </text:list-item>
        <text:list-item>
          <text:p text:style-name="P92"><text:soft-page-break/>G0045 – It must be possible to convert EventAdmin Event objects and Service Reference objects to Map&lt;String,Object&gt;</text:p>
        </text:list-item>
        <text:list-item>
          <text:p text:style-name="P92">G0050 – The solution should be usable outside of an OSGi Framework, <text:span text:style-name="T18">i.e.</text:span> in plain Java environment.</text:p>
        </text:list-item>
      </text:list>
      <text:h text:style-name="Heading_20_3" text:outline-level="3">From Configurer RFP</text:h>
      <text:list xml:id="list994206004" text:continue-numbering="true" text:style-name="L6">
        <text:list-item>
          <text:p text:style-name="P92">G0250 – It must be possible to use [substitute] information from the local system, for example passwords, if permitted.</text:p>
        </text:list-item>
      </text:list>
      <text:h text:style-name="Heading_20_2" text:outline-level="2">Maps</text:h>
      <text:list xml:id="list939552019" text:continue-numbering="true" text:style-name="L6">
        <text:list-item>
          <text:p text:style-name="P92">M0010 – It must be possible to convert a Map or Dictionary to an interface where the method names are used as keys</text:p>
        </text:list-item>
        <text:list-item>
          <text:p text:style-name="P92">M0020 – It must be possible to convert a DTO+ to a Map&lt;String,Object&gt; and vice versa</text:p>
        </text:list-item>
      </text:list>
      <text:h text:style-name="Heading_20_2" text:outline-level="2">DTOs</text:h>
      <text:list xml:id="list1493027040" text:continue-numbering="true" text:style-name="L6">
        <text:list-item>
          <text:p text:style-name="P92">D0005 – It must be possible to assign an identity to a DTO. This shall be referred to as a DTO+.</text:p>
        </text:list-item>
        <text:list-item>
          <text:p text:style-name="P92">D0010 – It must be possible to diff two objects of the same type returning information where the DTO+'s differ and in what way.</text:p>
        </text:list-item>
        <text:list-item>
          <text:p text:style-name="P92">D0020 – Provide a proper deepEquals that assumes DTO+</text:p>
        </text:list-item>
        <text:list-item>
          <text:p text:style-name="P92">D0030 – Provide a way for types to handle conversion from and to strings for non-specified types</text:p>
        </text:list-item>
        <text:list-item>
          <text:p text:style-name="P92">D0040 – Provide a way to set/get fields from a DTO+ through a string path.</text:p>
        </text:list-item>
        <text:list-item>
          <text:p text:style-name="P92">D0050 – Provide a base class for identity DTO+s</text:p>
        </text:list-item>
        <text:list-item>
          <text:p text:style-name="P92">D0060 – Provide a compare function for identity DTOs that have a primary key that is comparable</text:p>
        </text:list-item>
        <text:list-item>
          <text:p text:style-name="P92">D0070 – Provide a way to find out if a DTO+ is complex</text:p>
        </text:list-item>
        <text:list-item>
          <text:p text:style-name="P92">D0080 – Provide a way to find out an object is <text:s/>DTO+</text:p>
        </text:list-item>
        <text:list-item>
          <text:p text:style-name="P92">D0090 – Provide a way to verify that an object is a DTO+ and has no cycles</text:p>
        </text:list-item>
        <text:list-item>
          <text:p text:style-name="P92">D0100 – Provide a deep copy routine for a DTO+</text:p>
        </text:list-item>
        <text:list-item>
          <text:p text:style-name="P92">D0110 – Provide a shallow copy routine for a DTO+</text:p>
        </text:list-item>
      </text:list>
      <text:h text:style-name="Heading_20_2" text:outline-level="2">JSON</text:h>
      <text:list xml:id="list848546183" text:continue-numbering="true" text:style-name="L6">
        <text:list-item>
          <text:p text:style-name="P92">J0010 – Provide a JSON encoder and decoder that uses the conversion rules for the conversion from JSON types to destination types</text:p>
        </text:list-item>
        <text:list-item>
          <text:p text:style-name="P92">J0020 – JSON decoding must be able to provide a value without specifying any type for the destination</text:p>
        </text:list-item>
        <text:list-item>
          <text:p text:style-name="P92">J0030 – The output must be an OutputStream, Appendable, or String</text:p>
        </text:list-item>
        <text:list-item>
          <text:p text:style-name="P92"><text:soft-page-break/>J0040 – The input must be an InputStream, Readable, or String</text:p>
        </text:list-item>
        <text:list-item>
          <text:p text:style-name="P92">J0050 – It must be possible to pretty print the output</text:p>
        </text:list-item>
        <text:list-item>
          <text:p text:style-name="P92">J0055 – It must be possible to generate canonical, compact output</text:p>
        </text:list-item>
        <text:list-item>
          <text:p text:style-name="P92">J0060 – It must be possible to specify the output character set for a stream</text:p>
        </text:list-item>
        <text:list-item>
          <text:p text:style-name="P92">J0070 – It must be possible to specify if nulls are outputed or not</text:p>
        </text:list-item>
        <text:list-item>
          <text:p text:style-name="P90">J0080 – It must be possible to add hook to the conversions for custom types for encoding and decoding</text:p>
        </text:list-item>
      </text:list>
      <text:h text:style-name="P75" text:outline-level="1">Technical Solution</text:h>
      <text:p text:style-name="Standard">The solution centers around services to support the conversions: the <text:span text:style-name="T21">Converter</text:span> service which can convert objects from one type to another, and the <text:span text:style-name="T21">Codec</text:span> service which can encode/decode a specific serialized format.</text:p>
      <text:p text:style-name="Body">This RFC also defines a mechanism to use these services outside an OSGi Framework.</text:p>
      <text:h text:style-name="Heading_20_2" text:outline-level="2">Converter Service </text:h>
      <text:p text:style-name="Standard">The <text:span text:style-name="T21">Converter </text:span>service is used to start a conversion. The service will be obtained from the service registry. The conversion is then completed via the <text:span text:style-name="T21">Converting</text:span> interface that has methods to specify the target type.</text:p>
      <text:p text:style-name="Standard"/>
      <text:p text:style-name="P18"><text:span text:style-name="T29">public</text:span><text:span text:style-name="T16"> </text:span><text:span text:style-name="T29">interface</text:span><text:span text:style-name="T16"> Converter {</text:span></text:p>
      <text:p text:style-name="P3"/>
      <text:p text:style-name="P3"><text:s text:c="4"/>Adapter getAdapter();</text:p>
      <text:p text:style-name="P3"/>
      <text:p text:style-name="P3"><text:s text:c="4"/>Converting convert(Object obj);</text:p>
      <text:p text:style-name="P26">}</text:p>
      <text:p text:style-name="P26"/>
      <text:p text:style-name="P18"><text:span text:style-name="T29">public</text:span><text:span text:style-name="T16"> </text:span><text:span text:style-name="T29">interface</text:span><text:span text:style-name="T16"> Converting {</text:span></text:p>
      <text:p text:style-name="P2"/>
      <text:p text:style-name="P2"><text:s text:c="4"/>&lt;T&gt; T to(Class&lt;T&gt; clazz);</text:p>
      <text:p text:style-name="P2"/>
      <text:p text:style-name="P2"><text:s text:c="4"/>&lt;T&gt; T to(TypeReference&lt;T&gt; ref); // to capture the generics of type T</text:p>
      <text:p text:style-name="P1"/>
      <text:p text:style-name="P1"><text:s text:c="4"/>Object to(Type type); // for use with reflection</text:p>
      <text:p text:style-name="P1">}</text:p>
      <text:p text:style-name="P1"/>
      <text:p text:style-name="P1">public interface Adapter extends Converter {</text:p>
      <text:p text:style-name="P1"><text:s text:c="4"/>// Specify a rule where the adapter deviates from the standard converter.</text:p>
      <text:p text:style-name="P1"><text:s text:c="4"/>// Multiple rules can be specified.</text:p>
      <text:p text:style-name="P1"><text:change-start text:change-id="ct140207996278944"/><text:s text:c="4"/>&lt;F, T&gt; Adapter rule(Rule&lt;F, T&gt; rule);</text:p>
      <text:p text:style-name="P1"><text:s text:c="4"/>&lt;F, T&gt; Adapter rule(Function&lt;F, T&gt; toFun, Function&lt;T, F&gt; fromFun);</text:p>
      <text:p text:style-name="P1"><text:change-end text:change-id="ct140207996278944"/><text:soft-page-break/><text:s text:c="4"/>&lt;F, T&gt; <text:change text:change-id="ct140207996282400"/>Adapter rule(Class&lt;F&gt; fromCls, Class&lt;T&gt; toCls, </text:p>
      <text:p text:style-name="P1"><text:s text:c="18"/>Function&lt;F, T&gt; toFun, Function&lt;T, F&gt; fromFun);</text:p>
      <text:p text:style-name="P1">}</text:p>
      <text:p text:style-name="P1"/>
      <text:p text:style-name="P2"><text:span text:style-name="T40">Example</text:span> uses:</text:p>
      <text:p text:style-name="P2"/>
      <text:p text:style-name="P2"><text:s text:c="4"/>Converter c = ...; // from service registry</text:p>
      <text:p text:style-name="P2"><text:s text:c="4"/>String s = c.convert(12L).to(String.class));</text:p>
      <text:p text:style-name="P2"><text:s text:c="4"/>Long l = c.convert(“123”).to(Long.class));</text:p>
      <text:p text:style-name="P2"/>
      <text:p text:style-name="P2"><text:s text:c="4"/>// This codec adapter changes the way String[] is handled</text:p>
      <text:p text:style-name="P2"><text:s text:c="4"/>Adapter ca = c.getAdapter();</text:p>
      <text:p text:style-name="P2"><text:s text:c="4"/>ca.rule(String[].class, String.class,</text:p>
      <text:p text:style-name="P2"><text:s text:c="8"/>v -&gt; Stream.of(v).collect(Collectors.joining(","))), </text:p>
      <text:p text:style-name="P2"><text:s text:c="8"/>v -&gt; v.split(","));</text:p>
      <text:p text:style-name="P2"><text:s text:c="4"/>String s = ca.convert(new String[] {"A","B"}).to(String.class); // "A,B"</text:p>
      <text:p text:style-name="P2"><text:s text:c="4"/>String[] sa = ca.convert(s).to(String[].class); // {"A", "B"}</text:p>
      <text:p text:style-name="Body">The <text:span text:style-name="T21">TypeReference</text:span> class mentioned here is used to obtain Java generics information at runtime. It is defined later in this document.</text:p>
      <text:p text:style-name="Body"><office:annotation office:name="__Annotation__4023_923006322"><dc:creator>David Bosschaert</dc:creator><dc:date>2016-01-04T17:14:12</dc:date><text:p text:style-name="P176"><text:span text:style-name="T52">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Codec Service </text:h>
      <text:p text:style-name="Body">The <text:span text:style-name="T21">Codec</text:span> service can be used to encode a given object in a certain representation, for example JSON, YAML or XML. The <text:span text:style-name="T21">Codec</text:span> service can also decode the representation it produced. A single <text:span text:style-name="T21">Codec</text:span> service can encode/decode only a single format. To support multiple encoding formats register multiple services.</text:p>
      <text:p text:style-name="P18"><text:span text:style-name="T29">public</text:span><text:span text:style-name="T16"> </text:span><text:span text:style-name="T29">interface</text:span><text:span text:style-name="T16"> Codec {</text:span></text:p>
      <text:p text:style-name="P2"><text:change text:change-id="ct140207996285568"/><text:s text:c="4"/>&lt;T&gt; Decoding&lt;T&gt; decode(Class&lt;T&gt; cls);</text:p>
      <text:p text:style-name="P2"><text:s text:c="4"/>&lt;T&gt; Decoding&lt;T&gt; decode(TypeReference&lt;T&gt; ref);</text:p>
      <text:p text:style-name="P2"><text:s text:c="4"/>Decoding&lt;?&gt; decode(Type type);</text:p>
      <text:p text:style-name="P3"/>
      <text:p text:style-name="P2"><text:s text:c="4"/>Encoding encode(Object obj);</text:p>
      <text:p text:style-name="P2"/>
      <text:p text:style-name="P2"><text:s text:c="4"/>// Use an alternative converter with this codec, to convert custom objects</text:p>
      <text:p text:style-name="P3"><text:s text:c="4"/>Codec with(Converter converter);</text:p>
      <text:p text:style-name="P26">}</text:p>
      <text:p text:style-name="P26"/>
      <text:p text:style-name="Body">Codec service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2">property name</text:p>
          </table:table-cell>
          <table:table-cell table:style-name="Table10.A1" office:value-type="string">
            <text:p text:style-name="P54">type</text:p>
          </table:table-cell>
          <table:table-cell table:style-name="Table10.C1" office:value-type="string">
            <text:p text:style-name="P54">description</text:p>
          </table:table-cell>
        </table:table-row>
        <table:table-row table:style-name="Table10.2">
          <table:table-cell table:style-name="Table10.A2" office:value-type="string">
            <text:p text:style-name="P23">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P43"/>
      <text:p text:style-name="P26">public interface Decoding&lt;T&gt; {</text:p>
      <text:p text:style-name="P2"><text:s text:c="4"/>T from(InputStream in); // uses UTF-8</text:p>
      <text:p text:style-name="P3"><text:soft-page-break/><text:s text:c="4"/>T from(InputStream in, <text:change text:change-id="ct140207996288768"/><text:change-start text:change-id="ct140207996288384"/>Charset<text:change-end text:change-id="ct140207996288384"/> charset);</text:p>
      <text:p text:style-name="P3"><text:s text:c="4"/>T from(Readable in);</text:p>
      <text:p text:style-name="P3"><text:s text:c="4"/>T from(CharSequence in);</text:p>
      <text:p text:style-name="P26">}</text:p>
      <text:p text:style-name="P26"/>
      <text:p text:style-name="P26">public interface Encoding {<text:change-start text:change-id="ct140207996288144"/></text:p>
      <text:p text:style-name="P26"><text:s text:c="4"/>Encoding pretty();</text:p>
      <text:p text:style-name="P26"><text:change-end text:change-id="ct140207996288144"/></text:p>
      <text:p text:style-name="P2"><text:s text:c="4"/>void to(OutputStream out); // uses UTF-8</text:p>
      <text:p text:style-name="P3"><text:s text:c="4"/>void to(OutputStream out, <text:change text:change-id="ct140207996288960"/><text:change-start text:change-id="ct140207996289152"/>Charset<text:change-end text:change-id="ct140207996289152"/> charset);</text:p>
      <text:p text:style-name="P3"><text:s text:c="4"/>Appendable to(Appendable out);</text:p>
      <text:p text:style-name="P3"><text:s text:c="4"/>String toString();</text:p>
      <text:p text:style-name="P26">}</text:p>
      <text:p text:style-name="P26"/>
      <text:p text:style-name="Body">Note that the APIs that work on streams do not close the stream after their operation. A stream can easily be closed via the try-with-resources mechanism.</text:p>
      <text:p text:style-name="Body">The above API can be used it like this:</text:p>
      <text:p text:style-name="P2">String encoded = codec<text:change text:change-id="ct140207996289488"/>.encode(myObj).<text:change-start text:change-id="ct140207996289680"/>pretty().<text:change-end text:change-id="ct140207996289680"/>toString();</text:p>
      <text:p text:style-name="P2"/>
      <text:h text:style-name="Heading_20_2" text:outline-level="2">Use outside of OSGi</text:h>
      <text:p text:style-name="P27">Services defined in this specification can also be obtained via the <text:span text:style-name="T21">java.util.ServiceLoader</text:span> API for use-cases where an OSGi Service Registry is not available. Such usage is defined in this section.</text:p>
      <text:p text:style-name="P27"/>
      <text:p text:style-name="P27">Note this section only applies to use outside of OSGi. When running in an OSGi framework these services are available from the Service Registry.</text:p>
      <text:p text:style-name="P27"/>
      <text:h text:style-name="Heading_20_3" text:outline-level="3">Converter service via ServiceLoader</text:h>
      <text:p text:style-name="P27">A instance of the Converter service can be looked up via the <text:span text:style-name="T21">ServiceLoader.load(Converter.class)</text:span> method.</text:p>
      <text:p text:style-name="P27"/>
      <text:h text:style-name="Heading_20_3" text:outline-level="3">Codec service via ServiceLoader</text:h>
      <text:p text:style-name="P27">As a number of different <text:span text:style-name="T21">Codec</text:span> services can be available at run-time, each for a specific target type, the <text:span text:style-name="T21">Codec</text:span> service is obtained via the <text:span text:style-name="T21">CodecFactory</text:span> service when used with the <text:span text:style-name="T21">java.util.ServiceLoader</text:span><text:span text:style-name="T22"> to select the encoding to be used:</text:span></text:p>
      <text:p text:style-name="P3"/>
      <text:p text:style-name="P3">public interface CodecFactory {</text:p>
      <text:p text:style-name="P3"><text:change text:change-id="ct140207996290448"/><text:s text:c="4"/>Codec getCodecByMimeType(String type); // e.g. “application/json”</text:p>
      <text:p text:style-name="P3">}</text:p>
      <text:p text:style-name="P3"/>
      <text:p text:style-name="P4">With the CodecFactory obtain the desired codec as <text:change-start text:change-id="ct140207996290960"/>in the <text:change-end text:change-id="ct140207996290960"/>follow<text:change-start text:change-id="ct140207996291152"/>ing example<text:change-end text:change-id="ct140207996291152"/><text:change text:change-id="ct140207991794352"/>:</text:p>
      <text:p text:style-name="P3"/>
      <text:p text:style-name="P3">Codec getCodec(String mimeType) {</text:p>
      <text:p text:style-name="P3"><text:s text:c="4"/>ServiceLoader&lt;CodecFactory&gt; sl = ServiceLoader.load(CodecFactory.class);</text:p>
      <text:p text:style-name="P3"><text:s text:c="4"/>for (CodecFactory cf : sl) {</text:p>
      <text:p text:style-name="P3"><text:s text:c="8"/>Codec codec = cf.getCodecByMimeType(mimeType);</text:p>
      <text:p text:style-name="P3"><text:s text:c="8"/>if (codec != null) {</text:p>
      <text:p text:style-name="P3"><text:s text:c="12"/>return codec;</text:p>
      <text:p text:style-name="P3"><text:s text:c="8"/>}</text:p>
      <text:p text:style-name="P3"><text:s text:c="4"/>}</text:p>
      <text:p text:style-name="P3"><text:s text:c="4"/>return null; // Requested codec not found</text:p>
      <text:p text:style-name="P3"><text:soft-page-break/>}</text:p>
      <text:p text:style-name="P27"/>
      <text:h text:style-name="Heading_20_2" text:outline-level="2">Conversions</text:h>
      <text:p text:style-name="Body"><text:change-start text:change-id="ct140207996292304"/>TODO describe what happens when a conversion cannot be made, e.g. convert “Hello” into an int or what happens if I try to convert a map {“numberOfPages”, TRUE} into a java.awt.print.Pageable? Will we use null? No value (if possible) or throw an exception?</text:p>
      <text:p text:style-name="Body"><text:change-end text:change-id="ct140207996292304"/>The following conversions will be supported.</text:p>
      <text:p text:style-name="Body">This section describes conversions to String and from String for the default converter. Users can provide alternative representations by <text:change text:change-id="ct140207996292496"/><text:change-start text:change-id="ct140207996292688"/>confi<text:change-end text:change-id="ct140207996292688"/><text:change-start text:change-id="ct140207991520272"/>guring<text:change-end text:change-id="ct140207991520272"/> their own <text:span text:style-name="T21">Adapter</text:span> that delegates to the default converter for all except the special conversions.</text:p>
      <text:p text:style-name="Body"/>
      <text:h text:style-name="P170"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30">Coercion from Property Value to Method Type </text:span><text:span text:style-name="T28">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2">→</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53">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change-start text:change-id="ct140207996307120"/>null<text:change-end text:change-id="ct140207996307120"/><text:change text:change-id="ct140207996306400"/></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double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change-start text:change-id="ct140207996308976"/> ?</text:p>
            <text:p text:style-name="Table_20_Contents">1 : 0<text:change-end text:change-id="ct140207996308976"/></text:p>
          </table:table-cell>
          <table:table-cell table:style-name="Table6.A2" office:value-type="string">
            <text:p text:style-name="Table_20_Contents">v.charValue()</text:p>
          </table:table-cell>
          <table:table-cell table:style-name="Table6.A2" office:value-type="string">
            <text:p text:style-name="Table_20_Contents">(char) v.<text:span text:style-name="T28">int</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53">number</text:p>
          </table:table-cell>
          <table:table-cell table:style-name="Table6.A2" office:value-type="string">
            <text:p text:style-name="Table_20_Contents"><text:span text:style-name="T30">Number</text:span>.</text:p>
            <text:p text:style-name="Table_20_Contents">parse<text:span text:style-name="T30">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30">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55">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53">EnumType</text:p>
          </table:table-cell>
          <table:table-cell table:style-name="Table6.A2" office:value-type="string">
            <text:p text:style-name="Table_20_Contents"><text:span text:style-name="T30">EnumType</text:span>.</text:p>
            <text:p text:style-name="Table_20_Contents">valueOf(v)</text:p>
          </table:table-cell>
          <table:table-cell table:style-name="Table6.A2" office:value-type="string">
            <text:p text:style-name="Table_20_Contents"><text:change-start text:change-id="ct140207996311072"/><text:span text:style-name="T30">EnumType</text:span>.</text:p>
            <text:p text:style-name="Table_20_Contents">valueOf(v.toString().toUpperCase())<text:change-end text:change-id="ct140207996311072"/><text:change text:change-id="ct140207996312272"/></text:p>
          </table:table-cell>
          <table:table-cell table:style-name="Table6.A2" office:value-type="string">
            <text:p text:style-name="Table_20_Contents"><text:change-start text:change-id="ct140207996310544"/><text:span text:style-name="T30">EnumType</text:span>.</text:p>
            <text:p text:style-name="Table_20_Contents">valueOf(Character.</text:p>
            <text:p text:style-name="Table_20_Contents">toString(v))<text:change-end text:change-id="ct140207996310544"/><text:change text:change-id="ct140207996312512"/></text:p>
          </table:table-cell>
          <table:table-cell table:style-name="Table6.A2" office:value-type="string">
            <text:p text:style-name="Table_20_Contents"><text:change-start text:change-id="ct140207996313360"/><text:span text:style-name="T30">EnumType</text:span>.values()[v.intValue()]<text:change-end text:change-id="ct140207996313360"/><text:change text:change-id="ct140207996313552"/></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53">AnnotationType</text:p>
          </table:table-cell>
          <table:table-cell table:style-name="Table6.A2" office:value-type="string">
            <text:p text:style-name="P56">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27">Source data types not listed in the above table are converted to String using the <text:span text:style-name="T21">toString()</text:span> method before further conversion to a target type is attempted.</text:p>
      <text:h text:style-name="Heading_20_4" text:outline-level="4">Other target data types, including boxed Number, Boolean and Character</text:h>
      <text:p text:style-name="Body"><text:change-start text:change-id="ct140207996307888"/>TODO Conversions between Boolean <text:span text:style-name="T18">→</text:span> Number/Character and Number/Character <text:span text:style-name="T18">→</text:span> Boolean</text:p>
      <text:p text:style-name="Body"><text:change-end text:change-id="ct140207996307888"/>Conversion to other target data types is done by converting the source to a String value first. Then further conversion to the target type is be attempted by trying the following methods on the target type, in this order:</text:p>
      <text:list xml:id="list2730292469399639253" text:style-name="L7">
        <text:list-item>
          <text:p text:style-name="P94">static valueOf(String s)</text:p>
        </text:list-item>
        <text:list-item>
          <text:p text:style-name="P93">String constructor.</text:p>
        </text:list-item>
      </text:list>
      <text:p text:style-name="Body">Exceptions:</text:p>
      <text:list xml:id="list8567472020954182462" text:style-name="L8">
        <text:list-item>
          <text:p text:style-name="P84"><text:span text:style-name="T7">null</text:span> values will result in a <text:span text:style-name="T7">null</text:span> value for the target value.</text:p>
        </text:list-item>
        <text:list-item>
          <text:p text:style-name="P95"><text:soft-page-break/>Empty arrays / collections will be converted into a <text:span text:style-name="T7">null</text:span> target value.</text:p>
        </text:list-item>
      </text:list>
      <text:h text:style-name="P171" text:outline-level="3">Arrays and Collections</text:h>
      <text:h text:style-name="Heading_20_4" text:outline-level="4">Conversion from Arrays, Collections to single-value type </text:h>
      <text:p text:style-name="Body">The first element is taken and converted into the target element.</text:p>
      <text:p text:style-name="P5">Conversion from empty Arrays and Collections is described in a previous section.</text:p>
      <text:p text:style-name="P5"/>
      <text:p text:style-name="P5">Implementations wishing that need to handle multi-value to single-value differently, for example converting a String array to a comma-separated String, can do so by providing their own adapter for the conversion.</text:p>
      <text:p text:style-name="P5"/>
      <text:h text:style-name="Heading_20_4" text:outline-level="4">Conversion to Array or Collection</text:h>
      <text:p text:style-name="Body">A new object is always returned as the object will be owned by the caller.</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54">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5">A mutable implementation is created. E.g. if the target type is <text:span text:style-name="T1">List</text:span> then the implementation can create an <text:span text:style-name="T1">ArrayList</text:span><text:span text:style-name="T12">.</text:span><text:span text:style-name="T12"> When converting to a Set the converter must choose a set implementation that preserves iteration orde</text:span><text:span text:style-name="T12">r.</text:span></text:p>
          </table:table-cell>
        </table:table-row>
        <table:table-row>
          <table:table-cell table:style-name="Table8.A2" office:value-type="string">
            <text:p text:style-name="Table_20_Contents">Collection concrete type</text:p>
          </table:table-cell>
          <table:table-cell table:style-name="Table8.B2" office:value-type="string">
            <text:p text:style-name="P5">A new instance is created by calling <text:span text:style-name="T1">Class.newInstance()</text:span> on the provided type. For example if the target type is <text:span text:style-name="T1">LinkedList</text:span> then the converter creates a target object by calling <text:span text:style-name="T5">LinkedList.class.newInstance()</text:span>.</text:p>
          </table:table-cell>
        </table:table-row>
        <table:table-row>
          <table:table-cell table:style-name="Table8.A2" office:value-type="string">
            <text:p text:style-name="P29">T[]</text:p>
          </table:table-cell>
          <table:table-cell table:style-name="Table8.B2" office:value-type="string">
            <text:p text:style-name="P5"><text:change-start text:change-id="ct140207996338784"/><text:span text:style-name="T1">Array.</text:span><text:change-end text:change-id="ct140207996338784"/><text:span text:style-name="T1">new</text:span><text:change-start text:change-id="ct140207996333552"/><text:span text:style-name="T1">Instance</text:span><text:change-end text:change-id="ct140207996333552"/><text:change-start text:change-id="ct140207996341808"/><text:span text:style-name="T1">(Class&lt;T&gt; cls, int </text:span><text:span text:style-name="T11">x</text:span><text:span text:style-name="T1">)</text:span><text:change-end text:change-id="ct140207996341808"/><text:change text:change-id="ct140207996342000"/> where <text:span text:style-name="T2">x</text:span> <text:span text:style-name="T12">is the size of the source collection, 1 in case of a scalar.</text:span></text:p>
          </table:table-cell>
        </table:table-row>
      </table:table>
      <text:p text:style-name="P6">If the source object is <text:span text:style-name="T3">null</text:span>, an empty collection/array is produced.</text:p>
      <text:p text:style-name="Body">If the source object is a single-value object then this value is the element to be inserted.</text:p>
      <text:p text:style-name="Body">If the source is a collection or array then every element on this list is considered an element to be inserted.</text:p>
      <text:p text:style-name="Body"><text:change-start text:change-id="ct140207996338976"/>If the source is a map-like structure then each entry on the map will be converted into a Map.Entry instance which in turn will be considered as an element to be inserted. See the Map.Entry conversions for more details<text:span text:style-name="T18">.</text:span></text:p>
      <text:p text:style-name="Body"><text:change-end text:change-id="ct140207996338976"/><text:change text:change-id="ct140207996333216"/>Once the elements to be inserted are established, each element is converted into the target type using the converter rules before it is <text:span text:style-name="T18">inserted.</text:span></text:p>
      <text:p text:style-name="P5"><text:span text:style-name="T18">The converter should use all information </text:span><text:span text:style-name="T18">available to it to perform the conversion. I.e. </text:span><text:span text:style-name="T18">whe</text:span><text:span text:style-name="T18">n a </text:span><text:span text:style-name="T1">TypeReference</text:span><text:span text:style-name="T18"> is used the generics information of the target type is still available at runtime making it possible to instruct the converter to convert to parameterized types of which the generic information would otherwise </text:span><text:span text:style-name="T18">be</text:span><text:span text:style-name="T18"> </text:span><text:span text:style-name="T18">erased. For example </text:span><text:span text:style-name="T18">the following constr</text:span><text:span text:style-name="T18">uct can be used to convert an </text:span><text:span text:style-name="T1">int[]</text:span><text:span text:style-name="T18"> into a </text:span><text:span text:style-name="T1">Set&lt;Double&gt;</text:span><text:span text:style-name="T18">:</text:span></text:p>
      <text:p text:style-name="P41"><text:s text:c="3"/>converter.convert(new int [] {1,2,3}).to(new TypeReference&lt;Set&lt;Double&gt;&gt;() {})</text:p>
      <text:p text:style-name="Body"/>
      <text:h text:style-name="Heading_20_3" text:outline-level="3"><text:soft-page-break/>Maps and related data structures</text:h>
      <text:p text:style-name="Body">These data structures can hold multiple key-value pairs of various types. The canonical representation of such data structure is a Map.</text:p>
      <text:h text:style-name="Heading_20_4" text:outline-level="4">Map</text:h>
      <text:p text:style-name="Body">A new map instance is always returned as the resulting map is owned by the caller of the converter.</text:p>
      <text:p text:style-name="Body">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54">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5">A mutable implementation is created. E.g. if the target type is <text:span text:style-name="T39">ConcurrentNavigableMap</text:span> then the implementation can create a <text:span text:style-name="T39">ConcurrentSkipListMap</text:span><text:span text:style-name="T1">.</text:span></text:p>
          </table:table-cell>
        </table:table-row>
        <table:table-row>
          <table:table-cell table:style-name="Table7.A2" office:value-type="string">
            <text:p text:style-name="Table_20_Contents">Map concrete type</text:p>
          </table:table-cell>
          <table:table-cell table:style-name="Table7.B2" office:value-type="string">
            <text:p text:style-name="P5">A new instance is created by calling <text:span text:style-name="T1">Class.newInstance()</text:span> on the provided type. For example if the target type is <text:span text:style-name="T1">HashMap</text:span> then the converter creates a target object by calling <text:span text:style-name="T5">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office:annotation office:name="__Annotation__4721_511366520"><dc:creator>David Bosschaert</dc:creator><dc:date>2016-01-28T11:41:19</dc:date><text:p text:style-name="P176"><text:span text:style-name="T52">EEG call: we need more mangling rules, currently we only have one for '.'</text:span></text:p></office:annotation>table 112.9 of the R6 Declarative Service specification<office:annotation-end office:name="__Annotation__4721_511366520"/>. The key of the map may need to be converted into a String first.</text:p>
      <text:p text:style-name="Body">In this case support conversion to interfaces that can provide defaults for non-set values:</text:p>
      <text:p text:style-name="P26">interface Config {</text:p>
      <text:p text:style-name="P26"><text:s text:c="2"/>int my_value(); // no default, used when converting from the interface </text:p>
      <text:p text:style-name="P26"><text:s text:c="2"/>int my_value(int defVal);</text:p>
      <text:p text:style-name="P26"><text:s text:c="2"/>int my_value(String defVal); // default value is automatically converted to the target type</text:p>
      <text:p text:style-name="P26"/>
      <text:p text:style-name="P26"><text:s text:c="2"/>boolean my_other_value();</text:p>
      <text:p text:style-name="P26">}</text:p>
      <text:p text:style-name="P26"/>
      <text:p text:style-name="Standard">Default values are used when the key is not present in the map for the method. If a key is present with a <text:span text:style-name="T21">null</text:span> value, then <text:span text:style-name="T21">null</text:span> is taken as the value and converted to the target type.</text:p>
      <text:p text:style-name="P26"/>
      <text:p text:style-name="P26">Map&lt;String, ?&gt; myMap = <text:span text:style-name="T13">…</text:span> // an example map</text:p>
      <text:p text:style-name="P26"><text:soft-page-break/>Config cfg = converter.convert(myMap).to(Config.class);</text:p>
      <text:p text:style-name="P26">int val = cfg.my_value(17); // if not set then use 17</text:p>
      <text:p text:style-name="Body">In this version of the specification JavaBeans-style interfaces are not yet supported.</text:p>
      <text:p text:style-name="Body">Converting from an interface is done by calling each no-args method on the interface and storing the resulting value, after converting it into the target type, in a map. The method name is used as the key and will be converted as described in table 112.9 of the DS spec. The user of the conversion service should ensure that the method invocations have no unwanted side effects and are idempotent.</text:p>
      <text:h text:style-name="Heading_20_4" text:outline-level="4">Annotation</text:h>
      <text:p text:style-name="Body">Just like interface but with the added capability of specifying a default in the annotation definition.</text:p>
      <text:p text:style-name="Standard">The following example are based on </text:p>
      <text:p text:style-name="Standard"><text:a xlink:type="simple" xlink:href="https://github.com/bndtools/bnd/issues/796" text:style-name="Internet_20_link" text:visited-style-name="Visited_20_Internet_20_Link">https://github.com/bndtools/bnd/issues/796</text:a> and <text:s/><text:a xlink:type="simple" xlink:href="https://github.com/bndtools/bnd/issues/981" text:style-name="Internet_20_link" text:visited-style-name="Visited_20_Internet_20_Link">https://github.com/bndtools/bnd/issues/981</text:a> </text:p>
      <text:p text:style-name="P26"/>
      <text:p text:style-name="P26">@interface Config {</text:p>
      <text:p text:style-name="P26"><text:s text:c="2"/>String[] args() default {<text:span text:style-name="T16">"arg1", "arg2"};</text:span></text:p>
      <text:p text:style-name="P26">}</text:p>
      <text:p text:style-name="P26"/>
      <text:p text:style-name="P26">// the following will set a=<text:span text:style-name="T16">{"args1", "arg2"}</text:span></text:p>
      <text:p text:style-name="P26">String[] a = converter.convert(new HashMap()).to(Config.class).args(); </text:p>
      <text:p text:style-name="P3"/>
      <text:p text:style-name="P3">// this will set a1={}</text:p>
      <text:p text:style-name="P3">Map m1 = Collections.singletonMap("args", null)</text:p>
      <text:p text:style-name="P3">String[] a1 = converter.convert(m1).to(Config.class).args();</text:p>
      <text:p text:style-name="P3"/>
      <text:p text:style-name="P3">// this will set a2={""}</text:p>
      <text:p text:style-name="P3">Map m2 = Collections.singletonMap("args", "")</text:p>
      <text:p text:style-name="P3">String[] a2 = converter.convert(m2).to(Config.class).args();</text:p>
      <text:p text:style-name="P26"/>
      <text:p text:style-name="P3">// this will set a3={","}</text:p>
      <text:p text:style-name="P3">Map m3 = Collections.singletonMap("args", ",")</text:p>
      <text:p text:style-name="P3">String[] a3 = converter.convert(m3).to(Config.class).args();</text:p>
      <text:p text:style-name="P3"/>
      <text:p text:style-name="P3">// this will set a4={"",""}, non-default conversion via adapter</text:p>
      <text:p text:style-name="P3">Map m4 = Collections.singletonMap("args", ",")</text:p>
      <text:p text:style-name="P2">Adapter ca = c.getAdapter();</text:p>
      <text:p text:style-name="P2">ca.rule(String[].class, String.class,</text:p>
      <text:p text:style-name="P2"><text:s text:c="2"/>v -&gt; Stream.of(v).collect(Collectors.joining(","))), </text:p>
      <text:p text:style-name="P2"><text:s text:c="2"/>v -&gt; v.split(","));</text:p>
      <text:p text:style-name="P3">String[] a4 = converter.convert(m4).to(Config.class).args();</text:p>
      <text:h text:style-name="Heading_20_4" text:outline-level="4">DTO</text:h>
      <text:p text:style-name="Body">DTOs are classes with public non-static fields and no methods other than the ones provided by the java.lang.Object class. OSGi DTOs extend the org.osgi.dto.DTO class but the converter should ignore this. This is 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text:soft-page-break/>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From other types</text:h>
      <text:p text:style-name="P6">The converter should use reflection to find a <text:span text:style-name="T5">Map getProperties()</text:span> or <text:span text:style-name="T3">Dictionary getProperties()</text:span> method on the source type to obtain a map representing this object which can then be converted into another target type.<text:change-start text:change-id="ct140207996346304"/></text:p>
      <text:p text:style-name="P6">Arrays or collections can be converted into a map structure by converting each element to a Map.Entry instance first and then use these to populate the map. The resulting map should have<text:change-end text:change-id="ct140207996346304"/><text:change-start text:change-id="ct140207996346496"/> preserve iteration order to be the same as the original array/collection if it has a well-defined iteration order.</text:p>
      <text:p text:style-name="P6"><text:change-end text:change-id="ct140207996346496"/><text:change-start text:change-id="ct140207996345920"/>Other objects that do not implement an interface cannot be converted into a map-like structure.<text:change-end text:change-id="ct140207996345920"/></text:p>
      <text:h text:style-name="Heading_20_4" text:outline-level="4">To other types</text:h>
      <text:p text:style-name="P6">Convert <text:span text:style-name="T3">map.</text:span><text:change-start text:change-id="ct140207996347376"/><text:span text:style-name="T3">entrySet</text:span><text:change-end text:change-id="ct140207996347376"/><text:change text:change-id="ct140207996347568"/><text:span text:style-name="T3">() </text:span>to an order-preserving collection <text:change-start text:change-id="ct140207996348288"/>of Map.Entry<text:change-end text:change-id="ct140207996348288"/><text:change-start text:change-id="ct140207996349840"/> objects <text:change-end text:change-id="ct140207996349840"/>and then convert this collection to the target type.<text:change text:change-id="ct140207996348032"/></text:p>
      <text:p text:style-name="Body"><text:change text:change-id="ct140207996347760"/></text:p>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966298052" text:continue-list="list57631929" text:style-name="L1">
        <text:list-item>
          <text:p text:style-name="P9">org.osgi.framework.BundleContext</text:p>
        </text:list-item>
        <text:list-item>
          <text:p text:style-name="P9">org.osgi.framework.ServiceReference</text:p>
        </text:list-item>
        <text:list-item>
          <text:p text:style-name="P7"><text:change text:change-id="ct140207996343840"/><text:change text:change-id="ct140207996344080"/></text:p>
        </text:list-item>
        <text:list-item>
          <text:p text:style-name="P9"><text:change text:change-id="ct140207996344464"/></text:p>
        </text:list-item>
      </text:list>
      <text:p text:style-name="Body"><text:change-start text:change-id="ct140207996344272"/>The getProperties() method returns a read-only map that is 'live' wrt to the backing structure. Changes to the backing structure will automatically be reflected in the map<office:annotation><dc:creator>David Bosschaert</dc:creator><dc:date>2016-03-09T22:48:56</dc:date><text:p text:style-name="P176"><text:span text:style-name="T52">Is this also the case for the Configuration.getProperties()?</text:span></text:p></office:annotation>. <text:change-end text:change-id="ct140207996344272"/></text:p>
      <text:p text:style-name="Body">The new method will not be added via a<text:change text:change-id="ct140207996356592"/><text:change-start text:change-id="ct140207996356784"/> separate<text:change-end text:change-id="ct140207996356784"/> interface, the Converter should use reflection to find this method when it needs to convert an object.<text:change-start text:change-id="ct140207996356976"/> However, where possible existing interfaces shou<text:change-end text:change-id="ct140207996356976"/><text:change-start text:change-id="ct140207996357168"/>ld be updated to include the getProperties() method.<text:change-end text:change-id="ct140207996357168"/></text:p>
      <text:h text:style-name="Heading_20_3" text:outline-level="3"><text:change-start text:change-id="ct140207996357360"/>Provided Rules</text:h>
      <text:p text:style-name="Body">The implementation can provide a number of Rule implementations out of the box to support conversions that are more specific but nevertheless common, such as converting from an org.osgi.service.event.Event into a Map.</text:p>
      <text:p text:style-name="Body"/>
      <text:h text:style-name="Heading_20_3" text:outline-level="3"><text:change-end text:change-id="ct140207996357360"/><text:soft-page-break/>Special Cases</text:h>
      <text:p text:style-name="Body">This section specifies special cases also supported by the converter.</text:p>
      <text:h text:style-name="P79" text:outline-level="4">UUID</text:h>
      <text:p text:style-name="Body"><text:span text:style-name="T18">UUIDs are created from String representations by calling </text:span><text:span text:style-name="T8">UUID.fromString()</text:span></text:p>
      <text:h text:style-name="P10" text:outline-level="4"><text:change text:change-id="ct140207996353104"/>Pattern</text:h>
      <text:p text:style-name="P6"><text:span text:style-name="T6">Pattern instances are created by calling </text:span><text:span text:style-name="T7">Pattern.compile(</text:span><text:change-start text:change-id="ct140207996356192"/><text:span text:style-name="T7">String s</text:span><text:change-end text:change-id="ct140207996356192"/><text:span text:style-name="T7">)</text:span><text:span text:style-name="T6">.</text:span></text:p>
      <text:h text:style-name="P10" text:outline-level="4"><text:change text:change-id="ct140207996353712"/>Java 8 Date/Time API</text:h>
      <text:p text:style-name="P11">Converting to Java 8 Date/Time classes from strings is done using the static parse(CharSequence cs) method which is available in most implementations of the Temporal interface, for example:</text:p>
      <text:p text:style-name="P13"><text:span text:style-name="T6"><text:s text:c="2"/></text:span><text:span text:style-name="T20">LocalDateTime ldt = LocalDateTime.parse(s);</text:span></text:p>
      <text:p text:style-name="P14"><text:s text:c="2"/>LocalDate ld = LocalDate.parse(s);</text:p>
      <text:p text:style-name="P14"><text:s text:c="2"/>LocalTime lt = LocalTime.parse(s);</text:p>
      <text:p text:style-name="P14"><text:s text:c="2"/>OffsetTime ot = OffsetTime.parse(s);</text:p>
      <text:p text:style-name="P14"><text:s text:c="2"/>ZonedDateTime zdt = ZonedDateTime.parse(s);</text:p>
      <text:h text:style-name="P10" text:outline-level="4">Date<text:change-start text:change-id="ct140207996354320"/> and Calendar</text:h>
      <text:p text:style-name="P6"><text:change-end text:change-id="ct140207996354320"/><text:span text:style-name="T6">A </text:span><text:span text:style-name="T7">java.util.Date</text:span><text:span text:style-name="T6"> instance is converted to a </text:span><text:change text:change-id="ct140207996364624"/><text:change-start text:change-id="ct140207996365312"/><text:span text:style-name="T6">Long</text:span><text:change-end text:change-id="ct140207996365312"/><text:span text:style-name="T6"> value by calling </text:span><text:span text:style-name="T7">Date.getTime()</text:span><text:change-start text:change-id="ct140207996367504"/><text:span text:style-name="T7">.</text:span><text:change-end text:change-id="ct140207996367504"/><text:change text:change-id="ct140207996367696"/></text:p>
      <text:p text:style-name="P6"><text:span text:style-name="T6">Converting a </text:span><text:change text:change-id="ct140207996364816"/><text:change-start text:change-id="ct140207996368096"/><text:span text:style-name="T6">Long</text:span><text:change-end text:change-id="ct140207996368096"/><text:span text:style-name="T6"> into a </text:span><text:span text:style-name="T7">java.util.Date</text:span><text:span text:style-name="T6"> is done by </text:span><text:change text:change-id="ct140207996366704"/><text:span text:style-name="T6">calling new </text:span><text:span text:style-name="T7">Date(long)</text:span><text:span text:style-name="T6">.</text:span><text:change-start text:change-id="ct140207996365008"/></text:p>
      <text:p text:style-name="P33">Converting a Date to a String is done by </text:p>
      <text:p text:style-name="P33"><text:soft-page-break/>@@@ TODO UTC </text:p>
      <text:p text:style-name="P6"><text:span text:style-name="T6">Converting into other types is </text:span><text:change-end text:change-id="ct140207996365008"/><text:change-start text:change-id="ct140207991371536"/><text:span text:style-name="T6">by converting to a String as intermediary. </text:span></text:p>
      <text:p text:style-name="P6"><text:span text:style-name="T6">Conversions from Calendar objects are done by converting the Calendar to a Date</text:span><text:change-end text:change-id="ct140207991371536"/><text:change-start text:change-id="ct140207996366928"/><text:span text:style-name="T6"> via getTime() first. Convertions to a Calendar object are done by constructing a </text:span><text:change-end text:change-id="ct140207996366928"/><text:change-start text:change-id="ct140207996365840"/><text:span text:style-name="T6">Date object with the desired time (UTC) and then setting the time in the Calendar object via setTime().</text:span><text:change-end text:change-id="ct140207996365840"/><text:change-start text:change-id="ct140207991371824"/></text:p>
      <text:h text:style-name="P10" text:outline-level="4">Map.Entry</text:h>
      <text:p text:style-name="P11">Conversion of Map.Entry to a target type is done by evaluating the compatibility of the target type with both the key and the value in the entry and then using the best match. </text:p>
      <text:p text:style-name="P11">If the target type matches the key type, the key type is used. If the target matches the value type then the value type is used. </text:p>
      <text:p text:style-name="Body"><text:span text:style-name="T6">Conversion of Map.Entry to String will be done by converting </text:span><text:change-end text:change-id="ct140207991371824"/><text:change-start text:change-id="ct140207996366032"/><text:span text:style-name="T6">both key and value to String and concatenating both with an '=' sign.</text:span></text:p>
      <text:p text:style-name="Body"><text:change-end text:change-id="ct140207996366032"/><text:change-start text:change-id="ct140207991369104"/><text:span text:style-name="T6">Conversion of a Map.Entry to any other type is done by converting the value tp String and then converting the result to t</text:span><text:change-end text:change-id="ct140207991369104"/><text:change-start text:change-id="ct140207996353952"/><text:span text:style-name="T6">he target type.</text:span></text:p>
      <text:p text:style-name="Body"><text:span text:style-name="T6">Converting to a Map.Entry can only be done from Strings where the lhs of the '=' sign is assigned to the k</text:span><text:change-end text:change-id="ct140207996353952"/><text:change-start text:change-id="ct140207996350112"/><text:span text:style-name="T6">ey and the rhs of the '=' sign is the value. Strings without an '=' sign result in a null Map.Entry value.</text:span><text:change-end text:change-id="ct140207996350112"/></text:p>
      <text:h text:style-name="Heading_20_2" text:outline-level="2">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text:soft-page-break/>public <text:change-start text:change-id="ct140207996368576"/>abstract <text:change-end text:change-id="ct140207996368576"/>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 text:c="4"/>}</text:p>
      <text:p text:style-name="Code_20_Snipet"/>
      <text:p text:style-name="Code_20_Snipet"><text:s text:c="4"/>/**</text:p>
      <text:p text:style-name="Code_20_Snipet"><text:s text:c="5"/>* Return the actual type of this Type Reference</text:p>
      <text:p text:style-name="Code_20_Snipet"><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Variable substitution</text:h>
      <text:p text:style-name="Body">TODO</text:p>
      <text:h text:style-name="Heading_20_2" text:outline-level="2">Portable Encodings</text:h>
      <text:p text:style-name="Body">Implementations of this specification can <office:annotation><dc:creator>David Bosschaert</dc:creator><dc:date>2016-01-28T11:05:32</dc:date><text:p text:style-name="P176"><text:span text:style-name="T52">Can we make it optional? Not great for the CT but I'm not sure we should mandate everyone to support all of JSON, YAML and XML</text:span></text:p></office:annotation>provide codecs that produce portable encodings. These encodings must be done using either JSON, YAML or XML.</text:p>
      <text:h text:style-name="Heading_20_3" text:outline-level="3">Portable JSON encoding</text:h>
      <text:p text:style-name="Body">Mime type: application/json</text:p>
      <text:h text:style-name="Heading_20_4" text:outline-level="4">Example JSON-encoded document</text:h>
      <text:p text:style-name="Body">TODO</text:p>
      <text:h text:style-name="Heading_20_3" text:outline-level="3">Portable YAML encoding</text:h>
      <text:p text:style-name="Body">Mime-type: application/x-yaml</text:p>
      <text:h text:style-name="Heading_20_4" text:outline-level="4">Example YAML-encoded document</text:h>
      <text:p text:style-name="Body">TODO</text:p>
      <text:h text:style-name="Heading_20_3" text:outline-level="3">Portable XML encoding</text:h>
      <text:p text:style-name="Body">Mime-type: text/xml</text:p>
      <text:h text:style-name="Heading_20_4" text:outline-level="4">Example XML-encoded document</text:h>
      <text:p text:style-name="Body">TODO</text:p>
      <text:h text:style-name="Heading_20_4" text:outline-level="4">XML Schema</text:h>
      <text:p text:style-name="Body">TODO</text:p>
      <text:h text:style-name="P75" text:outline-level="1"><text:soft-page-break/>Data Transfer Objects</text:h>
      <text:p text:style-name="P32">RFC 185 defines Data Transfer Objects as a generic means for management solutions to interact with runtime entities in an OSGi Framework. DTOs provides a common, easily serializable representation of the technology.</text:p>
      <text:p text:style-name="P32">For all new functionality added to the OSGi Framework the question should be asked: would this feature benefit from a DTO? The expectation is that in most cases it would.</text:p>
      <text:p text:style-name="P32">The DTOs for the design in this RFC should be described here and if there are no DTOs being defined an explanation should be given explaining why this is not applicable in this case.</text:p>
      <text:p text:style-name="P32">This section is optional and could also be provided in a separate RFC.</text:p>
      <text:h text:style-name="P75" text:outline-level="1">Javadoc</text:h>
      <text:section text:style-name="Sect1" text:name="Section1" text:protected="true">
        <text:section-source xlink:href="../javadoc.rtf" text:filter-name="Rich Text Format"/>
        <text:p text:style-name="P105">OSGi Javadoc</text:p>
        <text:p text:style-name="P117">4/4/16 9:40 PM</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20"><text:span text:style-name="Summary_20_Heading_20_Font">Package Summary</text:span></text:p>
            </table:table-cell>
            <table:covered-table-cell/>
            <table:table-cell table:style-name="Table9.A1" office:value-type="string">
              <text:p text:style-name="P121"><text:span text:style-name="Page_20_Reference_20_Font"><text:span text:style-name="T41">Page</text:span></text:span></text:p>
            </table:table-cell>
          </table:table-row>
          <table:table-row table:style-name="Table9.1">
            <table:table-cell table:style-name="Table9.A2" office:value-type="string">
              <text:p text:style-name="P122"><text:a xlink:type="simple" xlink:href="#r3" text:style-name="Internet_20_link" text:visited-style-name="Visited_20_Internet_20_Link"><text:span text:style-name="T42">org.osgi.service.converter</text:span></text:a></text:p>
            </table:table-cell>
            <table:table-cell table:style-name="Table9.A2" office:value-type="string">
              <text:p text:style-name="P123">Converter Package.</text:p>
            </table:table-cell>
            <table:table-cell table:style-name="Table9.A2" office:value-type="string">
              <text:p text:style-name="P121"><text:span text:style-name="Page_20_Reference_20_Font"><text:bookmark-ref text:reference-format="page" text:ref-name="r3">25</text:bookmark-ref></text:span></text:p>
            </table:table-cell>
          </table:table-row>
        </table:table>
        <text:p text:style-name="P175"><text:bookmark text:name="r3"/>Package org.osgi.service.converter</text:p>
        <text:p text:style-name="P135"><text:span text:style-name="Code_20_Small">@org.osgi.annotation.versioning.Version(value="1.0")</text:span></text:p>
        <text:p text:style-name="P136">Converter Package.</text:p>
        <text:p text:style-name="P137">See:</text:p>
        <text:p text:style-name="P140"><text:a xlink:type="simple" xlink:href="#r2" text:style-name="Internet_20_link" text:visited-style-name="Visited_20_Internet_20_Link"><text:span text:style-name="T42">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28"><text:span text:style-name="Summary_20_Heading_20_Font1">Interface Summary</text:span></text:p>
            </table:table-cell>
            <table:covered-table-cell/>
            <table:table-cell table:style-name="Table12.A1" office:value-type="string">
              <text:p text:style-name="P129"><text:span text:style-name="Page_20_Reference_20_Font">Page</text:span></text:p>
            </table:table-cell>
          </table:table-row>
          <table:table-row table:style-name="Table12.1">
            <table:table-cell table:style-name="Table12.A2" office:value-type="string">
              <text:p text:style-name="P122"><text:a xlink:type="simple" xlink:href="#r11" text:style-name="Internet_20_link" text:visited-style-name="Visited_20_Internet_20_Link"><text:span text:style-name="T44">Adapter</text:span></text:a></text:p>
            </table:table-cell>
            <table:table-cell table:style-name="Table12.A2" office:value-type="string">
              <text:p text:style-name="P122"><text:span text:style-name="T37">An </text:span><text:a xlink:type="simple" xlink:href="#r11" text:style-name="Internet_20_link" text:visited-style-name="Visited_20_Internet_20_Link"><text:span text:style-name="Code1"><text:span text:style-name="T46">Adapter</text:span></text:span></text:a><text:span text:style-name="Default_20_Paragraph_20_Font"><text:span text:style-name="T37"> is used to modify the behaviour of the Converter service, which can be useful when some of the conversions should be done different to the Converter Specification.</text:span></text:span></text:p>
            </table:table-cell>
            <table:table-cell table:style-name="Table12.A2" office:value-type="string">
              <text:p text:style-name="P124"><text:span text:style-name="Page_20_Reference_20_Font"><text:span text:style-name="T40"><text:bookmark-ref text:reference-format="page" text:ref-name="r11">26</text:bookmark-ref></text:span></text:span></text:p>
            </table:table-cell>
          </table:table-row>
          <table:table-row table:style-name="Table12.1">
            <table:table-cell table:style-name="Table12.A3" office:value-type="string">
              <text:p text:style-name="P122"><text:a xlink:type="simple" xlink:href="#r19" text:style-name="Internet_20_link" text:visited-style-name="Visited_20_Internet_20_Link"><text:span text:style-name="T44">Codec</text:span></text:a></text:p>
            </table:table-cell>
            <table:table-cell table:style-name="Table12.A3" office:value-type="string">
              <text:p text:style-name="P125">The Codec service can be used to encode a given object in a certain representation, for example JSON, YAML or XML.</text:p>
            </table:table-cell>
            <table:table-cell table:style-name="Table12.A3" office:value-type="string">
              <text:p text:style-name="P124"><text:span text:style-name="Page_20_Reference_20_Font"><text:span text:style-name="T40"><text:bookmark-ref text:reference-format="page" text:ref-name="r19">28</text:bookmark-ref></text:span></text:span></text:p>
            </table:table-cell>
          </table:table-row>
          <table:table-row table:style-name="Table12.1">
            <table:table-cell table:style-name="Table12.A3" office:value-type="string">
              <text:p text:style-name="P122"><text:a xlink:type="simple" xlink:href="#r22" text:style-name="Internet_20_link" text:visited-style-name="Visited_20_Internet_20_Link"><text:span text:style-name="T44">Converter</text:span></text:a></text:p>
            </table:table-cell>
            <table:table-cell table:style-name="Table12.A3" office:value-type="string">
              <text:p text:style-name="P125">The Converter service is used to start a conversion.</text:p>
            </table:table-cell>
            <table:table-cell table:style-name="Table12.A3" office:value-type="string">
              <text:p text:style-name="P124"><text:span text:style-name="Page_20_Reference_20_Font"><text:span text:style-name="T40"><text:bookmark-ref text:reference-format="page" text:ref-name="r22">30</text:bookmark-ref></text:span></text:span></text:p>
            </table:table-cell>
          </table:table-row>
          <table:table-row table:style-name="Table12.1">
            <table:table-cell table:style-name="Table12.A3" office:value-type="string">
              <text:p text:style-name="P122"><text:a xlink:type="simple" xlink:href="#r26" text:style-name="Internet_20_link" text:visited-style-name="Visited_20_Internet_20_Link"><text:span text:style-name="T44">Converting</text:span></text:a></text:p>
            </table:table-cell>
            <table:table-cell table:style-name="Table12.A3" office:value-type="string">
              <text:p text:style-name="P125">This interface is used to specify the target that an object should be converted to.</text:p>
            </table:table-cell>
            <table:table-cell table:style-name="Table12.A3" office:value-type="string">
              <text:p text:style-name="P124"><text:span text:style-name="Page_20_Reference_20_Font"><text:span text:style-name="T40"><text:bookmark-ref text:reference-format="page" text:ref-name="r26">31</text:bookmark-ref></text:span></text:span></text:p>
            </table:table-cell>
          </table:table-row>
          <table:table-row table:style-name="Table12.1">
            <table:table-cell table:style-name="Table12.A3" office:value-type="string">
              <text:p text:style-name="P122"><text:a xlink:type="simple" xlink:href="#r32" text:style-name="Internet_20_link" text:visited-style-name="Visited_20_Internet_20_Link"><text:span text:style-name="T44">Decoding</text:span></text:a></text:p>
            </table:table-cell>
            <table:table-cell table:style-name="Table12.A3" office:value-type="string">
              <text:p text:style-name="P125">Interface to specify the source of the decoding operation</text:p>
            </table:table-cell>
            <table:table-cell table:style-name="Table12.A3" office:value-type="string">
              <text:p text:style-name="P124"><text:span text:style-name="Page_20_Reference_20_Font"><text:span text:style-name="T40"><text:bookmark-ref text:reference-format="page" text:ref-name="r32">33</text:bookmark-ref></text:span></text:span></text:p>
            </table:table-cell>
          </table:table-row>
          <table:table-row table:style-name="Table12.1">
            <table:table-cell table:style-name="Table12.A3" office:value-type="string">
              <text:p text:style-name="P122"><text:a xlink:type="simple" xlink:href="#r38" text:style-name="Internet_20_link" text:visited-style-name="Visited_20_Internet_20_Link"><text:span text:style-name="T44">Encoding</text:span></text:a></text:p>
            </table:table-cell>
            <table:table-cell table:style-name="Table12.A3" office:value-type="string">
              <text:p text:style-name="P125">Interface to specify the target of the encoding operation.</text:p>
            </table:table-cell>
            <table:table-cell table:style-name="Table12.A3" office:value-type="string">
              <text:p text:style-name="P124"><text:span text:style-name="Page_20_Reference_20_Font"><text:span text:style-name="T40"><text:bookmark-ref text:reference-format="page" text:ref-name="r38">35</text:bookmark-ref></text:span></text:span></text:p>
            </table:table-cell>
          </table:table-row>
        </table:table>
        <text:p text:style-name="P110"/>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30"><text:span text:style-name="Summary_20_Heading_20_Font1"><text:span text:style-name="T16">Class Summary</text:span></text:span></text:p>
            </table:table-cell>
            <table:covered-table-cell/>
            <table:table-cell table:style-name="Table13.A1" office:value-type="string">
              <text:p text:style-name="P131"><text:span text:style-name="Page_20_Reference_20_Font"><text:span text:style-name="T23">Page</text:span></text:span></text:p>
            </table:table-cell>
          </table:table-row>
          <table:table-row table:style-name="Table13.1">
            <table:table-cell table:style-name="Table13.A2" office:value-type="string">
              <text:p text:style-name="P122"><text:a xlink:type="simple" xlink:href="#r44" text:style-name="Internet_20_link" text:visited-style-name="Visited_20_Internet_20_Link"><text:span text:style-name="T42">Rule</text:span></text:a></text:p>
            </table:table-cell>
            <table:table-cell table:style-name="Table13.A2" office:value-type="string">
              <text:p text:style-name="P126">A rule is a data entity can hold all the information needed to specify a custom conversion for use by an @{link Adapter}.</text:p>
            </table:table-cell>
            <table:table-cell table:style-name="Table13.A2" office:value-type="string">
              <text:p text:style-name="P127"><text:span text:style-name="Page_20_Reference_20_Font"><text:span text:style-name="T16"><text:bookmark-ref text:reference-format="page" text:ref-name="r44">37</text:bookmark-ref></text:span></text:span></text:p>
            </table:table-cell>
          </table:table-row>
          <table:table-row table:style-name="Table13.1">
            <table:table-cell table:style-name="Table13.A3" office:value-type="string">
              <text:p text:style-name="P122"><text:a xlink:type="simple" xlink:href="#r48" text:style-name="Internet_20_link" text:visited-style-name="Visited_20_Internet_20_Link"><text:span text:style-name="T42">TypeReference</text:span></text:a></text:p>
            </table:table-cell>
            <table:table-cell table:style-name="Table13.A3" office:value-type="string">
              <text:p text:style-name="P126">An object does not carry any runtime information about its generic type.</text:p>
            </table:table-cell>
            <table:table-cell table:style-name="Table13.A3" office:value-type="string">
              <text:p text:style-name="P127"><text:span text:style-name="Page_20_Reference_20_Font"><text:span text:style-name="T16"><text:bookmark-ref text:reference-format="page" text:ref-name="r48">39</text:bookmark-ref></text:span></text:span></text:p>
            </table:table-cell>
          </table:table-row>
        </table:table>
        <text:p text:style-name="P147"><text:bookmark text:name="r2"/>Package org.osgi.service.converter Description</text:p>
        <text:p text:style-name="P112">Converter Package.</text:p>
        <text:p text:style-name="P97"><text:bookmark text:name="r11"/>Interface Adapter</text:p>
        <text:p text:style-name="P148"><text:a xlink:type="simple" xlink:href="#r3" text:style-name="Internet_20_link" text:visited-style-name="Visited_20_Internet_20_Link"><text:span text:style-name="T48">org.osgi.service.converter</text:span></text:a></text:p>
        <text:p text:style-name="P106">All Superinterfaces:</text:p>
        <text:p text:style-name="P143"><text:a xlink:type="simple" xlink:href="#r22" text:style-name="Internet_20_link" text:visited-style-name="Visited_20_Internet_20_Link"><text:span text:style-name="T43">Converter</text:span></text:a></text:p>
        <text:p text:style-name="P138"/>
        <text:p text:style-name="P150"><text:span text:style-name="Code2">public interface </text:span><text:span text:style-name="Code2"><text:span text:style-name="T41">Adapter</text:span></text:span></text:p>
        <text:p text:style-name="P118"><text:span text:style-name="Code2">extends </text:span><text:a xlink:type="simple" xlink:href="#r22" text:style-name="Internet_20_link" text:visited-style-name="Visited_20_Internet_20_Link"><text:span text:style-name="Code2"><text:span text:style-name="T45">Converter</text:span></text:span></text:a></text:p>
        <text:p text:style-name="P113"><text:span text:style-name="T38">An </text:span><text:a xlink:type="simple" xlink:href="#r11" text:style-name="Internet_20_link" text:visited-style-name="Visited_20_Internet_20_Link"><text:span text:style-name="Code2"><text:span text:style-name="T45">Adapter</text:span></text:span></text:a><text:span text:style-name="Default_20_Paragraph_20_Font"><text:span text:style-name="T38"> is used to modify the behaviour of the Converter service, which can be useful when some of the conversions should be done different to the Converter Specification.</text:span></text:span></text:p>
        <text:p text:style-name="P151"/>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52"><text:span text:style-name="Summary_20_Heading_20_Font2"><text:span text:style-name="T16">Method Summary</text:span></text:span></text:p>
            </table:table-cell>
            <table:covered-table-cell/>
            <table:table-cell table:style-name="Table15.A1" office:value-type="string">
              <text:p text:style-name="P153"><text:span text:style-name="Page_20_Reference_20_Font"><text:span text:style-name="T23">Page</text:span></text:span></text:p>
            </table:table-cell>
          </table:table-row>
          <table:table-row table:style-name="Table15.1">
            <table:table-cell table:style-name="Table15.A2" office:value-type="string">
              <text:p text:style-name="P154"><text:a xlink:type="simple" xlink:href="#r11" text:style-name="Internet_20_link" text:visited-style-name="Visited_20_Internet_20_Link"><text:span text:style-name="Code_20_Small1"><text:span text:style-name="T45">Adapter</text:span></text:span></text:a></text:p>
            </table:table-cell>
            <table:table-cell table:style-name="Table15.A2" office:value-type="string">
              <text:p text:style-name="P157"><text:a xlink:type="simple" xlink:href="#r5" text:style-name="Internet_20_link" text:visited-style-name="Visited_20_Internet_20_Link"><text:span text:style-name="Code2"><text:span text:style-name="T47">rule</text:span></text:span></text:a><text:span text:style-name="Code2"><text:span text:style-name="T16">(Class&lt;F&gt; fromCls, Class&lt;T&gt; toCls, Function&lt;F,T&gt; toFun, Function&lt;T,F&gt; fromFun)</text:span></text:span></text:p>
              <text:p text:style-name="P158">Specify a rule for the conversion to and from two classes.</text:p>
            </table:table-cell>
            <table:table-cell table:style-name="Table15.C2" office:value-type="string">
              <text:p text:style-name="P155"><text:span text:style-name="Page_20_Reference_20_Font"><text:span text:style-name="T16"><text:bookmark-ref text:reference-format="page" text:ref-name="r5">26</text:bookmark-ref></text:span></text:span></text:p>
            </table:table-cell>
          </table:table-row>
          <table:table-row table:style-name="Table15.1">
            <table:table-cell table:style-name="Table15.A3" office:value-type="string">
              <text:p text:style-name="P154"><text:a xlink:type="simple" xlink:href="#r11" text:style-name="Internet_20_link" text:visited-style-name="Visited_20_Internet_20_Link"><text:span text:style-name="Code_20_Small1"><text:span text:style-name="T45">Adapter</text:span></text:span></text:a></text:p>
            </table:table-cell>
            <table:table-cell table:style-name="Table15.A3" office:value-type="string">
              <text:p text:style-name="P157"><text:a xlink:type="simple" xlink:href="#r8" text:style-name="Internet_20_link" text:visited-style-name="Visited_20_Internet_20_Link"><text:span text:style-name="Code2"><text:span text:style-name="T47">rule</text:span></text:span></text:a><text:span text:style-name="Code2"><text:span text:style-name="T16">(Function&lt;F,T&gt; toFun, Function&lt;T,F&gt; fromFun)</text:span></text:span></text:p>
              <text:p text:style-name="P158">Specify a rule for the conversion to and from two classes.</text:p>
            </table:table-cell>
            <table:table-cell table:style-name="Table15.C3" office:value-type="string">
              <text:p text:style-name="P155"><text:span text:style-name="Page_20_Reference_20_Font"><text:span text:style-name="T16"><text:bookmark-ref text:reference-format="page" text:ref-name="r8">27</text:bookmark-ref></text:span></text:span></text:p>
            </table:table-cell>
          </table:table-row>
          <table:table-row table:style-name="Table15.1">
            <table:table-cell table:style-name="Table15.A3" office:value-type="string">
              <text:p text:style-name="P154"><text:a xlink:type="simple" xlink:href="#r11" text:style-name="Internet_20_link" text:visited-style-name="Visited_20_Internet_20_Link"><text:span text:style-name="Code_20_Small1"><text:span text:style-name="T45">Adapter</text:span></text:span></text:a></text:p>
            </table:table-cell>
            <table:table-cell table:style-name="Table15.A3" office:value-type="string">
              <text:p text:style-name="P157"><text:a xlink:type="simple" xlink:href="#r4" text:style-name="Internet_20_link" text:visited-style-name="Visited_20_Internet_20_Link"><text:span text:style-name="Code2"><text:span text:style-name="T47">rule</text:span></text:span></text:a><text:span text:style-name="Code2"><text:span text:style-name="T16">(</text:span></text:span><text:a xlink:type="simple" xlink:href="#r44" text:style-name="Internet_20_link" text:visited-style-name="Visited_20_Internet_20_Link"><text:span text:style-name="Code2"><text:span text:style-name="T45">Rule</text:span></text:span></text:a><text:span text:style-name="Code2"><text:span text:style-name="T16">&lt;F,T&gt; rule)</text:span></text:span></text:p>
              <text:p text:style-name="P158">Specify a conversion rule by providing a rule object.</text:p>
            </table:table-cell>
            <table:table-cell table:style-name="Table15.C3" office:value-type="string">
              <text:p text:style-name="P155"><text:span text:style-name="Page_20_Reference_20_Font"><text:span text:style-name="T16"><text:bookmark-ref text:reference-format="page" text:ref-name="r4">26</text:bookmark-ref></text:span></text:span></text:p>
            </table:table-cell>
          </table:table-row>
        </table:table>
        <text:p text:style-name="P111"/>
        <table:table table:name="Table16" table:style-name="Table16">
          <table:table-column table:style-name="Table16.A"/>
          <table:table-row table:style-name="Table16.1">
            <table:table-cell table:style-name="Table16.A1" office:value-type="string">
              <text:p text:style-name="P132"><text:span text:style-name="T24">Methods inherited from interface org.osgi.service.converter.</text:span><text:a xlink:type="simple" xlink:href="#r22" text:style-name="Internet_20_link" text:visited-style-name="Visited_20_Internet_20_Link"><text:span text:style-name="T42">Converter</text:span></text:a></text:p>
            </table:table-cell>
          </table:table-row>
          <table:table-row table:style-name="Table16.2">
            <table:table-cell table:style-name="Table16.A2" office:value-type="string">
              <text:p text:style-name="P122"><text:a xlink:type="simple" xlink:href="#r20" text:style-name="Internet_20_link" text:visited-style-name="Visited_20_Internet_20_Link"><text:span text:style-name="Code2"><text:span text:style-name="T45">convert</text:span></text:span></text:a><text:span text:style-name="Code2"><text:span text:style-name="T16">, </text:span></text:span><text:a xlink:type="simple" xlink:href="#r21" text:style-name="Internet_20_link" text:visited-style-name="Visited_20_Internet_20_Link"><text:span text:style-name="Code2"><text:span text:style-name="T45">getAdapter</text:span></text:span></text:a></text:p>
            </table:table-cell>
          </table:table-row>
        </table:table>
        <text:p text:style-name="P172">Method Detail</text:p>
        <text:p text:style-name="P81"><text:bookmark text:name="r4"/>rule</text:p>
        <text:p text:style-name="P118"><text:a xlink:type="simple" xlink:href="#r11" text:style-name="Internet_20_link" text:visited-style-name="Visited_20_Internet_20_Link"><text:span text:style-name="Code2"><text:span text:style-name="T45">Adapter</text:span></text:span></text:a><text:span text:style-name="Code2"> </text:span><text:span text:style-name="Code2"><text:span text:style-name="T41">rule</text:span></text:span><text:span text:style-name="Code2">(</text:span><text:a xlink:type="simple" xlink:href="#r44" text:style-name="Internet_20_link" text:visited-style-name="Visited_20_Internet_20_Link"><text:span text:style-name="Code2"><text:span text:style-name="T45">Rule</text:span></text:span></text:a><text:span text:style-name="Code2">&lt;F,T&gt; rule)</text:span></text:p>
        <text:p text:style-name="P141">Specify a conversion rule by providing a rule object.</text:p>
        <text:p text:style-name="P144">Parameters:</text:p>
        <text:p text:style-name="P160"><text:span text:style-name="Code2">rule</text:span><text:span text:style-name="Default_20_Paragraph_20_Font"><text:span text:style-name="T38"> - The conversion rule.</text:span></text:span></text:p>
        <text:p text:style-name="P144">Returns:</text:p>
        <text:p text:style-name="P161">The current adapter, can be used to chain invocations.</text:p>
        <text:p text:style-name="P162"/>
        <text:p text:style-name="P80"><text:bookmark text:name="r5"/>rule</text:p>
        <text:p text:style-name="P118"><text:a xlink:type="simple" xlink:href="#r11" text:style-name="Internet_20_link" text:visited-style-name="Visited_20_Internet_20_Link"><text:span text:style-name="Code2"><text:span text:style-name="T45">Adapter</text:span></text:span></text:a><text:span text:style-name="Code2"> </text:span><text:span text:style-name="Code2"><text:span text:style-name="T41">rule</text:span></text:span><text:span text:style-name="Code2">(Class&lt;F&gt; fromCls,<text:line-break/>             Class&lt;T&gt; toCls,<text:line-break/>             Function&lt;F,T&gt; toFun,<text:line-break/>             Function&lt;T,F&gt; fromFun)</text:span></text:p>
        <text:p text:style-name="P145">Specify a rule for the conversion to and from two classes. The rule specifies the conversion in both directions. This overload makes it easy to provide the conversions as lambdas, for example:</text:p>
        <text:p text:style-name="P142">  adapter.rule(String[].class, String.class,<text:line-break/>      v -&gt; Stream.of(v).collect(Collectors.joining(",")),<text:line-break/>      v -&gt; v.split(","));</text:p>
        <text:p text:style-name="P144">Type Parameters:</text:p>
        <text:p text:style-name="P160"><text:bookmark text:name="r6"/><text:span text:style-name="Code2">F</text:span><text:span text:style-name="Default_20_Paragraph_20_Font"><text:span text:style-name="T38"> - the type to convert from.</text:span></text:span></text:p>
        <text:p text:style-name="P160"><text:bookmark text:name="r7"/><text:span text:style-name="Code2">T</text:span><text:span text:style-name="Default_20_Paragraph_20_Font"><text:span text:style-name="T38"> - the type to convert to.</text:span></text:span></text:p>
        <text:p text:style-name="P144"><text:soft-page-break/>Parameters:</text:p>
        <text:p text:style-name="P160"><text:span text:style-name="Code2">fromCls</text:span><text:span text:style-name="Default_20_Paragraph_20_Font"><text:span text:style-name="T38"> - the class to convert from.</text:span></text:span></text:p>
        <text:p text:style-name="P160"><text:span text:style-name="Code2">toCls</text:span><text:span text:style-name="Default_20_Paragraph_20_Font"><text:span text:style-name="T38"> - the class to convert to.</text:span></text:span></text:p>
        <text:p text:style-name="P160"><text:span text:style-name="Code2">toFun</text:span><text:span text:style-name="Default_20_Paragraph_20_Font"><text:span text:style-name="T38"> - the function to perform the conversion.</text:span></text:span></text:p>
        <text:p text:style-name="P160"><text:span text:style-name="Code2">fromFun</text:span><text:span text:style-name="Default_20_Paragraph_20_Font"><text:span text:style-name="T38"> - the function to perform the reverse conversion.</text:span></text:span></text:p>
        <text:p text:style-name="P144">Returns:</text:p>
        <text:p text:style-name="P161">The current adapter, can be used to chain invocations.</text:p>
        <text:p text:style-name="P162"/>
        <text:p text:style-name="P80"><text:bookmark text:name="r8"/>rule</text:p>
        <text:p text:style-name="P118"><text:a xlink:type="simple" xlink:href="#r11" text:style-name="Internet_20_link" text:visited-style-name="Visited_20_Internet_20_Link"><text:span text:style-name="Code2"><text:span text:style-name="T45">Adapter</text:span></text:span></text:a><text:span text:style-name="Code2"> </text:span><text:span text:style-name="Code2"><text:span text:style-name="T41">rule</text:span></text:span><text:span text:style-name="Code2">(Function&lt;F,T&gt; toFun,<text:line-break/>             Function&lt;T,F&gt; fromFun)</text:span></text:p>
        <text:p text:style-name="P141">Specify a rule for the conversion to and from two classes. The rule specifies the conversion in both directions. This overload makes it easy to provide the conversions as method references.</text:p>
        <text:p text:style-name="P144">Type Parameters:</text:p>
        <text:p text:style-name="P160"><text:bookmark text:name="r9"/><text:span text:style-name="Code2">F</text:span><text:span text:style-name="Default_20_Paragraph_20_Font"><text:span text:style-name="T38"> - the type to convert from.</text:span></text:span></text:p>
        <text:p text:style-name="P160"><text:bookmark text:name="r10"/><text:span text:style-name="Code2">T</text:span><text:span text:style-name="Default_20_Paragraph_20_Font"><text:span text:style-name="T38"> - the type to convert to.</text:span></text:span></text:p>
        <text:p text:style-name="P144">Parameters:</text:p>
        <text:p text:style-name="P160"><text:span text:style-name="Code2">toFun</text:span><text:span text:style-name="Default_20_Paragraph_20_Font"><text:span text:style-name="T38"> - the function to perform the conversion.</text:span></text:span></text:p>
        <text:p text:style-name="P160"><text:span text:style-name="Code2">fromFun</text:span><text:span text:style-name="Default_20_Paragraph_20_Font"><text:span text:style-name="T38"> - the function to perform the reverse conversion.</text:span></text:span></text:p>
        <text:p text:style-name="P144">Returns:</text:p>
        <text:p text:style-name="P161">The current adapter, can be used to chain invocations.</text:p>
        <text:p text:style-name="P98"><text:bookmark text:name="r19"/>Interface Codec</text:p>
        <text:p text:style-name="P148"><text:a xlink:type="simple" xlink:href="#r3" text:style-name="Internet_20_link" text:visited-style-name="Visited_20_Internet_20_Link"><text:span text:style-name="T48">org.osgi.service.converter</text:span></text:a></text:p>
        <text:p text:style-name="P138"/>
        <text:p text:style-name="P163"><text:span text:style-name="Code2">public interface </text:span><text:span text:style-name="Code2"><text:span text:style-name="T41">Codec</text:span></text:span></text:p>
        <text:p text:style-name="P112">The Codec service can be used to encode a given object in a certain representation, for example JSON, YAML or XML. The Codec service can also decode the representation it produced. A single Codec service can encode/decode only a single format. To support multiple encoding formats register multiple services.</text:p>
        <text:p text:style-name="P151"/>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52"><text:span text:style-name="Summary_20_Heading_20_Font2"><text:span text:style-name="T16">Method Summary</text:span></text:span></text:p>
            </table:table-cell>
            <table:covered-table-cell/>
            <table:table-cell table:style-name="Table18.A1" office:value-type="string">
              <text:p text:style-name="P153"><text:span text:style-name="Page_20_Reference_20_Font"><text:span text:style-name="T23">Page</text:span></text:span></text:p>
            </table:table-cell>
          </table:table-row>
          <table:table-row table:style-name="Table18.1">
            <table:table-cell table:style-name="Table18.A2" office:value-type="string">
              <text:p text:style-name="P154"><text:a xlink:type="simple" xlink:href="#r32" text:style-name="Internet_20_link" text:visited-style-name="Visited_20_Internet_20_Link"><text:span text:style-name="Code_20_Small1"><text:span text:style-name="T45">Decoding</text:span></text:span></text:a><text:span text:style-name="Code_20_Small1"><text:span text:style-name="T16">&lt;T&gt;</text:span></text:span></text:p>
            </table:table-cell>
            <table:table-cell table:style-name="Table18.A2" office:value-type="string">
              <text:p text:style-name="P157"><text:a xlink:type="simple" xlink:href="#r12" text:style-name="Internet_20_link" text:visited-style-name="Visited_20_Internet_20_Link"><text:span text:style-name="Code2"><text:span text:style-name="T47">decode</text:span></text:span></text:a><text:span text:style-name="Code2"><text:span text:style-name="T16">(Class&lt;T&gt; cls)</text:span></text:span></text:p>
              <text:p text:style-name="P158">Start specifying a decode operation.</text:p>
            </table:table-cell>
            <table:table-cell table:style-name="Table18.C2" office:value-type="string">
              <text:p text:style-name="P155"><text:span text:style-name="Page_20_Reference_20_Font"><text:span text:style-name="T16"><text:bookmark-ref text:reference-format="page" text:ref-name="r12">28</text:bookmark-ref></text:span></text:span></text:p>
            </table:table-cell>
          </table:table-row>
          <table:table-row table:style-name="Table18.1">
            <table:table-cell table:style-name="Table18.A3" office:value-type="string">
              <text:p text:style-name="P154"><text:a xlink:type="simple" xlink:href="#r32" text:style-name="Internet_20_link" text:visited-style-name="Visited_20_Internet_20_Link"><text:span text:style-name="Code_20_Small1"><text:span text:style-name="T45">Decoding</text:span></text:span></text:a><text:span text:style-name="Code_20_Small1"><text:span text:style-name="T16">&lt;?&gt;</text:span></text:span></text:p>
            </table:table-cell>
            <table:table-cell table:style-name="Table18.A3" office:value-type="string">
              <text:p text:style-name="P157"><text:a xlink:type="simple" xlink:href="#r16" text:style-name="Internet_20_link" text:visited-style-name="Visited_20_Internet_20_Link"><text:span text:style-name="Code2"><text:span text:style-name="T47">decode</text:span></text:span></text:a><text:span text:style-name="Code2"><text:span text:style-name="T16">(Type type)</text:span></text:span></text:p>
              <text:p text:style-name="P158">Start specifying a decode operation.</text:p>
            </table:table-cell>
            <table:table-cell table:style-name="Table18.C3" office:value-type="string">
              <text:p text:style-name="P155"><text:span text:style-name="Page_20_Reference_20_Font"><text:span text:style-name="T16"><text:bookmark-ref text:reference-format="page" text:ref-name="r16">28</text:bookmark-ref></text:span></text:span></text:p>
            </table:table-cell>
          </table:table-row>
          <table:table-row table:style-name="Table18.1">
            <table:table-cell table:style-name="Table18.A3" office:value-type="string">
              <text:p text:style-name="P154"><text:a xlink:type="simple" xlink:href="#r32" text:style-name="Internet_20_link" text:visited-style-name="Visited_20_Internet_20_Link"><text:span text:style-name="Code_20_Small1"><text:span text:style-name="T45">Decoding</text:span></text:span></text:a><text:span text:style-name="Code_20_Small1"><text:span text:style-name="T16">&lt;T&gt;</text:span></text:span></text:p>
            </table:table-cell>
            <table:table-cell table:style-name="Table18.A3" office:value-type="string">
              <text:p text:style-name="P157"><text:a xlink:type="simple" xlink:href="#r14" text:style-name="Internet_20_link" text:visited-style-name="Visited_20_Internet_20_Link"><text:span text:style-name="Code2"><text:span text:style-name="T47">decode</text:span></text:span></text:a><text:span text:style-name="Code2"><text:span text:style-name="T16">(</text:span></text:span><text:a xlink:type="simple" xlink:href="#r48" text:style-name="Internet_20_link" text:visited-style-name="Visited_20_Internet_20_Link"><text:span text:style-name="Code2"><text:span text:style-name="T45">TypeReference</text:span></text:span></text:a><text:span text:style-name="Code2"><text:span text:style-name="T16">&lt;T&gt; ref)</text:span></text:span></text:p>
              <text:p text:style-name="P158">Start specifying a decode operation.</text:p>
            </table:table-cell>
            <table:table-cell table:style-name="Table18.C3" office:value-type="string">
              <text:p text:style-name="P155"><text:span text:style-name="Page_20_Reference_20_Font"><text:span text:style-name="T16"><text:bookmark-ref text:reference-format="page" text:ref-name="r14">28</text:bookmark-ref></text:span></text:span></text:p>
            </table:table-cell>
          </table:table-row>
          <table:table-row table:style-name="Table18.1">
            <table:table-cell table:style-name="Table18.A3" office:value-type="string">
              <text:p text:style-name="P154"><text:a xlink:type="simple" xlink:href="#r38" text:style-name="Internet_20_link" text:visited-style-name="Visited_20_Internet_20_Link"><text:span text:style-name="Code_20_Small1"><text:span text:style-name="T45">Encoding</text:span></text:span></text:a></text:p>
            </table:table-cell>
            <table:table-cell table:style-name="Table18.A3" office:value-type="string">
              <text:p text:style-name="P157"><text:a xlink:type="simple" xlink:href="#r17" text:style-name="Internet_20_link" text:visited-style-name="Visited_20_Internet_20_Link"><text:span text:style-name="Code2"><text:span text:style-name="T47">encode</text:span></text:span></text:a><text:span text:style-name="Code2"><text:span text:style-name="T16">(Object obj)</text:span></text:span></text:p>
              <text:p text:style-name="P158">Start specifying an encode opertation.</text:p>
            </table:table-cell>
            <table:table-cell table:style-name="Table18.C3" office:value-type="string">
              <text:p text:style-name="P155"><text:span text:style-name="Page_20_Reference_20_Font"><text:span text:style-name="T16"><text:bookmark-ref text:reference-format="page" text:ref-name="r17">29</text:bookmark-ref></text:span></text:span></text:p>
            </table:table-cell>
          </table:table-row>
          <table:table-row table:style-name="Table18.1">
            <table:table-cell table:style-name="Table18.A3" office:value-type="string">
              <text:p text:style-name="P154"><text:a xlink:type="simple" xlink:href="#r19" text:style-name="Internet_20_link" text:visited-style-name="Visited_20_Internet_20_Link"><text:span text:style-name="Code_20_Small1"><text:span text:style-name="T45">Codec</text:span></text:span></text:a></text:p>
            </table:table-cell>
            <table:table-cell table:style-name="Table18.A3" office:value-type="string">
              <text:p text:style-name="P157"><text:a xlink:type="simple" xlink:href="#r18" text:style-name="Internet_20_link" text:visited-style-name="Visited_20_Internet_20_Link"><text:span text:style-name="Code2"><text:span text:style-name="T47">with</text:span></text:span></text:a><text:span text:style-name="Code2"><text:span text:style-name="T16">(</text:span></text:span><text:a xlink:type="simple" xlink:href="#r22" text:style-name="Internet_20_link" text:visited-style-name="Visited_20_Internet_20_Link"><text:span text:style-name="Code2"><text:span text:style-name="T45">Converter</text:span></text:span></text:a><text:span text:style-name="Code2"><text:span text:style-name="T16"> converter)</text:span></text:span></text:p>
              <text:p text:style-name="P158">Specify the converter to be used by the code, if an alternative, adapted, converter is to be used.</text:p>
            </table:table-cell>
            <table:table-cell table:style-name="Table18.C3" office:value-type="string">
              <text:p text:style-name="P155"><text:span text:style-name="Page_20_Reference_20_Font"><text:span text:style-name="T16"><text:bookmark-ref text:reference-format="page" text:ref-name="r18">29</text:bookmark-ref></text:span></text:span></text:p>
            </table:table-cell>
          </table:table-row>
        </table:table>
        <text:p text:style-name="P172">Method Detail</text:p>
        <text:p text:style-name="P81"><text:bookmark text:name="r12"/>decode</text:p>
        <text:p text:style-name="P118"><text:a xlink:type="simple" xlink:href="#r32" text:style-name="Internet_20_link" text:visited-style-name="Visited_20_Internet_20_Link"><text:span text:style-name="Code2"><text:span text:style-name="T45">Decoding</text:span></text:span></text:a><text:span text:style-name="Code2">&lt;T&gt; </text:span><text:span text:style-name="Code2"><text:span text:style-name="T41">decode</text:span></text:span><text:span text:style-name="Code2">(Class&lt;T&gt; cls)</text:span></text:p>
        <text:p text:style-name="P141">Start specifying a decode operation.</text:p>
        <text:p text:style-name="P144">Type Parameters:</text:p>
        <text:p text:style-name="P160"><text:bookmark text:name="r13"/><text:span text:style-name="Code2">T</text:span><text:span text:style-name="Default_20_Paragraph_20_Font"><text:span text:style-name="T38"> - The type to decode to.</text:span></text:span></text:p>
        <text:p text:style-name="P144">Parameters:</text:p>
        <text:p text:style-name="P160"><text:span text:style-name="Code2">cls</text:span><text:span text:style-name="Default_20_Paragraph_20_Font"><text:span text:style-name="T38"> - The class to decode to.</text:span></text:span></text:p>
        <text:p text:style-name="P144">Returns:</text:p>
        <text:p text:style-name="P160"><text:span text:style-name="T38">A </text:span><text:a xlink:type="simple" xlink:href="#r32" text:style-name="Internet_20_link" text:visited-style-name="Visited_20_Internet_20_Link"><text:span text:style-name="Code2"><text:span text:style-name="T45">Decoding</text:span></text:span></text:a><text:span text:style-name="Default_20_Paragraph_20_Font"><text:span text:style-name="T38"> object to specify the source for the decode operation.</text:span></text:span></text:p>
        <text:p text:style-name="P162"/>
        <text:p text:style-name="P80"><text:bookmark text:name="r14"/>decode</text:p>
        <text:p text:style-name="P118"><text:a xlink:type="simple" xlink:href="#r32" text:style-name="Internet_20_link" text:visited-style-name="Visited_20_Internet_20_Link"><text:span text:style-name="Code2"><text:span text:style-name="T45">Decoding</text:span></text:span></text:a><text:span text:style-name="Code2">&lt;T&gt; </text:span><text:span text:style-name="Code2"><text:span text:style-name="T41">decode</text:span></text:span><text:span text:style-name="Code2">(</text:span><text:a xlink:type="simple" xlink:href="#r48" text:style-name="Internet_20_link" text:visited-style-name="Visited_20_Internet_20_Link"><text:span text:style-name="Code2"><text:span text:style-name="T45">TypeReference</text:span></text:span></text:a><text:span text:style-name="Code2">&lt;T&gt; ref)</text:span></text:p>
        <text:p text:style-name="P141">Start specifying a decode operation.</text:p>
        <text:p text:style-name="P144">Type Parameters:</text:p>
        <text:p text:style-name="P160"><text:bookmark text:name="r15"/><text:span text:style-name="Code2">T</text:span><text:span text:style-name="Default_20_Paragraph_20_Font"><text:span text:style-name="T38"> - The type to decode to.</text:span></text:span></text:p>
        <text:p text:style-name="P144">Parameters:</text:p>
        <text:p text:style-name="P160"><text:span text:style-name="Code2">ref</text:span><text:span text:style-name="Default_20_Paragraph_20_Font"><text:span text:style-name="T38"> - A type reference for the target type.</text:span></text:span></text:p>
        <text:p text:style-name="P144">Returns:</text:p>
        <text:p text:style-name="P160"><text:span text:style-name="T38">A </text:span><text:a xlink:type="simple" xlink:href="#r32" text:style-name="Internet_20_link" text:visited-style-name="Visited_20_Internet_20_Link"><text:span text:style-name="Code2"><text:span text:style-name="T45">Decoding</text:span></text:span></text:a><text:span text:style-name="Default_20_Paragraph_20_Font"><text:span text:style-name="T38"> object to specify the source for the decode operation.</text:span></text:span></text:p>
        <text:p text:style-name="P162"/>
        <text:p text:style-name="P80"><text:bookmark text:name="r16"/>decode</text:p>
        <text:p text:style-name="P118"><text:a xlink:type="simple" xlink:href="#r32" text:style-name="Internet_20_link" text:visited-style-name="Visited_20_Internet_20_Link"><text:span text:style-name="Code2"><text:span text:style-name="T45">Decoding</text:span></text:span></text:a><text:span text:style-name="Code2">&lt;?&gt; </text:span><text:span text:style-name="Code2"><text:span text:style-name="T41">decode</text:span></text:span><text:span text:style-name="Code2">(Type type)</text:span></text:p>
        <text:p text:style-name="P141"><text:soft-page-break/>Start specifying a decode operation.</text:p>
        <text:p text:style-name="P144">Parameters:</text:p>
        <text:p text:style-name="P160"><text:span text:style-name="Code2">type</text:span><text:span text:style-name="Default_20_Paragraph_20_Font"><text:span text:style-name="T38"> - The type to convert to.</text:span></text:span></text:p>
        <text:p text:style-name="P144">Returns:</text:p>
        <text:p text:style-name="P160"><text:span text:style-name="T38">A </text:span><text:a xlink:type="simple" xlink:href="#r32" text:style-name="Internet_20_link" text:visited-style-name="Visited_20_Internet_20_Link"><text:span text:style-name="Code2"><text:span text:style-name="T45">Decoding</text:span></text:span></text:a><text:span text:style-name="Default_20_Paragraph_20_Font"><text:span text:style-name="T38"> object to specify the source for the decode operation.</text:span></text:span></text:p>
        <text:p text:style-name="P162"/>
        <text:p text:style-name="P80"><text:bookmark text:name="r17"/>encode</text:p>
        <text:p text:style-name="P118"><text:a xlink:type="simple" xlink:href="#r38" text:style-name="Internet_20_link" text:visited-style-name="Visited_20_Internet_20_Link"><text:span text:style-name="Code2"><text:span text:style-name="T45">Encoding</text:span></text:span></text:a><text:span text:style-name="Code2"> </text:span><text:span text:style-name="Code2"><text:span text:style-name="T41">encode</text:span></text:span><text:span text:style-name="Code2">(Object obj)</text:span></text:p>
        <text:p text:style-name="P141">Start specifying an encode opertation.</text:p>
        <text:p text:style-name="P144">Parameters:</text:p>
        <text:p text:style-name="P160"><text:span text:style-name="Code2">obj</text:span><text:span text:style-name="Default_20_Paragraph_20_Font"><text:span text:style-name="T38"> - The object to encode.</text:span></text:span></text:p>
        <text:p text:style-name="P144">Returns:</text:p>
        <text:p text:style-name="P161">an Encoding object to specify the target for the decode operation.</text:p>
        <text:p text:style-name="P162"/>
        <text:p text:style-name="P80"><text:bookmark text:name="r18"/>with</text:p>
        <text:p text:style-name="P118"><text:a xlink:type="simple" xlink:href="#r19" text:style-name="Internet_20_link" text:visited-style-name="Visited_20_Internet_20_Link"><text:span text:style-name="Code2"><text:span text:style-name="T45">Codec</text:span></text:span></text:a><text:span text:style-name="Code2"> </text:span><text:span text:style-name="Code2"><text:span text:style-name="T41">with</text:span></text:span><text:span text:style-name="Code2">(</text:span><text:a xlink:type="simple" xlink:href="#r22" text:style-name="Internet_20_link" text:visited-style-name="Visited_20_Internet_20_Link"><text:span text:style-name="Code2"><text:span text:style-name="T45">Converter</text:span></text:span></text:a><text:span text:style-name="Code2"> converter)</text:span></text:p>
        <text:p text:style-name="P141">Specify the converter to be used by the code, if an alternative, adapted, converter is to be used.</text:p>
        <text:p text:style-name="P144">Parameters:</text:p>
        <text:p text:style-name="P160"><text:span text:style-name="Code2">converter</text:span><text:span text:style-name="Default_20_Paragraph_20_Font"><text:span text:style-name="T38"> - The converter to use.</text:span></text:span></text:p>
        <text:p text:style-name="P144">Returns:</text:p>
        <text:p text:style-name="P161">A codec that uses the converter as specified.</text:p>
        <text:p text:style-name="P99"><text:bookmark text:name="r22"/>Interface Converter</text:p>
        <text:p text:style-name="P148"><text:a xlink:type="simple" xlink:href="#r3" text:style-name="Internet_20_link" text:visited-style-name="Visited_20_Internet_20_Link"><text:span text:style-name="T48">org.osgi.service.converter</text:span></text:a></text:p>
        <text:p text:style-name="P106">All Known Subinterfaces:</text:p>
        <text:p text:style-name="P143"><text:a xlink:type="simple" xlink:href="#r11" text:style-name="Internet_20_link" text:visited-style-name="Visited_20_Internet_20_Link"><text:span text:style-name="T43">Adapter</text:span></text:a></text:p>
        <text:p text:style-name="P138"/>
        <text:p text:style-name="P163"><text:span text:style-name="Code2">public interface </text:span><text:span text:style-name="Code2"><text:span text:style-name="T41">Converter</text:span></text:span></text:p>
        <text:p text:style-name="P112">The Converter service is used to start a conversion. The service is obtained from the service registry. The conversion is then completed via the Converting interface that has methods to specify the target type.</text:p>
        <text:p text:style-name="P151"/>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52"><text:span text:style-name="Summary_20_Heading_20_Font2"><text:span text:style-name="T16">Method Summary</text:span></text:span></text:p>
            </table:table-cell>
            <table:covered-table-cell/>
            <table:table-cell table:style-name="Table20.A1" office:value-type="string">
              <text:p text:style-name="P153"><text:span text:style-name="Page_20_Reference_20_Font"><text:span text:style-name="T23">Page</text:span></text:span></text:p>
            </table:table-cell>
          </table:table-row>
          <table:table-row table:style-name="Table20.1">
            <table:table-cell table:style-name="Table20.A2" office:value-type="string">
              <text:p text:style-name="P154"><text:a xlink:type="simple" xlink:href="#r26" text:style-name="Internet_20_link" text:visited-style-name="Visited_20_Internet_20_Link"><text:span text:style-name="Code_20_Small1"><text:span text:style-name="T45">Converting</text:span></text:span></text:a></text:p>
            </table:table-cell>
            <table:table-cell table:style-name="Table20.A2" office:value-type="string">
              <text:p text:style-name="P157"><text:a xlink:type="simple" xlink:href="#r20" text:style-name="Internet_20_link" text:visited-style-name="Visited_20_Internet_20_Link"><text:span text:style-name="Code2"><text:span text:style-name="T47">convert</text:span></text:span></text:a><text:span text:style-name="Code2"><text:span text:style-name="T16">(Object obj)</text:span></text:span></text:p>
              <text:p text:style-name="P158">Start a conversion for the given object.</text:p>
            </table:table-cell>
            <table:table-cell table:style-name="Table20.C2" office:value-type="string">
              <text:p text:style-name="P155"><text:span text:style-name="Page_20_Reference_20_Font"><text:span text:style-name="T16"><text:bookmark-ref text:reference-format="page" text:ref-name="r20">30</text:bookmark-ref></text:span></text:span></text:p>
            </table:table-cell>
          </table:table-row>
          <table:table-row table:style-name="Table20.1">
            <table:table-cell table:style-name="Table20.A3" office:value-type="string">
              <text:p text:style-name="P154"><text:a xlink:type="simple" xlink:href="#r11" text:style-name="Internet_20_link" text:visited-style-name="Visited_20_Internet_20_Link"><text:span text:style-name="Code_20_Small1"><text:span text:style-name="T45">Adapter</text:span></text:span></text:a></text:p>
            </table:table-cell>
            <table:table-cell table:style-name="Table20.A3" office:value-type="string">
              <text:p text:style-name="P157"><text:a xlink:type="simple" xlink:href="#r21" text:style-name="Internet_20_link" text:visited-style-name="Visited_20_Internet_20_Link"><text:span text:style-name="Code2"><text:span text:style-name="T47">getAdapter</text:span></text:span></text:a><text:span text:style-name="Code2"><text:span text:style-name="T16">()</text:span></text:span></text:p>
              <text:p text:style-name="P158">Obtain an adapter to this converter.</text:p>
            </table:table-cell>
            <table:table-cell table:style-name="Table20.C3" office:value-type="string">
              <text:p text:style-name="P155"><text:span text:style-name="Page_20_Reference_20_Font"><text:span text:style-name="T16"><text:bookmark-ref text:reference-format="page" text:ref-name="r21">30</text:bookmark-ref></text:span></text:span></text:p>
            </table:table-cell>
          </table:table-row>
        </table:table>
        <text:p text:style-name="P172">Method Detail</text:p>
        <text:p text:style-name="P81"><text:bookmark text:name="r20"/>convert</text:p>
        <text:p text:style-name="P118"><text:a xlink:type="simple" xlink:href="#r26" text:style-name="Internet_20_link" text:visited-style-name="Visited_20_Internet_20_Link"><text:span text:style-name="Code2"><text:span text:style-name="T45">Converting</text:span></text:span></text:a><text:span text:style-name="Code2"> </text:span><text:span text:style-name="Code2"><text:span text:style-name="T41">convert</text:span></text:span><text:span text:style-name="Code2">(Object obj)</text:span></text:p>
        <text:p text:style-name="P141">Start a conversion for the given object.</text:p>
        <text:p text:style-name="P144">Parameters:</text:p>
        <text:p text:style-name="P160"><text:span text:style-name="Code2">obj</text:span><text:span text:style-name="Default_20_Paragraph_20_Font"><text:span text:style-name="T38"> - The object that should be converted.</text:span></text:span></text:p>
        <text:p text:style-name="P144">Returns:</text:p>
        <text:p text:style-name="P160"><text:span text:style-name="T38">A </text:span><text:a xlink:type="simple" xlink:href="#r26" text:style-name="Internet_20_link" text:visited-style-name="Visited_20_Internet_20_Link"><text:span text:style-name="Code2"><text:span text:style-name="T45">Converting</text:span></text:span></text:a><text:span text:style-name="Default_20_Paragraph_20_Font"><text:span text:style-name="T38"> object to complete the conversion.</text:span></text:span></text:p>
        <text:p text:style-name="P162"/>
        <text:p text:style-name="P80"><text:bookmark text:name="r21"/>getAdapter</text:p>
        <text:p text:style-name="P118"><text:a xlink:type="simple" xlink:href="#r11" text:style-name="Internet_20_link" text:visited-style-name="Visited_20_Internet_20_Link"><text:span text:style-name="Code2"><text:span text:style-name="T45">Adapter</text:span></text:span></text:a><text:span text:style-name="Code2"> </text:span><text:span text:style-name="Code2"><text:span text:style-name="T41">getAdapter</text:span></text:span><text:span text:style-name="Code2">()</text:span></text:p>
        <text:p text:style-name="P140"><text:span text:style-name="T38">Obtain an adapter to this converter. The adapter behaves just like the converter except for the exception rules registered with is. For more details see the </text:span><text:a xlink:type="simple" xlink:href="#r11" text:style-name="Internet_20_link" text:visited-style-name="Visited_20_Internet_20_Link"><text:span text:style-name="Code2"><text:span text:style-name="T45">Adapter</text:span></text:span></text:a><text:span text:style-name="Default_20_Paragraph_20_Font"><text:span text:style-name="T38"> interface.</text:span></text:span></text:p>
        <text:p text:style-name="P144">Returns:</text:p>
        <text:p text:style-name="P161">An adapter to this converter.</text:p>
        <text:p text:style-name="P100"><text:bookmark text:name="r26"/>Interface Converting</text:p>
        <text:p text:style-name="P148"><text:a xlink:type="simple" xlink:href="#r3" text:style-name="Internet_20_link" text:visited-style-name="Visited_20_Internet_20_Link"><text:span text:style-name="T48">org.osgi.service.converter</text:span></text:a></text:p>
        <text:p text:style-name="P138"/>
        <text:p text:style-name="P163"><text:span text:style-name="Code2">public interface </text:span><text:span text:style-name="Code2"><text:span text:style-name="T41">Converting</text:span></text:span></text:p>
        <text:p text:style-name="P113"><text:span text:style-name="T38">This interface is used to specify the target that an object should be converted to. A </text:span><text:a xlink:type="simple" xlink:href="#r26" text:style-name="Internet_20_link" text:visited-style-name="Visited_20_Internet_20_Link"><text:span text:style-name="Code2"><text:span text:style-name="T45">Converting</text:span></text:span></text:a><text:span text:style-name="Default_20_Paragraph_20_Font"><text:span text:style-name="T38"> instance can be obtained via the </text:span></text:span><text:a xlink:type="simple" xlink:href="#r22" text:style-name="Internet_20_link" text:visited-style-name="Visited_20_Internet_20_Link"><text:span text:style-name="Code2"><text:span text:style-name="T45">Converter</text:span></text:span></text:a><text:span text:style-name="Default_20_Paragraph_20_Font"><text:span text:style-name="T38"> service by starting a conversion for a specific object.</text:span></text:span></text:p>
        <text:p text:style-name="P151"/>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52"><text:span text:style-name="Summary_20_Heading_20_Font2"><text:span text:style-name="T16">Method Summary</text:span></text:span></text:p>
            </table:table-cell>
            <table:covered-table-cell/>
            <table:table-cell table:style-name="Table22.A1" office:value-type="string">
              <text:p text:style-name="P153"><text:span text:style-name="Page_20_Reference_20_Font"><text:span text:style-name="T23">Page</text:span></text:span></text:p>
            </table:table-cell>
          </table:table-row>
          <table:table-row table:style-name="Table22.1">
            <table:table-cell table:style-name="Table22.A2" office:value-type="string">
              <text:p text:style-name="P156"><text:span text:style-name="Code_20_Small1"><text:span text:style-name="T16">T</text:span></text:span></text:p>
            </table:table-cell>
            <table:table-cell table:style-name="Table22.A2" office:value-type="string">
              <text:p text:style-name="P157"><text:a xlink:type="simple" xlink:href="#r23" text:style-name="Internet_20_link" text:visited-style-name="Visited_20_Internet_20_Link"><text:span text:style-name="Code2"><text:span text:style-name="T47">to</text:span></text:span></text:a><text:span text:style-name="Code2"><text:span text:style-name="T16">(Class&lt;T&gt; cls)</text:span></text:span></text:p>
              <text:p text:style-name="P158">Specify the target object type for the conversion as a class object.</text:p>
            </table:table-cell>
            <table:table-cell table:style-name="Table22.C2" office:value-type="string">
              <text:p text:style-name="P155"><text:span text:style-name="Page_20_Reference_20_Font"><text:span text:style-name="T16"><text:bookmark-ref text:reference-format="page" text:ref-name="r23">31</text:bookmark-ref></text:span></text:span></text:p>
            </table:table-cell>
          </table:table-row>
          <table:table-row table:style-name="Table22.1">
            <table:table-cell table:style-name="Table22.A3" office:value-type="string">
              <text:p text:style-name="P156"><text:span text:style-name="Code_20_Small1"><text:span text:style-name="T16">Object</text:span></text:span></text:p>
            </table:table-cell>
            <table:table-cell table:style-name="Table22.A3" office:value-type="string">
              <text:p text:style-name="P157"><text:a xlink:type="simple" xlink:href="#r25" text:style-name="Internet_20_link" text:visited-style-name="Visited_20_Internet_20_Link"><text:span text:style-name="Code2"><text:span text:style-name="T47">to</text:span></text:span></text:a><text:span text:style-name="Code2"><text:span text:style-name="T16">(Type type)</text:span></text:span></text:p>
              <text:p text:style-name="P158">Specify the target object type as a Java Refelection Type object.</text:p>
            </table:table-cell>
            <table:table-cell table:style-name="Table22.C3" office:value-type="string">
              <text:p text:style-name="P155"><text:span text:style-name="Page_20_Reference_20_Font"><text:span text:style-name="T16"><text:bookmark-ref text:reference-format="page" text:ref-name="r25">31</text:bookmark-ref></text:span></text:span></text:p>
            </table:table-cell>
          </table:table-row>
          <table:table-row table:style-name="Table22.1">
            <table:table-cell table:style-name="Table22.A3" office:value-type="string">
              <text:p text:style-name="P156"><text:span text:style-name="Code_20_Small1"><text:span text:style-name="T16">T</text:span></text:span></text:p>
            </table:table-cell>
            <table:table-cell table:style-name="Table22.A3" office:value-type="string">
              <text:p text:style-name="P157"><text:a xlink:type="simple" xlink:href="#r24" text:style-name="Internet_20_link" text:visited-style-name="Visited_20_Internet_20_Link"><text:span text:style-name="Code2"><text:span text:style-name="T47">to</text:span></text:span></text:a><text:span text:style-name="Code2"><text:span text:style-name="T16">(</text:span></text:span><text:a xlink:type="simple" xlink:href="#r48" text:style-name="Internet_20_link" text:visited-style-name="Visited_20_Internet_20_Link"><text:span text:style-name="Code2"><text:span text:style-name="T45">TypeReference</text:span></text:span></text:a><text:span text:style-name="Code2"><text:span text:style-name="T16">&lt;T&gt; ref)</text:span></text:span></text:p>
              <text:p text:style-name="P159"><text:span text:style-name="T25">Specify the target object type as a </text:span><text:a xlink:type="simple" xlink:href="#r48" text:style-name="Internet_20_link" text:visited-style-name="Visited_20_Internet_20_Link"><text:span text:style-name="Code2"><text:span text:style-name="T45">TypeReference</text:span></text:span></text:a><text:span text:style-name="Default_20_Paragraph_20_Font"><text:span text:style-name="T25">.</text:span></text:span></text:p>
            </table:table-cell>
            <table:table-cell table:style-name="Table22.C3" office:value-type="string">
              <text:p text:style-name="P155"><text:span text:style-name="Page_20_Reference_20_Font"><text:span text:style-name="T16"><text:bookmark-ref text:reference-format="page" text:ref-name="r24">31</text:bookmark-ref></text:span></text:span></text:p>
            </table:table-cell>
          </table:table-row>
        </table:table>
        <text:p text:style-name="P172">Method Detail</text:p>
        <text:p text:style-name="P81"><text:bookmark text:name="r23"/>to</text:p>
        <text:p text:style-name="P118"><text:span text:style-name="Code2">T </text:span><text:span text:style-name="Code2"><text:span text:style-name="T41">to</text:span></text:span><text:span text:style-name="Code2">(Class&lt;T&gt; cls)</text:span></text:p>
        <text:p text:style-name="P141">Specify the target object type for the conversion as a class object.</text:p>
        <text:p text:style-name="P144">Parameters:</text:p>
        <text:p text:style-name="P160"><text:span text:style-name="Code2">cls</text:span><text:span text:style-name="Default_20_Paragraph_20_Font"><text:span text:style-name="T38"> - The class to convert to.</text:span></text:span></text:p>
        <text:p text:style-name="P144">Returns:</text:p>
        <text:p text:style-name="P161">The converted object.</text:p>
        <text:p text:style-name="P162"/>
        <text:p text:style-name="P80"><text:bookmark text:name="r24"/>to</text:p>
        <text:p text:style-name="P118"><text:span text:style-name="Code2">T </text:span><text:span text:style-name="Code2"><text:span text:style-name="T41">to</text:span></text:span><text:span text:style-name="Code2">(</text:span><text:a xlink:type="simple" xlink:href="#r48" text:style-name="Internet_20_link" text:visited-style-name="Visited_20_Internet_20_Link"><text:span text:style-name="Code2"><text:span text:style-name="T45">TypeReference</text:span></text:span></text:a><text:span text:style-name="Code2">&lt;T&gt; ref)</text:span></text:p>
        <text:p text:style-name="P146"><text:span text:style-name="T38">Specify the target object type as a </text:span><text:a xlink:type="simple" xlink:href="#r48" text:style-name="Internet_20_link" text:visited-style-name="Visited_20_Internet_20_Link"><text:span text:style-name="Code2"><text:span text:style-name="T45">TypeReference</text:span></text:span></text:a><text:span text:style-name="Default_20_Paragraph_20_Font"><text:span text:style-name="T38">. If the target class carries generics information a TypeReference should be used as this preserves the generic information whereas a Class object has this information erased. Example use:</text:span></text:span></text:p>
        <text:p text:style-name="P142">  List result =<text:line-break/>      converter.convert(Arrays.asList(1,2,3)).<text:line-break/>          to(new TypeReference&lt;List&lt;String&gt;&gt;() {});</text:p>
        <text:p text:style-name="P144">Parameters:</text:p>
        <text:p text:style-name="P160"><text:span text:style-name="Code2">ref</text:span><text:span text:style-name="Default_20_Paragraph_20_Font"><text:span text:style-name="T38"> - A type reference to the object being converted to.</text:span></text:span></text:p>
        <text:p text:style-name="P144">Returns:</text:p>
        <text:p text:style-name="P161">The converted object.</text:p>
        <text:p text:style-name="P162"/>
        <text:p text:style-name="P80"><text:bookmark text:name="r25"/>to</text:p>
        <text:p text:style-name="P118"><text:span text:style-name="Code2">Object </text:span><text:span text:style-name="Code2"><text:span text:style-name="T41">to</text:span></text:span><text:span text:style-name="Code2">(Type type)</text:span></text:p>
        <text:p text:style-name="P141">Specify the target object type as a Java Refelection Type object.</text:p>
        <text:p text:style-name="P144"><text:soft-page-break/>Parameters:</text:p>
        <text:p text:style-name="P160"><text:span text:style-name="Code2">type</text:span><text:span text:style-name="Default_20_Paragraph_20_Font"><text:span text:style-name="T38"> - A Type object to represent the target type to be converted to.</text:span></text:span></text:p>
        <text:p text:style-name="P144">Returns:</text:p>
        <text:p text:style-name="P161">The converted object.</text:p>
        <text:p text:style-name="P101"><text:bookmark text:name="r32"/>Interface Decoding</text:p>
        <text:p text:style-name="P119"><text:a xlink:type="simple" xlink:href="#r3" text:style-name="Internet_20_link" text:visited-style-name="Visited_20_Internet_20_Link"><text:span text:style-name="T48">org.osgi.service.converter</text:span></text:a></text:p>
        <text:p text:style-name="P149">Type Parameters:</text:p>
        <text:p text:style-name="P143"><text:bookmark text:name="r27"/><text:span text:style-name="Code2">T</text:span><text:span text:style-name="Default_20_Paragraph_20_Font"><text:span text:style-name="T38"> - The target type for the decoding operation.</text:span></text:span></text:p>
        <text:p text:style-name="P138"/>
        <text:p text:style-name="P163"><text:span text:style-name="Code2">public interface </text:span><text:span text:style-name="Code2"><text:span text:style-name="T41">Decoding</text:span></text:span></text:p>
        <text:p text:style-name="P112">Interface to specify the source of the decoding operation</text:p>
        <text:p text:style-name="P151"/>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52"><text:span text:style-name="Summary_20_Heading_20_Font2"><text:span text:style-name="T16">Method Summary</text:span></text:span></text:p>
            </table:table-cell>
            <table:covered-table-cell/>
            <table:table-cell table:style-name="Table24.A1" office:value-type="string">
              <text:p text:style-name="P153"><text:span text:style-name="Page_20_Reference_20_Font"><text:span text:style-name="T23">Page</text:span></text:span></text:p>
            </table:table-cell>
          </table:table-row>
          <table:table-row table:style-name="Table24.1">
            <table:table-cell table:style-name="Table24.A2" office:value-type="string">
              <text:p text:style-name="P154"><text:a xlink:type="simple" xlink:href="#r27" text:style-name="Internet_20_link" text:visited-style-name="Visited_20_Internet_20_Link"><text:span text:style-name="Code_20_Small1"><text:span text:style-name="T45">T</text:span></text:span></text:a></text:p>
            </table:table-cell>
            <table:table-cell table:style-name="Table24.A2" office:value-type="string">
              <text:p text:style-name="P157"><text:a xlink:type="simple" xlink:href="#r28" text:style-name="Internet_20_link" text:visited-style-name="Visited_20_Internet_20_Link"><text:span text:style-name="Code2"><text:span text:style-name="T47">from</text:span></text:span></text:a><text:span text:style-name="Code2"><text:span text:style-name="T16">(InputStream in)</text:span></text:span></text:p>
              <text:p text:style-name="P158">Use an input stream as the source of the decoding operation.</text:p>
            </table:table-cell>
            <table:table-cell table:style-name="Table24.C2" office:value-type="string">
              <text:p text:style-name="P155"><text:span text:style-name="Page_20_Reference_20_Font"><text:span text:style-name="T16"><text:bookmark-ref text:reference-format="page" text:ref-name="r28">33</text:bookmark-ref></text:span></text:span></text:p>
            </table:table-cell>
          </table:table-row>
          <table:table-row table:style-name="Table24.1">
            <table:table-cell table:style-name="Table24.A3" office:value-type="string">
              <text:p text:style-name="P154"><text:a xlink:type="simple" xlink:href="#r27" text:style-name="Internet_20_link" text:visited-style-name="Visited_20_Internet_20_Link"><text:span text:style-name="Code_20_Small1"><text:span text:style-name="T45">T</text:span></text:span></text:a></text:p>
            </table:table-cell>
            <table:table-cell table:style-name="Table24.A3" office:value-type="string">
              <text:p text:style-name="P157"><text:a xlink:type="simple" xlink:href="#r29" text:style-name="Internet_20_link" text:visited-style-name="Visited_20_Internet_20_Link"><text:span text:style-name="Code2"><text:span text:style-name="T47">from</text:span></text:span></text:a><text:span text:style-name="Code2"><text:span text:style-name="T16">(InputStream in, Charset charset)</text:span></text:span></text:p>
              <text:p text:style-name="P158">Use an input stream as the source of the decoding operation.</text:p>
            </table:table-cell>
            <table:table-cell table:style-name="Table24.C3" office:value-type="string">
              <text:p text:style-name="P155"><text:span text:style-name="Page_20_Reference_20_Font"><text:span text:style-name="T16"><text:bookmark-ref text:reference-format="page" text:ref-name="r29">33</text:bookmark-ref></text:span></text:span></text:p>
            </table:table-cell>
          </table:table-row>
          <table:table-row table:style-name="Table24.1">
            <table:table-cell table:style-name="Table24.A3" office:value-type="string">
              <text:p text:style-name="P154"><text:a xlink:type="simple" xlink:href="#r27" text:style-name="Internet_20_link" text:visited-style-name="Visited_20_Internet_20_Link"><text:span text:style-name="Code_20_Small1"><text:span text:style-name="T45">T</text:span></text:span></text:a></text:p>
            </table:table-cell>
            <table:table-cell table:style-name="Table24.A3" office:value-type="string">
              <text:p text:style-name="P157"><text:a xlink:type="simple" xlink:href="#r31" text:style-name="Internet_20_link" text:visited-style-name="Visited_20_Internet_20_Link"><text:span text:style-name="Code2"><text:span text:style-name="T47">from</text:span></text:span></text:a><text:span text:style-name="Code2"><text:span text:style-name="T16">(CharSequence in)</text:span></text:span></text:p>
              <text:p text:style-name="P158">Use a Char Sequence as the source of the decoding operation.</text:p>
            </table:table-cell>
            <table:table-cell table:style-name="Table24.C3" office:value-type="string">
              <text:p text:style-name="P155"><text:span text:style-name="Page_20_Reference_20_Font"><text:span text:style-name="T16"><text:bookmark-ref text:reference-format="page" text:ref-name="r31">34</text:bookmark-ref></text:span></text:span></text:p>
            </table:table-cell>
          </table:table-row>
          <table:table-row table:style-name="Table24.1">
            <table:table-cell table:style-name="Table24.A3" office:value-type="string">
              <text:p text:style-name="P154"><text:a xlink:type="simple" xlink:href="#r27" text:style-name="Internet_20_link" text:visited-style-name="Visited_20_Internet_20_Link"><text:span text:style-name="Code_20_Small1"><text:span text:style-name="T45">T</text:span></text:span></text:a></text:p>
            </table:table-cell>
            <table:table-cell table:style-name="Table24.A3" office:value-type="string">
              <text:p text:style-name="P157"><text:a xlink:type="simple" xlink:href="#r30" text:style-name="Internet_20_link" text:visited-style-name="Visited_20_Internet_20_Link"><text:span text:style-name="Code2"><text:span text:style-name="T47">from</text:span></text:span></text:a><text:span text:style-name="Code2"><text:span text:style-name="T16">(Readable in)</text:span></text:span></text:p>
              <text:p text:style-name="P158">Use a Readable as the source of the decoding operation.</text:p>
            </table:table-cell>
            <table:table-cell table:style-name="Table24.C3" office:value-type="string">
              <text:p text:style-name="P155"><text:span text:style-name="Page_20_Reference_20_Font"><text:span text:style-name="T16"><text:bookmark-ref text:reference-format="page" text:ref-name="r30">33</text:bookmark-ref></text:span></text:span></text:p>
            </table:table-cell>
          </table:table-row>
        </table:table>
        <text:p text:style-name="P172">Method Detail</text:p>
        <text:p text:style-name="P81"><text:bookmark text:name="r28"/>from</text:p>
        <text:p text:style-name="P118"><text:a xlink:type="simple" xlink:href="#r27" text:style-name="Internet_20_link" text:visited-style-name="Visited_20_Internet_20_Link"><text:span text:style-name="Code2"><text:span text:style-name="T45">T</text:span></text:span></text:a><text:span text:style-name="Code2"> </text:span><text:span text:style-name="Code2"><text:span text:style-name="T41">from</text:span></text:span><text:span text:style-name="Code2">(InputStream in)</text:span></text:p>
        <text:p text:style-name="P141">Use an input stream as the source of the decoding operation. As encoding UTF-8 is used.</text:p>
        <text:p text:style-name="P144">Parameters:</text:p>
        <text:p text:style-name="P160"><text:span text:style-name="Code2">in</text:span><text:span text:style-name="Default_20_Paragraph_20_Font"><text:span text:style-name="T38"> - The stream to use.</text:span></text:span></text:p>
        <text:p text:style-name="P144">Returns:</text:p>
        <text:p text:style-name="P161">the decoded object.</text:p>
        <text:p text:style-name="P162"/>
        <text:p text:style-name="P80"><text:bookmark text:name="r29"/>from</text:p>
        <text:p text:style-name="P118"><text:a xlink:type="simple" xlink:href="#r27" text:style-name="Internet_20_link" text:visited-style-name="Visited_20_Internet_20_Link"><text:span text:style-name="Code2"><text:span text:style-name="T45">T</text:span></text:span></text:a><text:span text:style-name="Code2"> </text:span><text:span text:style-name="Code2"><text:span text:style-name="T41">from</text:span></text:span><text:span text:style-name="Code2">(InputStream in,<text:line-break/>       Charset charset)</text:span></text:p>
        <text:p text:style-name="P141">Use an input stream as the source of the decoding operation.</text:p>
        <text:p text:style-name="P144">Parameters:</text:p>
        <text:p text:style-name="P160"><text:span text:style-name="Code2">in</text:span><text:span text:style-name="Default_20_Paragraph_20_Font"><text:span text:style-name="T38"> - The stream to use.</text:span></text:span></text:p>
        <text:p text:style-name="P160"><text:span text:style-name="Code2">charset</text:span><text:span text:style-name="Default_20_Paragraph_20_Font"><text:span text:style-name="T38"> - The character set to use.</text:span></text:span></text:p>
        <text:p text:style-name="P144">Returns:</text:p>
        <text:p text:style-name="P161">the decoded object.</text:p>
        <text:p text:style-name="P162"/>
        <text:p text:style-name="P80"><text:bookmark text:name="r30"/>from</text:p>
        <text:p text:style-name="P118"><text:a xlink:type="simple" xlink:href="#r27" text:style-name="Internet_20_link" text:visited-style-name="Visited_20_Internet_20_Link"><text:span text:style-name="Code2"><text:span text:style-name="T45">T</text:span></text:span></text:a><text:span text:style-name="Code2"> </text:span><text:span text:style-name="Code2"><text:span text:style-name="T41">from</text:span></text:span><text:span text:style-name="Code2">(Readable in)</text:span></text:p>
        <text:p text:style-name="P141">Use a Readable as the source of the decoding operation.</text:p>
        <text:p text:style-name="P144"><text:soft-page-break/>Parameters:</text:p>
        <text:p text:style-name="P160"><text:span text:style-name="Code2">in</text:span><text:span text:style-name="Default_20_Paragraph_20_Font"><text:span text:style-name="T38"> - The readable to use.</text:span></text:span></text:p>
        <text:p text:style-name="P144">Returns:</text:p>
        <text:p text:style-name="P161">the decoded object.</text:p>
        <text:p text:style-name="P162"/>
        <text:p text:style-name="P80"><text:bookmark text:name="r31"/>from</text:p>
        <text:p text:style-name="P118"><text:a xlink:type="simple" xlink:href="#r27" text:style-name="Internet_20_link" text:visited-style-name="Visited_20_Internet_20_Link"><text:span text:style-name="Code2"><text:span text:style-name="T45">T</text:span></text:span></text:a><text:span text:style-name="Code2"> </text:span><text:span text:style-name="Code2"><text:span text:style-name="T41">from</text:span></text:span><text:span text:style-name="Code2">(CharSequence in)</text:span></text:p>
        <text:p text:style-name="P141">Use a Char Sequence as the source of the decoding operation.</text:p>
        <text:p text:style-name="P144">Parameters:</text:p>
        <text:p text:style-name="P160"><text:span text:style-name="Code2">in</text:span><text:span text:style-name="Default_20_Paragraph_20_Font"><text:span text:style-name="T38"> - The char sequence to use.</text:span></text:span></text:p>
        <text:p text:style-name="P144">Returns:</text:p>
        <text:p text:style-name="P161">the decoded object.</text:p>
        <text:p text:style-name="P102"><text:bookmark text:name="r38"/>Interface Encoding</text:p>
        <text:p text:style-name="P148"><text:a xlink:type="simple" xlink:href="#r3" text:style-name="Internet_20_link" text:visited-style-name="Visited_20_Internet_20_Link"><text:span text:style-name="T48">org.osgi.service.converter</text:span></text:a></text:p>
        <text:p text:style-name="P138"/>
        <text:p text:style-name="P163"><text:span text:style-name="Code2">public interface </text:span><text:span text:style-name="Code2"><text:span text:style-name="T41">Encoding</text:span></text:span></text:p>
        <text:p text:style-name="P112">Interface to specify the target of the encoding operation.</text:p>
        <text:p text:style-name="P151"/>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52"><text:span text:style-name="Summary_20_Heading_20_Font2"><text:span text:style-name="T16">Method Summary</text:span></text:span></text:p>
            </table:table-cell>
            <table:covered-table-cell/>
            <table:table-cell table:style-name="Table26.A1" office:value-type="string">
              <text:p text:style-name="P153"><text:span text:style-name="Page_20_Reference_20_Font"><text:span text:style-name="T23">Page</text:span></text:span></text:p>
            </table:table-cell>
          </table:table-row>
          <table:table-row table:style-name="Table26.1">
            <table:table-cell table:style-name="Table26.A2" office:value-type="string">
              <text:p text:style-name="P154"><text:a xlink:type="simple" xlink:href="#r38" text:style-name="Internet_20_link" text:visited-style-name="Visited_20_Internet_20_Link"><text:span text:style-name="Code_20_Small1"><text:span text:style-name="T45">Encoding</text:span></text:span></text:a></text:p>
            </table:table-cell>
            <table:table-cell table:style-name="Table26.A2" office:value-type="string">
              <text:p text:style-name="P157"><text:a xlink:type="simple" xlink:href="#r33" text:style-name="Internet_20_link" text:visited-style-name="Visited_20_Internet_20_Link"><text:span text:style-name="Code2"><text:span text:style-name="T47">pretty</text:span></text:span></text:a><text:span text:style-name="Code2"><text:span text:style-name="T16">()</text:span></text:span></text:p>
              <text:p text:style-name="P158">Specify that the encoded output should be formatted to look 'pretty', which may make it easier for humans to read.</text:p>
            </table:table-cell>
            <table:table-cell table:style-name="Table26.C2" office:value-type="string">
              <text:p text:style-name="P155"><text:span text:style-name="Page_20_Reference_20_Font"><text:span text:style-name="T16"><text:bookmark-ref text:reference-format="page" text:ref-name="r33">35</text:bookmark-ref></text:span></text:span></text:p>
            </table:table-cell>
          </table:table-row>
          <table:table-row table:style-name="Table26.1">
            <table:table-cell table:style-name="Table26.A3" office:value-type="string">
              <text:p text:style-name="P156"><text:span text:style-name="Code_20_Small1"><text:span text:style-name="T16">void</text:span></text:span></text:p>
            </table:table-cell>
            <table:table-cell table:style-name="Table26.A3" office:value-type="string">
              <text:p text:style-name="P157"><text:a xlink:type="simple" xlink:href="#r34" text:style-name="Internet_20_link" text:visited-style-name="Visited_20_Internet_20_Link"><text:span text:style-name="Code2"><text:span text:style-name="T47">to</text:span></text:span></text:a><text:span text:style-name="Code2"><text:span text:style-name="T16">(OutputStream out)</text:span></text:span></text:p>
              <text:p text:style-name="P158">Use an output stream as the target of the encoding operation.</text:p>
            </table:table-cell>
            <table:table-cell table:style-name="Table26.C3" office:value-type="string">
              <text:p text:style-name="P155"><text:span text:style-name="Page_20_Reference_20_Font"><text:span text:style-name="T16"><text:bookmark-ref text:reference-format="page" text:ref-name="r34">35</text:bookmark-ref></text:span></text:span></text:p>
            </table:table-cell>
          </table:table-row>
          <table:table-row table:style-name="Table26.1">
            <table:table-cell table:style-name="Table26.A3" office:value-type="string">
              <text:p text:style-name="P156"><text:span text:style-name="Code_20_Small1"><text:span text:style-name="T16">void</text:span></text:span></text:p>
            </table:table-cell>
            <table:table-cell table:style-name="Table26.A3" office:value-type="string">
              <text:p text:style-name="P157"><text:a xlink:type="simple" xlink:href="#r35" text:style-name="Internet_20_link" text:visited-style-name="Visited_20_Internet_20_Link"><text:span text:style-name="Code2"><text:span text:style-name="T47">to</text:span></text:span></text:a><text:span text:style-name="Code2"><text:span text:style-name="T16">(OutputStream out, Charset charset)</text:span></text:span></text:p>
              <text:p text:style-name="P158">Use an output stream as the target of the encoding operation.</text:p>
            </table:table-cell>
            <table:table-cell table:style-name="Table26.C3" office:value-type="string">
              <text:p text:style-name="P155"><text:span text:style-name="Page_20_Reference_20_Font"><text:span text:style-name="T16"><text:bookmark-ref text:reference-format="page" text:ref-name="r35">35</text:bookmark-ref></text:span></text:span></text:p>
            </table:table-cell>
          </table:table-row>
          <table:table-row table:style-name="Table26.1">
            <table:table-cell table:style-name="Table26.A3" office:value-type="string">
              <text:p text:style-name="P156"><text:span text:style-name="Code_20_Small1"><text:span text:style-name="T16">Appendable</text:span></text:span></text:p>
            </table:table-cell>
            <table:table-cell table:style-name="Table26.A3" office:value-type="string">
              <text:p text:style-name="P157"><text:a xlink:type="simple" xlink:href="#r36" text:style-name="Internet_20_link" text:visited-style-name="Visited_20_Internet_20_Link"><text:span text:style-name="Code2"><text:span text:style-name="T47">to</text:span></text:span></text:a><text:span text:style-name="Code2"><text:span text:style-name="T16">(Appendable out)</text:span></text:span></text:p>
              <text:p text:style-name="P158">Encode the object and append the result to an appendable.</text:p>
            </table:table-cell>
            <table:table-cell table:style-name="Table26.C3" office:value-type="string">
              <text:p text:style-name="P155"><text:span text:style-name="Page_20_Reference_20_Font"><text:span text:style-name="T16"><text:bookmark-ref text:reference-format="page" text:ref-name="r36">36</text:bookmark-ref></text:span></text:span></text:p>
            </table:table-cell>
          </table:table-row>
          <table:table-row table:style-name="Table26.1">
            <table:table-cell table:style-name="Table26.A3" office:value-type="string">
              <text:p text:style-name="P156"><text:span text:style-name="Code_20_Small1"><text:span text:style-name="T16">String</text:span></text:span></text:p>
            </table:table-cell>
            <table:table-cell table:style-name="Table26.A3" office:value-type="string">
              <text:p text:style-name="P157"><text:a xlink:type="simple" xlink:href="#r37" text:style-name="Internet_20_link" text:visited-style-name="Visited_20_Internet_20_Link"><text:span text:style-name="Code2"><text:span text:style-name="T47">toString</text:span></text:span></text:a><text:span text:style-name="Code2"><text:span text:style-name="T16">()</text:span></text:span></text:p>
              <text:p text:style-name="P158">Encode the object and return the result as a string.</text:p>
            </table:table-cell>
            <table:table-cell table:style-name="Table26.C3" office:value-type="string">
              <text:p text:style-name="P155"><text:span text:style-name="Page_20_Reference_20_Font"><text:span text:style-name="T16"><text:bookmark-ref text:reference-format="page" text:ref-name="r37">36</text:bookmark-ref></text:span></text:span></text:p>
            </table:table-cell>
          </table:table-row>
        </table:table>
        <text:p text:style-name="P172">Method Detail</text:p>
        <text:p text:style-name="P81"><text:bookmark text:name="r33"/>pretty</text:p>
        <text:p text:style-name="P118"><text:a xlink:type="simple" xlink:href="#r38" text:style-name="Internet_20_link" text:visited-style-name="Visited_20_Internet_20_Link"><text:span text:style-name="Code2"><text:span text:style-name="T45">Encoding</text:span></text:span></text:a><text:span text:style-name="Code2"> </text:span><text:span text:style-name="Code2"><text:span text:style-name="T41">pretty</text:span></text:span><text:span text:style-name="Code2">()</text:span></text:p>
        <text:p text:style-name="P141">Specify that the encoded output should be formatted to look 'pretty', which may make it easier for humans to read. If not specified, the encoded output should be formatted to be compact, so save space.</text:p>
        <text:p text:style-name="P144">Returns:</text:p>
        <text:p text:style-name="P161">This Encoding object to allow further invocations on it.</text:p>
        <text:p text:style-name="P162"/>
        <text:p text:style-name="P80"><text:bookmark text:name="r34"/>to</text:p>
        <text:p text:style-name="P118"><text:span text:style-name="Code2">void </text:span><text:span text:style-name="Code2"><text:span text:style-name="T41">to</text:span></text:span><text:span text:style-name="Code2">(OutputStream out)</text:span></text:p>
        <text:p text:style-name="P141">Use an output stream as the target of the encoding operation. UTF-8 will be used.</text:p>
        <text:p text:style-name="P144">Parameters:</text:p>
        <text:p text:style-name="P160"><text:span text:style-name="Code2">out</text:span><text:span text:style-name="Default_20_Paragraph_20_Font"><text:span text:style-name="T38"> - The output stream to use.</text:span></text:span></text:p>
        <text:p text:style-name="P162"/>
        <text:p text:style-name="P80"><text:bookmark text:name="r35"/>to</text:p>
        <text:p text:style-name="P118"><text:span text:style-name="Code2">void </text:span><text:span text:style-name="Code2"><text:span text:style-name="T41">to</text:span></text:span><text:span text:style-name="Code2">(OutputStream out,<text:line-break/>        Charset charset)</text:span></text:p>
        <text:p text:style-name="P141">Use an output stream as the target of the encoding operation.</text:p>
        <text:p text:style-name="P144">Parameters:</text:p>
        <text:p text:style-name="P160"><text:span text:style-name="Code2">out</text:span><text:span text:style-name="Default_20_Paragraph_20_Font"><text:span text:style-name="T38"> - The output stream to use.</text:span></text:span></text:p>
        <text:p text:style-name="P160"><text:span text:style-name="Code2">charset</text:span><text:span text:style-name="Default_20_Paragraph_20_Font"><text:span text:style-name="T38"> - The character set to use.</text:span></text:span></text:p>
        <text:p text:style-name="P162"><text:soft-page-break/></text:p>
        <text:p text:style-name="P80"><text:bookmark text:name="r36"/>to</text:p>
        <text:p text:style-name="P118"><text:span text:style-name="Code2">Appendable </text:span><text:span text:style-name="Code2"><text:span text:style-name="T41">to</text:span></text:span><text:span text:style-name="Code2">(Appendable out)</text:span></text:p>
        <text:p text:style-name="P141">Encode the object and append the result to an appendable.</text:p>
        <text:p text:style-name="P144">Parameters:</text:p>
        <text:p text:style-name="P160"><text:span text:style-name="Code2">out</text:span><text:span text:style-name="Default_20_Paragraph_20_Font"><text:span text:style-name="T38"> - The appendable object to use.</text:span></text:span></text:p>
        <text:p text:style-name="P144">Returns:</text:p>
        <text:p text:style-name="P161">The appendable object provided in, which allows further appends to it be done in a fluent programming style.</text:p>
        <text:p text:style-name="P162"/>
        <text:p text:style-name="P80"><text:bookmark text:name="r37"/>toString</text:p>
        <text:p text:style-name="P118"><text:span text:style-name="Code2">String </text:span><text:span text:style-name="Code2"><text:span text:style-name="T41">toString</text:span></text:span><text:span text:style-name="Code2">()</text:span></text:p>
        <text:p text:style-name="P141">Encode the object and return the result as a string.</text:p>
        <text:p text:style-name="P144">Overrides:</text:p>
        <text:p text:style-name="P160"><text:span text:style-name="Code2">toString</text:span><text:span text:style-name="Default_20_Paragraph_20_Font"><text:span text:style-name="T38"> in class </text:span></text:span><text:span text:style-name="Code2">Object</text:span></text:p>
        <text:p text:style-name="P144">Returns:</text:p>
        <text:p text:style-name="P161">The encoded object.</text:p>
        <text:p text:style-name="P103"><text:bookmark text:name="r44"/>Class Rule</text:p>
        <text:p text:style-name="P148"><text:a xlink:type="simple" xlink:href="#r3" text:style-name="Internet_20_link" text:visited-style-name="Visited_20_Internet_20_Link"><text:span text:style-name="T48">org.osgi.service.converter</text:span></text:a></text:p>
        <text:p text:style-name="P139"><text:span text:style-name="Code2">java.lang.Object</text:span></text:p>
        <text:p text:style-name="P118"><text:span text:style-name="Code2">  </text:span><text:span text:style-name="Code2"><draw:frame draw:style-name="fr3" text:anchor-type="as-char" svg:width="0.397cm" svg:height="0.37cm" draw:z-index="22"><draw:image xlink:href="Pictures/100002000000000F0000000E443DCD33.png" xlink:type="simple" xlink:show="embed" xlink:actuate="onLoad"/></draw:frame></text:span><text:span text:style-name="Code2"><text:span text:style-name="T41">org.osgi.service.converter.Rule</text:span></text:span></text:p>
        <text:p text:style-name="P149">Type Parameters:</text:p>
        <text:p text:style-name="P143"><text:bookmark text:name="r39"/><text:span text:style-name="Code2">F</text:span><text:span text:style-name="Default_20_Paragraph_20_Font"><text:span text:style-name="T38"> - The type to convert from.</text:span></text:span></text:p>
        <text:p text:style-name="P143"><text:bookmark text:name="r40"/><text:span text:style-name="Code2">T</text:span><text:span text:style-name="Default_20_Paragraph_20_Font"><text:span text:style-name="T38"> - The type to convert to.</text:span></text:span></text:p>
        <text:p text:style-name="P138"/>
        <text:p text:style-name="P150"><text:span text:style-name="Code2">public class </text:span><text:span text:style-name="Code2"><text:span text:style-name="T41">Rule</text:span></text:span></text:p>
        <text:p text:style-name="P118"><text:span text:style-name="Code2">extends Object</text:span></text:p>
        <text:p text:style-name="P112">A rule is a data entity can hold all the information needed to specify a custom conversion for use by an @{link Adapter}.</text:p>
        <text:p text:style-name="P151"/>
        <table:table table:name="Table28" table:style-name="Table28">
          <table:table-column table:style-name="Table28.A"/>
          <table:table-column table:style-name="Table28.B"/>
          <table:table-row table:style-name="Table28.1">
            <table:table-cell table:style-name="Table28.A1" office:value-type="string">
              <text:p text:style-name="P152"><text:span text:style-name="Summary_20_Heading_20_Font2"><text:span text:style-name="T16">Constructor Summary</text:span></text:span></text:p>
            </table:table-cell>
            <table:table-cell table:style-name="Table28.A1" office:value-type="string">
              <text:p text:style-name="P153"><text:span text:style-name="Page_20_Reference_20_Font"><text:span text:style-name="T23">Page</text:span></text:span></text:p>
            </table:table-cell>
          </table:table-row>
          <table:table-row table:style-name="Table28.1">
            <table:table-cell table:style-name="Table28.A2" office:value-type="string">
              <text:p text:style-name="P157"><text:a xlink:type="simple" xlink:href="#r41" text:style-name="Internet_20_link" text:visited-style-name="Visited_20_Internet_20_Link"><text:span text:style-name="Code2"><text:span text:style-name="T47">Rule</text:span></text:span></text:a><text:span text:style-name="Code2"><text:span text:style-name="T16">(Function&lt;</text:span></text:span><text:a xlink:type="simple" xlink:href="#r39" text:style-name="Internet_20_link" text:visited-style-name="Visited_20_Internet_20_Link"><text:span text:style-name="Code2"><text:span text:style-name="T45">F</text:span></text:span></text:a><text:span text:style-name="Code2"><text:span text:style-name="T16">,</text:span></text:span><text:a xlink:type="simple" xlink:href="#r40" text:style-name="Internet_20_link" text:visited-style-name="Visited_20_Internet_20_Link"><text:span text:style-name="Code2"><text:span text:style-name="T45">T</text:span></text:span></text:a><text:span text:style-name="Code2"><text:span text:style-name="T16">&gt; to, Function&lt;</text:span></text:span><text:a xlink:type="simple" xlink:href="#r40" text:style-name="Internet_20_link" text:visited-style-name="Visited_20_Internet_20_Link"><text:span text:style-name="Code2"><text:span text:style-name="T45">T</text:span></text:span></text:a><text:span text:style-name="Code2"><text:span text:style-name="T16">,</text:span></text:span><text:a xlink:type="simple" xlink:href="#r39" text:style-name="Internet_20_link" text:visited-style-name="Visited_20_Internet_20_Link"><text:span text:style-name="Code2"><text:span text:style-name="T45">F</text:span></text:span></text:a><text:span text:style-name="Code2"><text:span text:style-name="T16">&gt; from)</text:span></text:span></text:p>
              <text:p text:style-name="P158">Specify the functions to do the conversions in both directions.</text:p>
            </table:table-cell>
            <table:table-cell table:style-name="Table28.B2" office:value-type="string">
              <text:p text:style-name="P155"><text:span text:style-name="Page_20_Reference_20_Font"><text:span text:style-name="T16"><text:bookmark-ref text:reference-format="page" text:ref-name="r41">37</text:bookmark-ref></text:span></text:span></text:p>
            </table:table-cell>
          </table:table-row>
        </table:table>
        <text:p text:style-name="P111"/>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52"><text:span text:style-name="Summary_20_Heading_20_Font2"><text:span text:style-name="T16">Method Summary</text:span></text:span></text:p>
            </table:table-cell>
            <table:covered-table-cell/>
            <table:table-cell table:style-name="Table29.A1" office:value-type="string">
              <text:p text:style-name="P153"><text:span text:style-name="Page_20_Reference_20_Font"><text:span text:style-name="T23">Page</text:span></text:span></text:p>
            </table:table-cell>
          </table:table-row>
          <table:table-row table:style-name="Table29.1">
            <table:table-cell table:style-name="Table29.A2" office:value-type="string">
              <text:p text:style-name="P154"><text:span text:style-name="Code_20_Small1"><text:span text:style-name="T16">Function&lt;</text:span></text:span><text:a xlink:type="simple" xlink:href="#r40" text:style-name="Internet_20_link" text:visited-style-name="Visited_20_Internet_20_Link"><text:span text:style-name="Code_20_Small1"><text:span text:style-name="T45">T</text:span></text:span></text:a><text:span text:style-name="Code_20_Small1"><text:span text:style-name="T16">,</text:span></text:span><text:a xlink:type="simple" xlink:href="#r39" text:style-name="Internet_20_link" text:visited-style-name="Visited_20_Internet_20_Link"><text:span text:style-name="Code_20_Small1"><text:span text:style-name="T45">F</text:span></text:span></text:a><text:span text:style-name="Code_20_Small1"><text:span text:style-name="T16">&gt;</text:span></text:span></text:p>
            </table:table-cell>
            <table:table-cell table:style-name="Table29.A2" office:value-type="string">
              <text:p text:style-name="P157"><text:a xlink:type="simple" xlink:href="#r43" text:style-name="Internet_20_link" text:visited-style-name="Visited_20_Internet_20_Link"><text:span text:style-name="Code2"><text:span text:style-name="T47">getFromFunction</text:span></text:span></text:a><text:span text:style-name="Code2"><text:span text:style-name="T16">()</text:span></text:span></text:p>
              <text:p text:style-name="P158">Obtain the reverse conversion function.</text:p>
            </table:table-cell>
            <table:table-cell table:style-name="Table29.C2" office:value-type="string">
              <text:p text:style-name="P155"><text:span text:style-name="Page_20_Reference_20_Font"><text:span text:style-name="T16"><text:bookmark-ref text:reference-format="page" text:ref-name="r43">38</text:bookmark-ref></text:span></text:span></text:p>
            </table:table-cell>
          </table:table-row>
          <table:table-row table:style-name="Table29.1">
            <table:table-cell table:style-name="Table29.A3" office:value-type="string">
              <text:p text:style-name="P154"><text:span text:style-name="Code_20_Small1"><text:span text:style-name="T16">Function&lt;</text:span></text:span><text:a xlink:type="simple" xlink:href="#r39" text:style-name="Internet_20_link" text:visited-style-name="Visited_20_Internet_20_Link"><text:span text:style-name="Code_20_Small1"><text:span text:style-name="T45">F</text:span></text:span></text:a><text:span text:style-name="Code_20_Small1"><text:span text:style-name="T16">,</text:span></text:span><text:a xlink:type="simple" xlink:href="#r40" text:style-name="Internet_20_link" text:visited-style-name="Visited_20_Internet_20_Link"><text:span text:style-name="Code_20_Small1"><text:span text:style-name="T45">T</text:span></text:span></text:a><text:span text:style-name="Code_20_Small1"><text:span text:style-name="T16">&gt;</text:span></text:span></text:p>
            </table:table-cell>
            <table:table-cell table:style-name="Table29.A3" office:value-type="string">
              <text:p text:style-name="P157"><text:a xlink:type="simple" xlink:href="#r42" text:style-name="Internet_20_link" text:visited-style-name="Visited_20_Internet_20_Link"><text:span text:style-name="Code2"><text:span text:style-name="T47">getToFunction</text:span></text:span></text:a><text:span text:style-name="Code2"><text:span text:style-name="T16">()</text:span></text:span></text:p>
              <text:p text:style-name="P158">Obtain the conversion function.</text:p>
            </table:table-cell>
            <table:table-cell table:style-name="Table29.C3" office:value-type="string">
              <text:p text:style-name="P155"><text:span text:style-name="Page_20_Reference_20_Font"><text:span text:style-name="T16"><text:bookmark-ref text:reference-format="page" text:ref-name="r42">37</text:bookmark-ref></text:span></text:span></text:p>
            </table:table-cell>
          </table:table-row>
        </table:table>
        <text:p text:style-name="P172">Constructor Detail</text:p>
        <text:p text:style-name="P81"><text:bookmark text:name="r41"/>Rule</text:p>
        <text:p text:style-name="P118"><text:span text:style-name="Code2">public </text:span><text:span text:style-name="Code2"><text:span text:style-name="T41">Rule</text:span></text:span><text:span text:style-name="Code2">(Function&lt;</text:span><text:a xlink:type="simple" xlink:href="#r39" text:style-name="Internet_20_link" text:visited-style-name="Visited_20_Internet_20_Link"><text:span text:style-name="Code2"><text:span text:style-name="T45">F</text:span></text:span></text:a><text:span text:style-name="Code2">,</text:span><text:a xlink:type="simple" xlink:href="#r40" text:style-name="Internet_20_link" text:visited-style-name="Visited_20_Internet_20_Link"><text:span text:style-name="Code2"><text:span text:style-name="T45">T</text:span></text:span></text:a><text:span text:style-name="Code2">&gt; to,<text:line-break/>            Function&lt;</text:span><text:a xlink:type="simple" xlink:href="#r40" text:style-name="Internet_20_link" text:visited-style-name="Visited_20_Internet_20_Link"><text:span text:style-name="Code2"><text:span text:style-name="T45">T</text:span></text:span></text:a><text:span text:style-name="Code2">,</text:span><text:a xlink:type="simple" xlink:href="#r39" text:style-name="Internet_20_link" text:visited-style-name="Visited_20_Internet_20_Link"><text:span text:style-name="Code2"><text:span text:style-name="T45">F</text:span></text:span></text:a><text:span text:style-name="Code2">&gt; from)</text:span></text:p>
        <text:p text:style-name="P141">Specify the functions to do the conversions in both directions.</text:p>
        <text:p text:style-name="P144">Parameters:</text:p>
        <text:p text:style-name="P160"><text:span text:style-name="Code2">to</text:span><text:span text:style-name="Default_20_Paragraph_20_Font"><text:span text:style-name="T38"> - The function that performs the conversion.</text:span></text:span></text:p>
        <text:p text:style-name="P160"><text:span text:style-name="Code2">from</text:span><text:span text:style-name="Default_20_Paragraph_20_Font"><text:span text:style-name="T38"> - The function that performs the reverse conversion.</text:span></text:span></text:p>
        <text:p text:style-name="P172">Method Detail</text:p>
        <text:p text:style-name="P81"><text:bookmark text:name="r42"/>getToFunction</text:p>
        <text:p text:style-name="P118"><text:span text:style-name="Code2">public Function&lt;</text:span><text:a xlink:type="simple" xlink:href="#r39" text:style-name="Internet_20_link" text:visited-style-name="Visited_20_Internet_20_Link"><text:span text:style-name="Code2"><text:span text:style-name="T45">F</text:span></text:span></text:a><text:span text:style-name="Code2">,</text:span><text:a xlink:type="simple" xlink:href="#r40" text:style-name="Internet_20_link" text:visited-style-name="Visited_20_Internet_20_Link"><text:span text:style-name="Code2"><text:span text:style-name="T45">T</text:span></text:span></text:a><text:span text:style-name="Code2">&gt; </text:span><text:span text:style-name="Code2"><text:span text:style-name="T41">getToFunction</text:span></text:span><text:span text:style-name="Code2">()</text:span></text:p>
        <text:p text:style-name="P141">Obtain the conversion function.</text:p>
        <text:p text:style-name="P144">Returns:</text:p>
        <text:p text:style-name="P161">The conversion function.</text:p>
        <text:p text:style-name="P162"/>
        <text:p text:style-name="P80"><text:bookmark text:name="r43"/><text:soft-page-break/>getFromFunction</text:p>
        <text:p text:style-name="P118"><text:span text:style-name="Code2">public Function&lt;</text:span><text:a xlink:type="simple" xlink:href="#r40" text:style-name="Internet_20_link" text:visited-style-name="Visited_20_Internet_20_Link"><text:span text:style-name="Code2"><text:span text:style-name="T45">T</text:span></text:span></text:a><text:span text:style-name="Code2">,</text:span><text:a xlink:type="simple" xlink:href="#r39" text:style-name="Internet_20_link" text:visited-style-name="Visited_20_Internet_20_Link"><text:span text:style-name="Code2"><text:span text:style-name="T45">F</text:span></text:span></text:a><text:span text:style-name="Code2">&gt; </text:span><text:span text:style-name="Code2"><text:span text:style-name="T41">getFromFunction</text:span></text:span><text:span text:style-name="Code2">()</text:span></text:p>
        <text:p text:style-name="P141">Obtain the reverse conversion function.</text:p>
        <text:p text:style-name="P144">Returns:</text:p>
        <text:p text:style-name="P161">The reverse conversion function.</text:p>
        <text:p text:style-name="P104"><text:bookmark text:name="r48"/>Class TypeReference</text:p>
        <text:p text:style-name="P148"><text:a xlink:type="simple" xlink:href="#r3" text:style-name="Internet_20_link" text:visited-style-name="Visited_20_Internet_20_Link"><text:span text:style-name="T48">org.osgi.service.converter</text:span></text:a></text:p>
        <text:p text:style-name="P139"><text:span text:style-name="Code2">java.lang.Object</text:span></text:p>
        <text:p text:style-name="P118"><text:span text:style-name="Code2">  </text:span><text:span text:style-name="Code2"><draw:frame draw:style-name="fr3" draw:name="graphics2" text:anchor-type="as-char" svg:width="0.397cm" svg:height="0.37cm" draw:z-index="23"><draw:image xlink:href="Pictures/100002000000000F0000000E443DCD33.png" xlink:type="simple" xlink:show="embed" xlink:actuate="onLoad"/></draw:frame></text:span><text:span text:style-name="Code2"><text:span text:style-name="T41">org.osgi.service.converter.TypeReference</text:span></text:span></text:p>
        <text:p text:style-name="P149">Type Parameters:</text:p>
        <text:p text:style-name="P143"><text:bookmark text:name="r45"/><text:span text:style-name="Code2">T</text:span><text:span text:style-name="Default_20_Paragraph_20_Font"><text:span text:style-name="T38"> - The target type for the conversion.</text:span></text:span></text:p>
        <text:p text:style-name="P138"/>
        <text:p text:style-name="P150"><text:span text:style-name="Code2">public class </text:span><text:span text:style-name="Code2"><text:span text:style-name="T41">TypeReference</text:span></text:span></text:p>
        <text:p text:style-name="P118"><text:span text:style-name="Code2">extends Object</text:span></text:p>
        <text:p text:style-name="P164">An object does not carry any runtime information about its generic type. However sometimes it is necessary to specify a generic type, that is the purpose of this class. It allows you to specify an generic type by defining a type T, then subclassing it. The subclass will have a reference to the super class that contains this generic information. Through reflection, we pick this reference up and return it with the getType() call.</text:p>
        <text:p text:style-name="P165">  List result =<text:line-break/>      converter.convert(Arrays.asList(1,2,3)).<text:line-break/>          to(new TypeReference&lt;List&lt;String&gt;&gt;() {});</text:p>
        <text:p text:style-name="P166"/>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52"><text:span text:style-name="Summary_20_Heading_20_Font2"><text:span text:style-name="T16">Constructor Summary</text:span></text:span></text:p>
            </table:table-cell>
            <table:covered-table-cell/>
            <table:table-cell table:style-name="Table31.A1" office:value-type="string">
              <text:p text:style-name="P153"><text:span text:style-name="Page_20_Reference_20_Font"><text:span text:style-name="T23">Page</text:span></text:span></text:p>
            </table:table-cell>
          </table:table-row>
          <table:table-row table:style-name="Table31.1">
            <table:table-cell table:style-name="Table31.A2" office:value-type="string">
              <text:p text:style-name="P156"><text:span text:style-name="Code_20_Small1"><text:span text:style-name="T16">protected</text:span></text:span></text:p>
            </table:table-cell>
            <table:table-cell table:style-name="Table31.A2" office:value-type="string">
              <text:p text:style-name="P157"><text:a xlink:type="simple" xlink:href="#r46" text:style-name="Internet_20_link" text:visited-style-name="Visited_20_Internet_20_Link"><text:span text:style-name="Code2"><text:span text:style-name="T47">TypeReference</text:span></text:span></text:a><text:span text:style-name="Code2"><text:span text:style-name="T16">()</text:span></text:span></text:p>
              <text:p text:style-name="P159"><text:span text:style-name="T25">A </text:span><text:a xlink:type="simple" xlink:href="#r48" text:style-name="Internet_20_link" text:visited-style-name="Visited_20_Internet_20_Link"><text:span text:style-name="Code2"><text:span text:style-name="T45">TypeReference</text:span></text:span></text:a><text:span text:style-name="Default_20_Paragraph_20_Font"><text:span text:style-name="T25"> cannot be directly instantiated.</text:span></text:span></text:p>
            </table:table-cell>
            <table:table-cell table:style-name="Table31.C2" office:value-type="string">
              <text:p text:style-name="P155"><text:span text:style-name="Page_20_Reference_20_Font"><text:span text:style-name="T16"><text:bookmark-ref text:reference-format="page" text:ref-name="r46">39</text:bookmark-ref></text:span></text:span></text:p>
            </table:table-cell>
          </table:table-row>
        </table:table>
        <text:p text:style-name="P111"/>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52"><text:span text:style-name="Summary_20_Heading_20_Font2"><text:span text:style-name="T16">Method Summary</text:span></text:span></text:p>
            </table:table-cell>
            <table:covered-table-cell/>
            <table:table-cell table:style-name="Table32.A1" office:value-type="string">
              <text:p text:style-name="P153"><text:span text:style-name="Page_20_Reference_20_Font"><text:span text:style-name="T23">Page</text:span></text:span></text:p>
            </table:table-cell>
          </table:table-row>
          <table:table-row table:style-name="Table32.1">
            <table:table-cell table:style-name="Table32.A2" office:value-type="string">
              <text:p text:style-name="P156"><text:span text:style-name="Code_20_Small1"><text:span text:style-name="T16">Type</text:span></text:span></text:p>
            </table:table-cell>
            <table:table-cell table:style-name="Table32.A2" office:value-type="string">
              <text:p text:style-name="P157"><text:a xlink:type="simple" xlink:href="#r47" text:style-name="Internet_20_link" text:visited-style-name="Visited_20_Internet_20_Link"><text:span text:style-name="Code2"><text:span text:style-name="T47">getType</text:span></text:span></text:a><text:span text:style-name="Code2"><text:span text:style-name="T16">()</text:span></text:span></text:p>
              <text:p text:style-name="P158">Return the actual type of this Type Reference</text:p>
            </table:table-cell>
            <table:table-cell table:style-name="Table32.C2" office:value-type="string">
              <text:p text:style-name="P155"><text:span text:style-name="Page_20_Reference_20_Font"><text:span text:style-name="T16"><text:bookmark-ref text:reference-format="page" text:ref-name="r47">39</text:bookmark-ref></text:span></text:span></text:p>
            </table:table-cell>
          </table:table-row>
        </table:table>
        <text:p text:style-name="P172">Constructor Detail</text:p>
        <text:p text:style-name="P81"><text:bookmark text:name="r46"/>TypeReference</text:p>
        <text:p text:style-name="P118"><text:span text:style-name="Code2">protected </text:span><text:span text:style-name="Code2"><text:span text:style-name="T41">TypeReference</text:span></text:span><text:span text:style-name="Code2">()</text:span></text:p>
        <text:p text:style-name="P140"><text:span text:style-name="T38">A </text:span><text:a xlink:type="simple" xlink:href="#r48" text:style-name="Internet_20_link" text:visited-style-name="Visited_20_Internet_20_Link"><text:span text:style-name="Code2"><text:span text:style-name="T45">TypeReference</text:span></text:span></text:a><text:span text:style-name="Default_20_Paragraph_20_Font"><text:span text:style-name="T38"> cannot be directly instantiated. To use it it has to be extended, typically as an anonymous inner class.</text:span></text:span></text:p>
        <text:p text:style-name="P173">Method Detail</text:p>
        <text:p text:style-name="P81"><text:bookmark text:name="r47"/>getType</text:p>
        <text:p text:style-name="P118"><text:span text:style-name="Code2">public Type </text:span><text:span text:style-name="Code2"><text:span text:style-name="T41">getType</text:span></text:span><text:span text:style-name="Code2">()</text:span></text:p>
        <text:p text:style-name="P141">Return the actual type of this Type Reference</text:p>
        <text:p text:style-name="P144">Returns:</text:p>
        <text:p text:style-name="P161">the type of this reference.</text:p>
        <text:section text:style-name="Sect2" text:name="Section2">
          <text:p text:style-name="P167"><text:span text:style-name="T50">Java API documentation generated with </text:span><text:a xlink:type="simple" xlink:href="http://www.filigris.com/products/docflex_javadoc/#docflex-doclet" text:style-name="Internet_20_link" text:visited-style-name="Visited_20_Internet_20_Link"><text:span text:style-name="T49">DocFlex/Doclet</text:span></text:a><text:span text:style-name="Default_20_Paragraph_20_Font"><text:span text:style-name="T50"> v1.5.6</text:span></text:span></text:p>
          <text:p text:style-name="P113"><text:span text:style-name="T50">DocFlex/Doclet is both a multi-format Javadoc doclet and a free edition of </text:span><text:a xlink:type="simple" xlink:href="http://www.filigris.com/products/docflex_javadoc/" text:style-name="Internet_20_link" text:visited-style-name="Visited_20_Internet_20_Link"><text:span text:style-name="T49">DocFlex/Javadoc</text:span></text:a><text:span text:style-name="Default_20_Paragraph_20_Font"><text:span text:style-name="T50">.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49">www.docflex.com</text:span></text:span></text:a></text:p>
        </text:section>
      </text:section>
      <text:p text:style-name="P6"><text:soft-page-break/><text:span text:style-name="T33"/></text:p>
      <text:h text:style-name="P75" text:outline-level="1">Considered Alternatives</text:h>
      <text:p text:style-name="P38">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44">dest v / src -&gt;</text:p>
          </table:table-cell>
          <table:table-cell table:style-name="Table5.A1" office:value-type="string">
            <text:p text:style-name="P45">String</text:p>
          </table:table-cell>
          <table:table-cell table:style-name="Table5.A1" office:value-type="string">
            <text:p text:style-name="P47">Boxed</text:p>
          </table:table-cell>
          <table:table-cell table:style-name="Table5.A1" office:value-type="string">
            <text:p text:style-name="P47">primitive</text:p>
          </table:table-cell>
          <table:table-cell table:style-name="Table5.A1" office:value-type="string">
            <text:p text:style-name="P47">Object</text:p>
          </table:table-cell>
          <table:table-cell table:style-name="Table5.A1" office:value-type="string">
            <text:p text:style-name="P47">primitive[]</text:p>
          </table:table-cell>
          <table:table-cell table:style-name="Table5.A1" office:value-type="string">
            <text:p text:style-name="P47">Boxed[] </text:p>
          </table:table-cell>
          <table:table-cell table:style-name="Table5.A1" office:value-type="string">
            <text:p text:style-name="P47">collection&lt;?&gt;</text:p>
          </table:table-cell>
          <table:table-cell table:style-name="Table5.I1" office:value-type="string">
            <text:p text:style-name="P52">null</text:p>
          </table:table-cell>
        </table:table-row>
        <table:table-row>
          <table:table-cell table:style-name="Table5.A2" office:value-type="string">
            <text:p text:style-name="P45">String</text:p>
          </table:table-cell>
          <table:table-cell table:style-name="Table5.A2" office:value-type="string">
            <text:p text:style-name="P47">v</text:p>
          </table:table-cell>
          <table:table-cell table:style-name="Table5.A2" office:value-type="string">
            <text:p text:style-name="P45"><text:span text:style-name="T30">v</text:span>.toString()</text:p>
          </table:table-cell>
          <table:table-cell table:style-name="Table5.A2" office:value-type="string">
            <text:p text:style-name="P45">String.valueOf(<text:span text:style-name="T30">v</text:span>)</text:p>
          </table:table-cell>
          <table:table-cell table:style-name="Table5.A2" office:value-type="string">
            <text:p text:style-name="P45"><text:span text:style-name="T30">v</text:span>.toString()</text:p>
          </table:table-cell>
          <table:table-cell table:style-name="Table5.A2" office:value-type="string">
            <text:p text:style-name="P46">Arrays.toString(<text:span text:style-name="T30">v</text:span>)</text:p>
            <text:p text:style-name="P46">except for char[]: String.valueOf(<text:span text:style-name="T30">v</text:span>) </text:p>
          </table:table-cell>
          <table:table-cell table:style-name="Table5.A2" office:value-type="string">
            <text:p text:style-name="P45">Arrays.toString(<text:span text:style-name="T30">v</text:span>)</text:p>
          </table:table-cell>
          <table:table-cell table:style-name="Table5.A2" office:value-type="string">
            <text:p text:style-name="P45"><text:span text:style-name="T30">v</text:span>.toString()</text:p>
          </table:table-cell>
          <table:table-cell table:style-name="Table5.I2" office:value-type="string">
            <text:p text:style-name="P30">null</text:p>
          </table:table-cell>
        </table:table-row>
        <table:table-row>
          <table:table-cell table:style-name="Table5.A2" office:value-type="string">
            <text:p text:style-name="P45">String[]</text:p>
          </table:table-cell>
          <table:table-cell table:style-name="Table5.A2" office:value-type="string">
            <text:p text:style-name="P45">new String[] {<text:span text:style-name="T30">v</text:span>}</text:p>
          </table:table-cell>
          <table:table-cell table:style-name="Table5.A2" office:value-type="string">
            <text:p text:style-name="P46">new String[] {<text:span text:style-name="T30">v</text:span>.toString()}</text:p>
          </table:table-cell>
          <table:table-cell table:style-name="Table5.A2" office:value-type="string">
            <text:p text:style-name="P46">new String[] {String.valueOf(<text:span text:style-name="T30">v</text:span>)}</text:p>
          </table:table-cell>
          <table:table-cell table:style-name="Table5.A2" office:value-type="string">
            <text:p text:style-name="P45">if String[]: <text:span text:style-name="T30">v</text:span> </text:p>
            <text:p text:style-name="P45">otherwise:</text:p>
            <text:p text:style-name="P45">new String[] </text:p>
            <text:p text:style-name="P45">{<text:span text:style-name="T30">v.</text:span><text:span text:style-name="T28">toString()}</text:span></text:p>
          </table:table-cell>
          <table:table-cell table:style-name="Table5.A2" office:value-type="string">
            <text:p text:style-name="P45">Arrays.stream(<text:span text:style-name="T30">v</text:span>).</text:p>
            <text:p text:style-name="P45">mapToObj(</text:p>
            <text:p text:style-name="P45">String::valueOf)</text:p>
            <text:p text:style-name="P45">.toArray(</text:p>
            <text:p text:style-name="P45">String[]::new)</text:p>
          </table:table-cell>
          <table:table-cell table:style-name="Table5.A2" office:value-type="string">
            <text:p text:style-name="P45">Arrays.stream(v).</text:p>
            <text:p text:style-name="P45">map(</text:p>
            <text:p text:style-name="P45">String::valueOf).</text:p>
            <text:p text:style-name="P45">toArray(</text:p>
            <text:p text:style-name="P45">String[]::new)</text:p>
          </table:table-cell>
          <table:table-cell table:style-name="Table5.A2" office:value-type="string">
            <text:p text:style-name="P45"><text:span text:style-name="T30">v</text:span>.stream().map(</text:p>
            <text:p text:style-name="P45">String::valueOf).</text:p>
            <text:p text:style-name="P45">toArray(</text:p>
            <text:p text:style-name="P45">String[]::new)</text:p>
          </table:table-cell>
          <table:table-cell table:style-name="Table5.I2" office:value-type="string">
            <text:p text:style-name="P30">new String[]{}</text:p>
          </table:table-cell>
        </table:table-row>
        <table:table-row>
          <table:table-cell table:style-name="Table5.A2" office:value-type="string">
            <text:p text:style-name="P45">List&lt;String&gt;</text:p>
          </table:table-cell>
          <table:table-cell table:style-name="Table5.A2" office:value-type="string">
            <text:p text:style-name="P45">Collections.</text:p>
            <text:p text:style-name="P45">singletonList(<text:span text:style-name="T30">v</text:span>)</text:p>
          </table:table-cell>
          <table:table-cell table:style-name="Table5.A2" office:value-type="string">
            <text:p text:style-name="P46">Collections.</text:p>
            <text:p text:style-name="P46">singletonList(</text:p>
            <text:p text:style-name="P46"><text:s text:c="2"/>»String(<text:span text:style-name="T30">v</text:span>))</text:p>
          </table:table-cell>
          <table:table-cell table:style-name="Table5.A2" office:value-type="string">
            <text:p text:style-name="P46">Collections.</text:p>
            <text:p text:style-name="P46">singletonList(</text:p>
            <text:p text:style-name="P46"><text:s text:c="2"/>»String(<text:span text:style-name="T30">v</text:span>))</text:p>
          </table:table-cell>
          <table:table-cell table:style-name="Table5.A2" office:value-type="string">
            <text:p text:style-name="P46">Collections.</text:p>
            <text:p text:style-name="P46">singletonList(</text:p>
            <text:p text:style-name="P46"><text:s text:c="2"/>»String(<text:span text:style-name="T30">v</text:span>))</text:p>
          </table:table-cell>
          <table:table-cell table:style-name="Table5.A2" office:value-type="string">
            <text:p text:style-name="P45">Arrays.stream(<text:span text:style-name="T30">v</text:span>).</text:p>
            <text:p text:style-name="P45">mapToObj(</text:p>
            <text:p text:style-name="P45">String::valueOf).</text:p>
            <text:p text:style-name="P45">collect(toList())</text:p>
          </table:table-cell>
          <table:table-cell table:style-name="Table5.A2" office:value-type="string">
            <text:p text:style-name="P45">Arrays.stream(<text:span text:style-name="T30">v</text:span>).</text:p>
            <text:p text:style-name="P45">map(</text:p>
            <text:p text:style-name="P45">String::valueOf).</text:p>
            <text:p text:style-name="P45">collect(toList())</text:p>
          </table:table-cell>
          <table:table-cell table:style-name="Table5.A2" office:value-type="string">
            <text:p text:style-name="P45"><text:span text:style-name="T30">v</text:span><text:span text:style-name="T28">.stream().map(</text:span></text:p>
            <text:p text:style-name="P48">String::valueOf).</text:p>
            <text:p text:style-name="P48">collect(toList())</text:p>
          </table:table-cell>
          <table:table-cell table:style-name="Table5.I2" office:value-type="string">
            <text:p text:style-name="P30">Collections.</text:p>
            <text:p text:style-name="P30">emptyList()</text:p>
          </table:table-cell>
        </table:table-row>
        <table:table-row>
          <table:table-cell table:style-name="Table5.A2" office:value-type="string">
            <text:p text:style-name="P45">Set&lt;String&gt;</text:p>
          </table:table-cell>
          <table:table-cell table:style-name="Table5.A2" office:value-type="string">
            <text:p text:style-name="P45">Collections.</text:p>
            <text:p text:style-name="P45">singleton(v)</text:p>
          </table:table-cell>
          <table:table-cell table:style-name="Table5.A2" office:value-type="string">
            <text:p text:style-name="P46">Collections.</text:p>
            <text:p text:style-name="P46">singleton(</text:p>
            <text:p text:style-name="P46"><text:s text:c="2"/>»String(<text:span text:style-name="T30">v</text:span>))</text:p>
          </table:table-cell>
          <table:table-cell table:style-name="Table5.A2" office:value-type="string">
            <text:p text:style-name="P46">Collections.</text:p>
            <text:p text:style-name="P46">singleton(</text:p>
            <text:p text:style-name="P46"><text:s text:c="2"/>»String(<text:span text:style-name="T30">v</text:span>))</text:p>
          </table:table-cell>
          <table:table-cell table:style-name="Table5.A2" office:value-type="string">
            <text:p text:style-name="P46">Collections.</text:p>
            <text:p text:style-name="P46">singleton(</text:p>
            <text:p text:style-name="P46"><text:s text:c="2"/>»String(<text:span text:style-name="T30">v</text:span>))</text:p>
          </table:table-cell>
          <table:table-cell table:style-name="Table5.A2" office:value-type="string">
            <text:p text:style-name="P45">Arrays.stream(<text:span text:style-name="T30">v</text:span>).</text:p>
            <text:p text:style-name="P45">mapToObj(</text:p>
            <text:p text:style-name="P45">String::valueOf).</text:p>
            <text:p text:style-name="P45">collect(toSet())</text:p>
          </table:table-cell>
          <table:table-cell table:style-name="Table5.A2" office:value-type="string">
            <text:p text:style-name="P45">Arrays.stream(<text:span text:style-name="T30">v</text:span>).</text:p>
            <text:p text:style-name="P45">map(</text:p>
            <text:p text:style-name="P45">String::valueOf).</text:p>
            <text:p text:style-name="P45">collect(toSet())</text:p>
          </table:table-cell>
          <table:table-cell table:style-name="Table5.A2" office:value-type="string">
            <text:p text:style-name="P45"><text:span text:style-name="T30">v</text:span><text:span text:style-name="T28">.stream().map(</text:span></text:p>
            <text:p text:style-name="P48">String::valueOf).</text:p>
            <text:p text:style-name="P48">collect(toSet())</text:p>
          </table:table-cell>
          <table:table-cell table:style-name="Table5.I2" office:value-type="string">
            <text:p text:style-name="P30">Collections.</text:p>
            <text:p text:style-name="P30">emptySet()</text:p>
          </table:table-cell>
        </table:table-row>
        <table:table-row>
          <table:table-cell table:style-name="Table5.A2" office:value-type="string">
            <text:p text:style-name="P45">Collection&lt;String&gt;</text:p>
          </table:table-cell>
          <table:table-cell table:style-name="Table5.A2" office:value-type="string">
            <text:p text:style-name="P47">pick either list or set</text:p>
          </table:table-cell>
          <table:table-cell table:style-name="Table5.A2" office:value-type="string">
            <text:p text:style-name="P46"/>
          </table:table-cell>
          <table:table-cell table:style-name="Table5.A2" office:value-type="string">
            <text:p text:style-name="P46"/>
          </table:table-cell>
          <table:table-cell table:style-name="Table5.A2" office:value-type="string">
            <text:p text:style-name="P45"/>
          </table:table-cell>
          <table:table-cell table:style-name="Table5.A2" office:value-type="string">
            <text:p text:style-name="P45"/>
          </table:table-cell>
          <table:table-cell table:style-name="Table5.A2" office:value-type="string">
            <text:p text:style-name="P45"/>
          </table:table-cell>
          <table:table-cell table:style-name="Table5.A2" office:value-type="string">
            <text:p text:style-name="P51"/>
          </table:table-cell>
          <table:table-cell table:style-name="Table5.I2" office:value-type="string">
            <text:p text:style-name="P30"/>
          </table:table-cell>
        </table:table-row>
        <table:table-row>
          <table:table-cell table:style-name="Table5.A2" office:value-type="string">
            <text:p text:style-name="P45">int </text:p>
          </table:table-cell>
          <table:table-cell table:style-name="Table5.A2" office:value-type="string">
            <text:p text:style-name="P48">Integer.parseInt(<text:span text:style-name="T30">v</text:span>)</text:p>
          </table:table-cell>
          <table:table-cell table:style-name="Table5.A2" office:value-type="string">
            <text:p text:style-name="P46"><text:span text:style-name="T30">v</text:span>.intValue()</text:p>
          </table:table-cell>
          <table:table-cell table:style-name="Table5.A2" office:value-type="string">
            <text:p text:style-name="P46">if int: <text:span text:style-name="T30">v</text:span></text:p>
            <text:p text:style-name="P49">otherwise:</text:p>
            <text:p text:style-name="P49">(int) <text:span text:style-name="T30">v</text:span></text:p>
          </table:table-cell>
          <table:table-cell table:style-name="Table5.A2" office:value-type="string">
            <text:p text:style-name="P50">»int(v.toString())</text:p>
            <text:p text:style-name="P45"/>
          </table:table-cell>
          <table:table-cell table:style-name="Table5.A2" office:value-type="string">
            <text:p text:style-name="P45">if <text:span text:style-name="T30">v</text:span>.length == 0: </text:p>
            <text:p text:style-name="P45">0</text:p>
            <text:p text:style-name="P45">otherwise:</text:p>
            <text:p text:style-name="P45">»int(<text:span text:style-name="T30">v</text:span>[0])</text:p>
          </table:table-cell>
          <table:table-cell table:style-name="Table5.A2" office:value-type="string">
            <text:p text:style-name="P45">if <text:span text:style-name="T30">v</text:span>.length == 0: </text:p>
            <text:p text:style-name="P45">0</text:p>
            <text:p text:style-name="P45">otherwise:</text:p>
            <text:p text:style-name="P45">»int(<text:span text:style-name="T30">v</text:span>[0])</text:p>
          </table:table-cell>
          <table:table-cell table:style-name="Table5.A2" office:value-type="string">
            <text:p text:style-name="P45">if <text:span text:style-name="T30">v</text:span>.size() == 0:</text:p>
            <text:p text:style-name="P45">0</text:p>
            <text:p text:style-name="P45">otherwise:</text:p>
            <text:p text:style-name="P45">»int(<text:span text:style-name="T30">v</text:span>.iterator().</text:p>
            <text:p text:style-name="P45">next())</text:p>
          </table:table-cell>
          <table:table-cell table:style-name="Table5.I7" office:value-type="float" office:value="0">
            <text:p text:style-name="P30">0</text:p>
          </table:table-cell>
        </table:table-row>
        <table:table-row>
          <table:table-cell table:style-name="Table5.A2" office:value-type="string">
            <text:p text:style-name="P45">boolean</text:p>
          </table:table-cell>
          <table:table-cell table:style-name="Table5.A2" office:value-type="string">
            <text:p text:style-name="P48">Boolean.valueOf(<text:span text:style-name="T30">v</text:span>)</text:p>
          </table:table-cell>
          <table:table-cell table:style-name="Table5.A2" office:value-type="string">
            <text:p text:style-name="P46">if Boolean: <text:span text:style-name="T30">v.</text:span><text:span text:style-name="T28">booleanValue()</text:span></text:p>
            <text:p text:style-name="P49">otherwise:</text:p>
            <text:p text:style-name="P49">»int(<text:span text:style-name="T30">v</text:span>) != 0 </text:p>
          </table:table-cell>
          <table:table-cell table:style-name="Table5.A2" office:value-type="string">
            <text:p text:style-name="P46">if boolean: <text:span text:style-name="T30">v</text:span></text:p>
            <text:p text:style-name="P49">otherwise:</text:p>
            <text:p text:style-name="P49">»int(<text:span text:style-name="T30">v</text:span>) != 0 </text:p>
          </table:table-cell>
          <table:table-cell table:style-name="Table5.A2" office:value-type="string">
            <text:p text:style-name="P50">»boolean(</text:p>
            <text:p text:style-name="P50">v.toString())</text:p>
            <text:p text:style-name="P45"/>
          </table:table-cell>
          <table:table-cell table:style-name="Table5.A2" office:value-type="string">
            <text:p text:style-name="P45">if <text:span text:style-name="T30">v</text:span>.length == 0:</text:p>
            <text:p text:style-name="P45">false</text:p>
            <text:p text:style-name="P45">otherwise:</text:p>
            <text:p text:style-name="P45">»boolean(<text:span text:style-name="T30">v</text:span>[0])</text:p>
          </table:table-cell>
          <table:table-cell table:style-name="Table5.A2" office:value-type="string">
            <text:p text:style-name="P45">if <text:span text:style-name="T30">v</text:span>.length == 0:</text:p>
            <text:p text:style-name="P45">false</text:p>
            <text:p text:style-name="P45">otherwise:</text:p>
            <text:p text:style-name="P45">»boolean(<text:span text:style-name="T30">v</text:span>[0])</text:p>
          </table:table-cell>
          <table:table-cell table:style-name="Table5.A2" office:value-type="string">
            <text:p text:style-name="P45">if <text:span text:style-name="T30">v</text:span>.size() == 0:</text:p>
            <text:p text:style-name="P45">false</text:p>
            <text:p text:style-name="P45">otherwise:</text:p>
            <text:p text:style-name="P45">»boolean(<text:span text:style-name="T30">v.</text:span></text:p>
            <text:p text:style-name="P48">iterator().next())</text:p>
          </table:table-cell>
          <table:table-cell table:style-name="Table5.I2" office:value-type="string">
            <text:p text:style-name="P30">false</text:p>
          </table:table-cell>
        </table:table-row>
        <table:table-row>
          <table:table-cell table:style-name="Table5.A2" office:value-type="string">
            <text:p text:style-name="P45">char</text:p>
          </table:table-cell>
          <table:table-cell table:style-name="Table5.A2" office:value-type="string">
            <text:p text:style-name="P48"><text:span text:style-name="T30">v</text:span>.length() &gt; 0 ? <text:span text:style-name="T30">v</text:span>.charAt(0) : 0</text:p>
          </table:table-cell>
          <table:table-cell table:style-name="Table5.A2" office:value-type="string">
            <text:p text:style-name="P46">(char) <text:span text:style-name="T30">v</text:span>. <text:span text:style-name="T30">number</text:span>Value()</text:p>
          </table:table-cell>
          <table:table-cell table:style-name="Table5.A2" office:value-type="string">
            <text:p text:style-name="P46">(char) <text:span text:style-name="T30">v</text:span></text:p>
          </table:table-cell>
          <table:table-cell table:style-name="Table5.A2" office:value-type="string">
            <text:p text:style-name="P50">»char(v.toString())</text:p>
            <text:p text:style-name="P45"/>
          </table:table-cell>
          <table:table-cell table:style-name="Table5.A2" office:value-type="string">
            <text:p text:style-name="P45">if <text:span text:style-name="T30">v</text:span>.length == 0:</text:p>
            <text:p text:style-name="P45">0</text:p>
            <text:p text:style-name="P45">otherwise:</text:p>
            <text:p text:style-name="P45">»char(<text:span text:style-name="T30">v</text:span>[0])</text:p>
          </table:table-cell>
          <table:table-cell table:style-name="Table5.A2" office:value-type="string">
            <text:p text:style-name="P45">if <text:span text:style-name="T30">v</text:span>.length == 0:</text:p>
            <text:p text:style-name="P45">0</text:p>
            <text:p text:style-name="P45">otherwise:</text:p>
            <text:p text:style-name="P45">»char(<text:span text:style-name="T30">v</text:span>[0])</text:p>
          </table:table-cell>
          <table:table-cell table:style-name="Table5.A2" office:value-type="string">
            <text:p text:style-name="P45">if <text:span text:style-name="T30">v</text:span>.size() == 0:</text:p>
            <text:p text:style-name="P45">0</text:p>
            <text:p text:style-name="P45">otherwise:</text:p>
            <text:p text:style-name="P45">»char(<text:span text:style-name="T30">v.</text:span><text:span text:style-name="T28">iterator().</text:span></text:p>
            <text:p text:style-name="P45"><text:span text:style-name="T28">next()</text:span>)</text:p>
          </table:table-cell>
          <table:table-cell table:style-name="Table5.I7" office:value-type="float" office:value="0">
            <text:p text:style-name="P30">0</text:p>
          </table:table-cell>
        </table:table-row>
        <table:table-row>
          <table:table-cell table:style-name="Table5.A2" office:value-type="string">
            <text:p text:style-name="P45">byte</text:p>
          </table:table-cell>
          <table:table-cell table:style-name="Table5.A2" office:value-type="string">
            <text:p text:style-name="P48"><text:span text:style-name="T30">v</text:span>.getBytes()[0] or 0 if no bytes in array.</text:p>
          </table:table-cell>
          <table:table-cell table:style-name="Table5.A2" office:value-type="string">
            <text:p text:style-name="P46"><text:span text:style-name="T28">(byte) </text:span><text:span text:style-name="T30">v</text:span>.int<text:span text:style-name="T28">Va</text:span>lue()</text:p>
          </table:table-cell>
          <table:table-cell table:style-name="Table5.A2" office:value-type="string">
            <text:p text:style-name="P46">(byte) <text:span text:style-name="T30">v</text:span></text:p>
          </table:table-cell>
          <table:table-cell table:style-name="Table5.A2" office:value-type="string">
            <text:p text:style-name="P50">»byte(v.toString())</text:p>
            <text:p text:style-name="P45"/>
          </table:table-cell>
          <table:table-cell table:style-name="Table5.A2" office:value-type="string">
            <text:p text:style-name="P45">if <text:span text:style-name="T30">v</text:span>.length == 0:</text:p>
            <text:p text:style-name="P45">0</text:p>
            <text:p text:style-name="P45">otherwise:</text:p>
            <text:p text:style-name="P45">»char(<text:span text:style-name="T30">v</text:span>[0])</text:p>
          </table:table-cell>
          <table:table-cell table:style-name="Table5.A2" office:value-type="string">
            <text:p text:style-name="P45">if <text:span text:style-name="T30">v</text:span>.length == 0:</text:p>
            <text:p text:style-name="P45">0</text:p>
            <text:p text:style-name="P45">otherwise:</text:p>
            <text:p text:style-name="P45">»char(<text:span text:style-name="T30">v</text:span>[0])</text:p>
          </table:table-cell>
          <table:table-cell table:style-name="Table5.A2" office:value-type="string">
            <text:p text:style-name="P45">if <text:span text:style-name="T30">v</text:span>.size() == 0:</text:p>
            <text:p text:style-name="P45">0</text:p>
            <text:p text:style-name="P45">otherwise:</text:p>
            <text:p text:style-name="P45">»byte(<text:span text:style-name="T30">v</text:span><text:span text:style-name="T28">.iterator().</text:span></text:p>
            <text:p text:style-name="P45"><text:span text:style-name="T28">next()</text:span>)</text:p>
          </table:table-cell>
          <table:table-cell table:style-name="Table5.I7" office:value-type="float" office:value="0">
            <text:p text:style-name="P30">0</text:p>
          </table:table-cell>
        </table:table-row>
        <text:soft-page-break/>
        <table:table-row>
          <table:table-cell table:style-name="Table5.A2" office:value-type="string">
            <text:p text:style-name="P45">short</text:p>
          </table:table-cell>
          <table:table-cell table:style-name="Table5.A2" office:value-type="string">
            <text:p text:style-name="P48"/>
          </table:table-cell>
          <table:table-cell table:style-name="Table5.A2" office:value-type="string">
            <text:p text:style-name="P46"/>
          </table:table-cell>
          <table:table-cell table:style-name="Table5.A2" office:value-type="string">
            <text:p text:style-name="P46"/>
          </table:table-cell>
          <table:table-cell table:style-name="Table5.A2" office:value-type="string">
            <text:p text:style-name="P45"/>
          </table:table-cell>
          <table:table-cell table:style-name="Table5.A2" office:value-type="string">
            <text:p text:style-name="P45"/>
          </table:table-cell>
          <table:table-cell table:style-name="Table5.A2" office:value-type="string">
            <text:p text:style-name="P45"/>
          </table:table-cell>
          <table:table-cell table:style-name="Table5.A2" office:value-type="string">
            <text:p text:style-name="P45"/>
          </table:table-cell>
          <table:table-cell table:style-name="Table5.I2" office:value-type="string">
            <text:p text:style-name="P30"/>
          </table:table-cell>
        </table:table-row>
        <table:table-row>
          <table:table-cell table:style-name="Table5.A2" office:value-type="string">
            <text:p text:style-name="P45">float</text:p>
          </table:table-cell>
          <table:table-cell table:style-name="Table5.A2" office:value-type="string">
            <text:p text:style-name="P48"/>
          </table:table-cell>
          <table:table-cell table:style-name="Table5.A2" office:value-type="string">
            <text:p text:style-name="P46"/>
          </table:table-cell>
          <table:table-cell table:style-name="Table5.A2" office:value-type="string">
            <text:p text:style-name="P46"/>
          </table:table-cell>
          <table:table-cell table:style-name="Table5.A2" office:value-type="string">
            <text:p text:style-name="P45"/>
          </table:table-cell>
          <table:table-cell table:style-name="Table5.A2" office:value-type="string">
            <text:p text:style-name="P45"/>
          </table:table-cell>
          <table:table-cell table:style-name="Table5.A2" office:value-type="string">
            <text:p text:style-name="P45"/>
          </table:table-cell>
          <table:table-cell table:style-name="Table5.A2" office:value-type="string">
            <text:p text:style-name="P45"/>
          </table:table-cell>
          <table:table-cell table:style-name="Table5.I2" office:value-type="string">
            <text:p text:style-name="P30"/>
          </table:table-cell>
        </table:table-row>
        <table:table-row>
          <table:table-cell table:style-name="Table5.A2" office:value-type="string">
            <text:p text:style-name="P45">double</text:p>
          </table:table-cell>
          <table:table-cell table:style-name="Table5.A2" office:value-type="string">
            <text:p text:style-name="P48">Double.</text:p>
            <text:p text:style-name="P48">parseDouble(<text:span text:style-name="T30">v</text:span>)</text:p>
          </table:table-cell>
          <table:table-cell table:style-name="Table5.A2" office:value-type="string">
            <text:p text:style-name="P46">v.doubleValue()</text:p>
          </table:table-cell>
          <table:table-cell table:style-name="Table5.A2" office:value-type="string">
            <text:p text:style-name="P46">(double) <text:span text:style-name="T30">v</text:span></text:p>
          </table:table-cell>
          <table:table-cell table:style-name="Table5.A2" office:value-type="string">
            <text:p text:style-name="P45">Double.</text:p>
            <text:p text:style-name="P45">parseDouble(</text:p>
            <text:p text:style-name="P45"><text:span text:style-name="T30">v</text:span>.toString())</text:p>
          </table:table-cell>
          <table:table-cell table:style-name="Table5.A2" office:value-type="string">
            <text:p text:style-name="P45">if <text:span text:style-name="T30">v</text:span>.length == 0:</text:p>
            <text:p text:style-name="P45">0.0</text:p>
            <text:p text:style-name="P45">otherwise:</text:p>
            <text:p text:style-name="P45">»double(<text:span text:style-name="T30">v</text:span>[0])</text:p>
          </table:table-cell>
          <table:table-cell table:style-name="Table5.A2" office:value-type="string">
            <text:p text:style-name="P45">if <text:span text:style-name="T30">v</text:span>.length == 0:</text:p>
            <text:p text:style-name="P45">0.0</text:p>
            <text:p text:style-name="P45">otherwise:</text:p>
            <text:p text:style-name="P45">»double(<text:span text:style-name="T30">v</text:span>[0])</text:p>
          </table:table-cell>
          <table:table-cell table:style-name="Table5.A2" office:value-type="string">
            <text:p text:style-name="P45">if <text:span text:style-name="T30">v</text:span>.size() == 0:</text:p>
            <text:p text:style-name="P45">0.0</text:p>
            <text:p text:style-name="P45">otherwise:</text:p>
            <text:p text:style-name="P45">»double(<text:span text:style-name="T30">v.</text:span></text:p>
            <text:p text:style-name="P48">iterator().next())</text:p>
          </table:table-cell>
          <table:table-cell table:style-name="Table5.I7" office:value-type="float" office:value="0">
            <text:p text:style-name="P30">0</text:p>
          </table:table-cell>
        </table:table-row>
        <table:table-row>
          <table:table-cell table:style-name="Table5.A2" office:value-type="string">
            <text:p text:style-name="P45">int[]</text:p>
          </table:table-cell>
          <table:table-cell table:style-name="Table5.A2" office:value-type="string">
            <text:p text:style-name="P48">new int[] {»int(<text:span text:style-name="T30">v</text:span>)}</text:p>
          </table:table-cell>
          <table:table-cell table:style-name="Table5.A2" office:value-type="string">
            <text:p text:style-name="P46">new int[] {»int(<text:span text:style-name="T30">v</text:span><text:span text:style-name="T28">)}</text:span></text:p>
          </table:table-cell>
          <table:table-cell table:style-name="Table5.A2" office:value-type="string">
            <text:p text:style-name="P46">new int[] {»int(<text:span text:style-name="T30">v</text:span><text:span text:style-name="T28">)}</text:span></text:p>
          </table:table-cell>
          <table:table-cell table:style-name="Table5.A2" office:value-type="string">
            <text:p text:style-name="P46">new int[] {»int(<text:span text:style-name="T30">v</text:span><text:span text:style-name="T28">)}</text:span></text:p>
          </table:table-cell>
          <table:table-cell table:style-name="Table5.A2" office:value-type="string">
            <text:p text:style-name="P45">Arrays.stream(<text:span text:style-name="T30">v</text:span>).</text:p>
            <text:p text:style-name="P45">mapToInt(</text:p>
            <text:p text:style-name="P45">l -&gt; ((<text:span text:style-name="T30">Boxed</text:span>) l).</text:p>
            <text:p text:style-name="P45">intValue()).</text:p>
            <text:p text:style-name="P45">toArray()</text:p>
          </table:table-cell>
          <table:table-cell table:style-name="Table5.A2" office:value-type="string">
            <text:p text:style-name="P45">Arrays.stream(<text:span text:style-name="T30">v</text:span>).</text:p>
            <text:p text:style-name="P45">mapToInt(</text:p>
            <text:p text:style-name="P45"><text:span text:style-name="T30">Boxed</text:span>::intValue).</text:p>
            <text:p text:style-name="P45">toArray();</text:p>
          </table:table-cell>
          <table:table-cell table:style-name="Table5.A2" office:value-type="string">
            <text:p text:style-name="P45"><text:span text:style-name="T30">v</text:span><text:span text:style-name="T28">.stream().</text:span></text:p>
            <text:p text:style-name="P48">mapToInt(</text:p>
            <text:p text:style-name="P48">x → »int(x)).</text:p>
            <text:p text:style-name="P48">toArray()</text:p>
          </table:table-cell>
          <table:table-cell table:style-name="Table5.I2" office:value-type="string">
            <text:p text:style-name="P30">new int[]{}</text:p>
          </table:table-cell>
        </table:table-row>
        <table:table-row>
          <table:table-cell table:style-name="Table5.A2" office:value-type="string">
            <text:p text:style-name="P45">List&lt;Integer&gt;</text:p>
          </table:table-cell>
          <table:table-cell table:style-name="Table5.A2" office:value-type="string">
            <text:p text:style-name="P48">Collections.</text:p>
            <text:p text:style-name="P48">singletonList(</text:p>
            <text:p text:style-name="P48">»int(<text:span text:style-name="T30">v</text:span>));</text:p>
          </table:table-cell>
          <table:table-cell table:style-name="Table5.A2" office:value-type="string">
            <text:p text:style-name="P48">Collections.</text:p>
            <text:p text:style-name="P48">singletonList(</text:p>
            <text:p text:style-name="P49">»int(<text:span text:style-name="T30">v</text:span>));</text:p>
          </table:table-cell>
          <table:table-cell table:style-name="Table5.A2" office:value-type="string">
            <text:p text:style-name="P48">Collections.</text:p>
            <text:p text:style-name="P48">singletonList(</text:p>
            <text:p text:style-name="P49">»int(<text:span text:style-name="T30">v</text:span>));</text:p>
          </table:table-cell>
          <table:table-cell table:style-name="Table5.A2" office:value-type="string">
            <text:p text:style-name="P48">Collections.</text:p>
            <text:p text:style-name="P48">singletonList(</text:p>
            <text:p text:style-name="P48">»int(<text:span text:style-name="T30">v</text:span>));</text:p>
          </table:table-cell>
          <table:table-cell table:style-name="Table5.A2" office:value-type="string">
            <text:p text:style-name="P45">Arrays.stream(<text:span text:style-name="T30">v</text:span>).</text:p>
            <text:p text:style-name="P45">mapToObj(</text:p>
            <text:p text:style-name="P45"><text:span text:style-name="T30">Boxed</text:span>::valueOf).</text:p>
            <text:p text:style-name="P45">collect(toList());</text:p>
          </table:table-cell>
          <table:table-cell table:style-name="Table5.A2" office:value-type="string">
            <text:p text:style-name="P45">Arrays.stream(<text:span text:style-name="T30">v</text:span>).</text:p>
            <text:p text:style-name="P45">map(</text:p>
            <text:p text:style-name="P45"><text:span text:style-name="T30">Boxed</text:span>::intValue).</text:p>
            <text:p text:style-name="P45">collect(toList());</text:p>
          </table:table-cell>
          <table:table-cell table:style-name="Table5.A2" office:value-type="string">
            <text:p text:style-name="P45"><text:span text:style-name="T30">v</text:span>.stream().</text:p>
            <text:p text:style-name="P45">map(</text:p>
            <text:p text:style-name="P48">x → »int(x)).</text:p>
            <text:p text:style-name="P45">collect(toList());</text:p>
          </table:table-cell>
          <table:table-cell table:style-name="Table5.I2" office:value-type="string">
            <text:p text:style-name="P30">Collections.</text:p>
            <text:p text:style-name="P30">emptyList()</text:p>
          </table:table-cell>
        </table:table-row>
        <table:table-row>
          <table:table-cell table:style-name="Table5.A2" office:value-type="string">
            <text:p text:style-name="P45">Boolean</text:p>
          </table:table-cell>
          <table:table-cell table:style-name="Table5.A2" office:value-type="string">
            <text:p text:style-name="P48">Boolean.valueOf(<text:span text:style-name="T30">v</text:span>)</text:p>
          </table:table-cell>
          <table:table-cell table:style-name="Table5.A2" office:value-type="string">
            <text:p text:style-name="P46">if Boolean: <text:span text:style-name="T30">v</text:span></text:p>
            <text:p text:style-name="P49">otherwise:</text:p>
            <text:p text:style-name="P49">»int(<text:span text:style-name="T30">v</text:span>) != 0 </text:p>
          </table:table-cell>
          <table:table-cell table:style-name="Table5.A2" office:value-type="string">
            <text:p text:style-name="P46">if boolean: Boolean.valueOf(<text:span text:style-name="T30">v)</text:span></text:p>
            <text:p text:style-name="P49">otherwise:</text:p>
            <text:p text:style-name="P49">»int(<text:span text:style-name="T30">v</text:span>) != 0 </text:p>
          </table:table-cell>
          <table:table-cell table:style-name="Table5.A2" office:value-type="string">
            <text:p text:style-name="P50">»Boolean(</text:p>
            <text:p text:style-name="P50">v.toString())</text:p>
            <text:p text:style-name="P45"/>
          </table:table-cell>
          <table:table-cell table:style-name="Table5.A2" office:value-type="string">
            <text:p text:style-name="P45">if <text:span text:style-name="T30">v</text:span>.length == 0:</text:p>
            <text:p text:style-name="P45">FALSE</text:p>
            <text:p text:style-name="P45">otherwise:</text:p>
            <text:p text:style-name="P45">»Boolean(<text:span text:style-name="T30">v</text:span>[0])</text:p>
          </table:table-cell>
          <table:table-cell table:style-name="Table5.A2" office:value-type="string">
            <text:p text:style-name="P45">if <text:span text:style-name="T30">v</text:span>.length == 0:</text:p>
            <text:p text:style-name="P45">FALSE</text:p>
            <text:p text:style-name="P45">otherwise:</text:p>
            <text:p text:style-name="P45">»Boolean(<text:span text:style-name="T30">v</text:span>[0])</text:p>
          </table:table-cell>
          <table:table-cell table:style-name="Table5.A2" office:value-type="string">
            <text:p text:style-name="P45">if <text:span text:style-name="T30">v</text:span>.size() == 0:</text:p>
            <text:p text:style-name="P45">FALSE</text:p>
            <text:p text:style-name="P45">otherwise:</text:p>
            <text:p text:style-name="P45">»Boolean(<text:span text:style-name="T30">v.</text:span></text:p>
            <text:p text:style-name="P48">iterator().next())</text:p>
          </table:table-cell>
          <table:table-cell table:style-name="Table5.I2" office:value-type="string">
            <text:p text:style-name="P30">null</text:p>
          </table:table-cell>
        </table:table-row>
        <table:table-row>
          <table:table-cell table:style-name="Table5.A2" office:value-type="string">
            <text:p text:style-name="P47">other Boxed types</text:p>
          </table:table-cell>
          <table:table-cell table:style-name="Table5.A2" office:value-type="string">
            <text:p text:style-name="P48"/>
          </table:table-cell>
          <table:table-cell table:style-name="Table5.A2" office:value-type="string">
            <text:p text:style-name="P46"/>
          </table:table-cell>
          <table:table-cell table:style-name="Table5.A2" office:value-type="string">
            <text:p text:style-name="P46"/>
          </table:table-cell>
          <table:table-cell table:style-name="Table5.A2" office:value-type="string">
            <text:p text:style-name="P45"/>
          </table:table-cell>
          <table:table-cell table:style-name="Table5.A2" office:value-type="string">
            <text:p text:style-name="P45"/>
          </table:table-cell>
          <table:table-cell table:style-name="Table5.A2" office:value-type="string">
            <text:p text:style-name="P45"/>
          </table:table-cell>
          <table:table-cell table:style-name="Table5.A2" office:value-type="string">
            <text:p text:style-name="P45"/>
          </table:table-cell>
          <table:table-cell table:style-name="Table5.I2" office:value-type="string">
            <text:p text:style-name="P52"/>
          </table:table-cell>
        </table:table-row>
      </table:table>
      <text:h text:style-name="Heading_20_4" text:outline-level="4" text:is-list-header="true"/>
      <text:p text:style-name="Body">Identity conversion (source can be assigned to target <text:span text:style-name="T18">→</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38"/>
      <text:h text:style-name="P75" text:outline-level="1"><text:soft-page-break/>Security Considerations</text:h>
      <text:p text:style-name="P38">Description of all known vulnerabilities this may either introduce or address as well as scenarios of how the weaknesses could be circumvented.</text:p>
      <text:h text:style-name="P75" text:outline-level="1">Document Support</text:h>
      <text:h text:style-name="P168" text:outline-level="2">References</text:h>
      <text:list xml:id="list7181919467103184949" text:style-name="WW8Num3">
        <text:list-item>
          <text:p text:style-name="P74"><text:bookmark-start text:name="_Ref493020620"/>Bradner, S., Key words for use in RFCs to Indicate Requirement Levels, RFC2119, March 1997.<text:bookmark-end text:name="_Ref493020620"/></text:p>
        </text:list-item>
        <text:list-item>
          <text:p text:style-name="P74">Software Requirements &amp; Specifications. Michael Jackson. ISBN 0-201-87712-0</text:p>
        </text:list-item>
      </text:list>
      <text:p text:style-name="P21"/>
      <text:p text:style-name="P11"><text:span text:style-name="T34">Add references simply by adding new items. You can then cross-refer to them by chosing &lt;Insert&gt;&lt;Cross Reference&gt;&lt;Numbered Item&gt; and then selecting the paragraph. </text:span><text:span text:style-name="T35">STATIC REFERENCES (I.E. BODGED) ARE NOT ACCEPTABLE, SOMEONE WILL HAVE TO UPDATE THEM LATER, SO DO IT PROPERLY NOW.</text:span></text:p>
      <text:h text:style-name="P168" text:outline-level="2">Author’s Address</text:h>
      <text:p text:style-name="P11"/>
      <table:table table:name="Table4" table:style-name="Table4">
        <table:table-column table:style-name="Table4.A"/>
        <table:table-column table:style-name="Table4.B"/>
        <table:table-row table:style-name="Table4.1">
          <table:table-cell table:style-name="Table4.A1" office:value-type="string">
            <text:p text:style-name="P59">Name</text:p>
          </table:table-cell>
          <table:table-cell table:style-name="Table4.B1" office:value-type="string">
            <text:p text:style-name="P59">Peter Kriens</text:p>
          </table:table-cell>
        </table:table-row>
        <table:table-row table:style-name="Table4.1">
          <table:table-cell table:style-name="Table4.A1" office:value-type="string">
            <text:p text:style-name="P59">Company</text:p>
          </table:table-cell>
          <table:table-cell table:style-name="Table4.B1" office:value-type="string">
            <text:p text:style-name="P59">aQute</text:p>
          </table:table-cell>
        </table:table-row>
        <table:table-row table:style-name="Table4.1">
          <table:table-cell table:style-name="Table4.A1" office:value-type="string">
            <text:p text:style-name="P59">Address</text:p>
          </table:table-cell>
          <table:table-cell table:style-name="Table4.B1" office:value-type="string">
            <text:p text:style-name="P59">9c, Avenue St. Drezery</text:p>
          </table:table-cell>
        </table:table-row>
        <table:table-row table:style-name="Table4.1">
          <table:table-cell table:style-name="Table4.A1" office:value-type="string">
            <text:p text:style-name="P59">Voice</text:p>
          </table:table-cell>
          <table:table-cell table:style-name="Table4.B1" office:value-type="string">
            <text:p text:style-name="P59">+33 467542167</text:p>
          </table:table-cell>
        </table:table-row>
        <table:table-row table:style-name="Table4.1">
          <table:table-cell table:style-name="Table4.A1" office:value-type="string">
            <text:p text:style-name="P63">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63"/>
          </table:table-cell>
          <table:table-cell table:style-name="Table4.B6" office:value-type="string">
            <text:p text:style-name="P63"/>
          </table:table-cell>
        </table:table-row>
      </table:table>
      <text:p text:style-name="P21"/>
      <text:p text:style-name="P21"/>
      <table:table table:name="Table2" table:style-name="Table2">
        <table:table-column table:style-name="Table2.A"/>
        <table:table-column table:style-name="Table2.B"/>
        <table:table-row table:style-name="Table2.1">
          <table:table-cell table:style-name="Table2.A1" office:value-type="string">
            <text:p text:style-name="P58">Name</text:p>
          </table:table-cell>
          <table:table-cell table:style-name="Table2.B1" office:value-type="string">
            <text:p text:style-name="P58">David Bosschaert</text:p>
          </table:table-cell>
        </table:table-row>
        <table:table-row table:style-name="Table2.1">
          <table:table-cell table:style-name="Table2.A1" office:value-type="string">
            <text:p text:style-name="P58">Company</text:p>
          </table:table-cell>
          <table:table-cell table:style-name="Table2.B1" office:value-type="string">
            <text:p text:style-name="P58">Adobe Systems</text:p>
          </table:table-cell>
        </table:table-row>
        <table:table-row table:style-name="Table2.1">
          <table:table-cell table:style-name="Table2.A1" office:value-type="string">
            <text:p text:style-name="P58">Address</text:p>
          </table:table-cell>
          <table:table-cell table:style-name="Table2.B1" office:value-type="string">
            <text:p text:style-name="P58"/>
          </table:table-cell>
        </table:table-row>
        <table:table-row table:style-name="Table2.1">
          <table:table-cell table:style-name="Table2.A1" office:value-type="string">
            <text:p text:style-name="P58">Voice</text:p>
          </table:table-cell>
          <table:table-cell table:style-name="Table2.B1" office:value-type="string">
            <text:p text:style-name="P58"/>
          </table:table-cell>
        </table:table-row>
        <table:table-row table:style-name="Table2.1">
          <table:table-cell table:style-name="Table2.A1" office:value-type="string">
            <text:p text:style-name="P62">e-mail</text:p>
          </table:table-cell>
          <table:table-cell table:style-name="Table2.B1" office:value-type="string">
            <text:p text:style-name="P62">bosschae@adobe.com</text:p>
          </table:table-cell>
        </table:table-row>
      </table:table>
      <text:p text:style-name="P11"/>
      <text:p text:style-name="P11"/>
      <table:table table:name="Table3" table:style-name="Table3">
        <table:table-column table:style-name="Table3.A"/>
        <table:table-column table:style-name="Table3.B"/>
        <text:soft-page-break/>
        <table:table-row table:style-name="Table3.1">
          <table:table-cell table:style-name="Table3.A1" office:value-type="string">
            <text:p text:style-name="P58">Name</text:p>
          </table:table-cell>
          <table:table-cell table:style-name="Table3.B1" office:value-type="string">
            <text:p text:style-name="P58"/>
          </table:table-cell>
        </table:table-row>
        <table:table-row table:style-name="Table3.1">
          <table:table-cell table:style-name="Table3.A1" office:value-type="string">
            <text:p text:style-name="P58">Company</text:p>
          </table:table-cell>
          <table:table-cell table:style-name="Table3.B1" office:value-type="string">
            <text:p text:style-name="P58"/>
          </table:table-cell>
        </table:table-row>
        <table:table-row table:style-name="Table3.1">
          <table:table-cell table:style-name="Table3.A1" office:value-type="string">
            <text:p text:style-name="P58">Address</text:p>
          </table:table-cell>
          <table:table-cell table:style-name="Table3.B1" office:value-type="string">
            <text:p text:style-name="P58"/>
          </table:table-cell>
        </table:table-row>
        <table:table-row table:style-name="Table3.1">
          <table:table-cell table:style-name="Table3.A1" office:value-type="string">
            <text:p text:style-name="P58">Voice</text:p>
          </table:table-cell>
          <table:table-cell table:style-name="Table3.B1" office:value-type="string">
            <text:p text:style-name="P58"/>
          </table:table-cell>
        </table:table-row>
        <table:table-row table:style-name="Table3.1">
          <table:table-cell table:style-name="Table3.A1" office:value-type="string">
            <text:p text:style-name="P62">e-mail</text:p>
          </table:table-cell>
          <table:table-cell table:style-name="Table3.B1" office:value-type="string">
            <text:p text:style-name="P62"/>
          </table:table-cell>
        </table:table-row>
      </table:table>
      <text:p text:style-name="P21"/>
      <text:h text:style-name="P168" text:outline-level="2">Acronyms and Abbreviations</text:h>
      <text:p text:style-name="P11"/>
      <text:h text:style-name="P168"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1" style:family="table" style:master-page-name="">
      <style:table-properties style:width="18.008cm" style:page-number="auto"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4" style:family="table" style:master-page-name="">
      <style:table-properties style:width="18.008cm" style:page-number="auto"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7" style:family="table" style:master-page-name="">
      <style:table-properties style:width="18.008cm" style:page-number="auto"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19" style:family="table" style:master-page-name="">
      <style:table-properties style:width="18.008cm" style:page-number="auto"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master-page-name="">
      <style:table-properties style:width="18.008cm" style:page-number="auto"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3" style:family="table" style:master-page-name="">
      <style:table-properties style:width="18.008cm" style:page-number="auto"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master-page-name="">
      <style:table-properties style:width="18.008cm" style:page-number="auto"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7" style:family="table" style:master-page-name="">
      <style:table-properties style:width="18.008cm" style:page-number="auto"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30" style:family="table" style:master-page-name="">
      <style:table-properties style:width="18.008cm" style:page-number="auto" fo:break-before="auto" fo:break-after="auto" table:align="left" style:writing-mode="lr-tb"/>
    </style:style>
    <style:style style:name="Table30.A" style:family="table-column">
      <style:table-column-properties style:column-width="14.06cm"/>
    </style:style>
    <style:style style:name="Table30.B" style:family="table-column">
      <style:table-column-properties style:column-width="3.948cm"/>
    </style:style>
    <style:style style:name="Table30.1" style:family="table-row">
      <style:table-row-properties style:keep-together="true" fo:keep-together="auto"/>
    </style:style>
    <style:style style:name="Table30.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bottom="0.917cm" style:dynamic-spacing="true"/>
      </style:header-style>
      <style:footer-style>
        <style:header-footer-properties fo:min-height="1.016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328612BC.png" xlink:type="simple" xlink:show="embed" xlink:actuate="onLoad"/></draw:frame><text:tab/><text:user-defined style:data-style-name="N0" text:name="RFC Title">RFC 215 - Object Conversion</text:user-defined><text:tab/>Page <text:page-number text:select-page="current">24</text:page-number> of <text:page-count style:num-format="1">43</text:page-count></text:p>
        <text:p text:style-name="Header"/>
        <text:p text:style-name="Header"><text:tab/>Draft<text:tab/> <text:modification-date style:data-style-name="N76">April 4,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style:master-page style:name="Convert_20_1" style:display-name="Convert 1" style:page-layout-name="Mpm3">
      <style:header>
        <text:p text:style-name="MP2">Package org.osgi.service.converter</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4/4/16</text:p>
            </table:table-cell>
            <table:table-cell table:style-name="Table11.A1" office:value-type="string">
              <text:p text:style-name="MP4"><text:span text:style-name="Zeichenformat">Page </text:span><text:span text:style-name="Zeichenformat"><text:page-number style:num-format="1" text:select-page="current">25</text:page-number></text:span><text:span text:style-name="Zeichenformat"> of </text:span><text:span text:style-name="Zeichenformat"><text:page-count style:num-format="1">43</text:page-count></text:span></text:p>
            </table:table-cell>
          </table:table-row>
        </table:table>
      </style:footer>
    </style:master-page>
    <style:master-page style:name="Convert_20_2" style:display-name="Convert 2" style:page-layout-name="Mpm3">
      <style:header>
        <text:p text:style-name="MP2">Interface Adapt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4/4/16</text:p>
            </table:table-cell>
            <table:table-cell table:style-name="Table14.A1" office:value-type="string">
              <text:p text:style-name="MP4"><text:span text:style-name="Zeichenformat">Page </text:span><text:span text:style-name="Zeichenformat"><text:page-number style:num-format="1" text:select-page="current">27</text:page-number></text:span><text:span text:style-name="Zeichenformat"> of </text:span><text:span text:style-name="Zeichenformat"><text:page-count style:num-format="1">43</text:page-count></text:span></text:p>
            </table:table-cell>
          </table:table-row>
        </table:table>
      </style:footer>
    </style:master-page>
    <style:master-page style:name="Convert_20_3" style:display-name="Convert 3" style:page-layout-name="Mpm3">
      <style:header>
        <text:p text:style-name="MP2">Interface Codec</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4/16</text:p>
            </table:table-cell>
            <table:table-cell table:style-name="Table17.A1" office:value-type="string">
              <text:p text:style-name="MP4"><text:span text:style-name="Zeichenformat">Page </text:span><text:span text:style-name="Zeichenformat"><text:page-number style:num-format="1" text:select-page="current">29</text:page-number></text:span><text:span text:style-name="Zeichenformat"> of </text:span><text:span text:style-name="Zeichenformat"><text:page-count style:num-format="1">43</text:page-count></text:span></text:p>
            </table:table-cell>
          </table:table-row>
        </table:table>
      </style:footer>
    </style:master-page>
    <style:master-page style:name="Convert_20_4" style:display-name="Convert 4" style:page-layout-name="Mpm3">
      <style:header>
        <text:p text:style-name="MP2">Interface Converter</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4/16</text:p>
            </table:table-cell>
            <table:table-cell table:style-name="Table19.A1" office:value-type="string">
              <text:p text:style-name="MP4"><text:span text:style-name="Zeichenformat">Page </text:span><text:span text:style-name="Zeichenformat"><text:page-number style:num-format="1" text:select-page="current">30</text:page-number></text:span><text:span text:style-name="Zeichenformat"> of </text:span><text:span text:style-name="Zeichenformat"><text:page-count style:num-format="1">43</text:page-count></text:span></text:p>
            </table:table-cell>
          </table:table-row>
        </table:table>
      </style:footer>
    </style:master-page>
    <style:master-page style:name="Convert_20_5" style:display-name="Convert 5" style:page-layout-name="Mpm3">
      <style:header>
        <text:p text:style-name="MP2">Interface Converting</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4/4/16</text:p>
            </table:table-cell>
            <table:table-cell table:style-name="Table21.A1" office:value-type="string">
              <text:p text:style-name="MP4"><text:span text:style-name="Zeichenformat">Page </text:span><text:span text:style-name="Zeichenformat"><text:page-number style:num-format="1" text:select-page="current">32</text:page-number></text:span><text:span text:style-name="Zeichenformat"> of </text:span><text:span text:style-name="Zeichenformat"><text:page-count style:num-format="1">43</text:page-count></text:span></text:p>
            </table:table-cell>
          </table:table-row>
        </table:table>
      </style:footer>
    </style:master-page>
    <style:master-page style:name="Convert_20_6" style:display-name="Convert 6" style:page-layout-name="Mpm3">
      <style:header>
        <text:p text:style-name="MP2">Interface Decoding</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4/4/16</text:p>
            </table:table-cell>
            <table:table-cell table:style-name="Table23.A1" office:value-type="string">
              <text:p text:style-name="MP4"><text:span text:style-name="Zeichenformat">Page </text:span><text:span text:style-name="Zeichenformat"><text:page-number style:num-format="1" text:select-page="current">34</text:page-number></text:span><text:span text:style-name="Zeichenformat"> of </text:span><text:span text:style-name="Zeichenformat"><text:page-count style:num-format="1">43</text:page-count></text:span></text:p>
            </table:table-cell>
          </table:table-row>
        </table:table>
      </style:footer>
    </style:master-page>
    <style:master-page style:name="Convert_20_7" style:display-name="Convert 7" style:page-layout-name="Mpm3">
      <style:header>
        <text:p text:style-name="MP2">Interface Encoding</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4/4/16</text:p>
            </table:table-cell>
            <table:table-cell table:style-name="Table25.A1" office:value-type="string">
              <text:p text:style-name="MP4"><text:span text:style-name="Zeichenformat">Page </text:span><text:span text:style-name="Zeichenformat"><text:page-number style:num-format="1" text:select-page="current">36</text:page-number></text:span><text:span text:style-name="Zeichenformat"> of </text:span><text:span text:style-name="Zeichenformat"><text:page-count style:num-format="1">43</text:page-count></text:span></text:p>
            </table:table-cell>
          </table:table-row>
        </table:table>
      </style:footer>
    </style:master-page>
    <style:master-page style:name="Convert_20_8" style:display-name="Convert 8" style:page-layout-name="Mpm3">
      <style:header>
        <text:p text:style-name="MP2">Class Rul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4/16</text:p>
            </table:table-cell>
            <table:table-cell table:style-name="Table27.A1" office:value-type="string">
              <text:p text:style-name="MP4"><text:span text:style-name="Zeichenformat">Page </text:span><text:span text:style-name="Zeichenformat"><text:page-number style:num-format="1" text:select-page="current">38</text:page-number></text:span><text:span text:style-name="Zeichenformat"> of </text:span><text:span text:style-name="Zeichenformat"><text:page-count style:num-format="1">43</text:page-count></text:span></text:p>
            </table:table-cell>
          </table:table-row>
        </table:table>
      </style:footer>
    </style:master-page>
    <style:master-page style:name="Convert_20_9" style:display-name="Convert 9" style:page-layout-name="Mpm3">
      <style:header>
        <text:p text:style-name="MP2">Class TypeReference</text:p>
      </style:header>
      <style:footer>
        <table:table table:name="Table30" table:style-name="Table30">
          <table:table-column table:style-name="Table30.A"/>
          <table:table-column table:style-name="Table30.B"/>
          <table:table-row table:style-name="Table30.1">
            <table:table-cell table:style-name="Table30.A1" office:value-type="string">
              <text:p text:style-name="MP3">OSGi Javadoc -- 4/4/16</text:p>
            </table:table-cell>
            <table:table-cell table:style-name="Table30.A1" office:value-type="string">
              <text:p text:style-name="MP4"><text:span text:style-name="Zeichenformat">Page </text:span><text:span text:style-name="Zeichenformat"><text:page-number style:num-format="1" text:select-page="current">43</text:page-number></text:span><text:span text:style-name="Zeichenformat"> of </text:span><text:span text:style-name="Zeichenformat"><text:page-count style:num-format="1">43</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673</meta:editing-cycles>
    <meta:editing-duration>P2DT4M20S</meta:editing-duration>
    <meta:initial-creator>David Bosschaert</meta:initial-creator>
    <dc:date>2016-04-04T21:44:32</dc:date>
    <dc:creator>David Bosschaert</dc:creator>
    <meta:printed-by>David Bosschaert</meta:printed-by>
    <meta:print-date>2016-01-04T12:43:51</meta:print-date>
    <meta:document-statistic meta:table-count="32" meta:image-count="4" meta:object-count="0" meta:page-count="43" meta:paragraph-count="1353" meta:word-count="9364" meta:character-count="60966"/>
    <meta:user-defined meta:name="Info"/>
    <meta:user-defined meta:name="Info 3"/>
    <meta:user-defined meta:name="Info 4"/>
    <meta:user-defined meta:name="RFC Title">RFC 215 - Object Conversion</meta:user-defined>
  </office:meta>
</office:document-meta>
</file>